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1" svg:font-family="'Liberation Serif'"/>
    <style:font-face style:name="Calibri" svg:font-family="Calibri" style:font-family-generic="swiss"/>
    <style:font-face style:name="Liberation Mono" svg:font-family="'Liberation Mono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70.84pt"/>
    </style:style>
    <style:style style:name="co4" style:family="table-column">
      <style:table-column-properties fo:break-before="auto" style:column-width="57.91pt"/>
    </style:style>
    <style:style style:name="co5" style:family="table-column">
      <style:table-column-properties fo:break-before="auto" style:column-width="122.66pt"/>
    </style:style>
    <style:style style:name="co6" style:family="table-column">
      <style:table-column-properties fo:break-before="auto" style:column-width="74.86pt"/>
    </style:style>
    <style:style style:name="co7" style:family="table-column">
      <style:table-column-properties fo:break-before="auto" style:column-width="95.16pt"/>
    </style:style>
    <style:style style:name="co8" style:family="table-column">
      <style:table-column-properties fo:break-before="auto" style:column-width="90.31pt"/>
    </style:style>
    <style:style style:name="co9" style:family="table-column">
      <style:table-column-properties fo:break-before="auto" style:column-width="69.76pt"/>
    </style:style>
    <style:style style:name="co10" style:family="table-column">
      <style:table-column-properties fo:break-before="auto" style:column-width="78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5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202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3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A22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10" style:family="table-cell" style:parent-style-name="Default" style:data-style-name="N0"/>
    <style:style style:name="ce12" style:family="table-cell" style:parent-style-name="Default" style:data-style-name="N0">
      <style:table-cell-properties fo:background-color="transparent"/>
      <style:text-properties fo:color="#000000"/>
    </style:style>
    <style:style style:name="ce14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>
      <style:map style:condition="cell-content()=&quot;out of limits&quot;" style:apply-style-name="cf1" style:base-cell-address="Sheet1.B14"/>
    </style:style>
    <style:style style:name="ce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D14"/>
    </style:style>
    <style:style style:name="ce16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D16"/>
    </style:style>
    <style:style style:name="ce17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D22"/>
    </style:style>
    <style:style style:name="ce36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D14"/>
    </style:style>
    <style:style style:name="ce37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D16"/>
    </style:style>
    <style:style style:name="ce38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E22"/>
    </style:style>
    <style:style style:name="ce39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F22"/>
    </style:style>
    <style:style style:name="ce40" style:family="table-cell" style:parent-style-name="Default">
      <style:table-cell-properties fo:background-color="transparent" style:rotation-align="none"/>
      <style:text-properties style:use-window-font-color="true" fo:font-weight="normal" style:font-weight-asian="normal" style:font-weight-complex="normal"/>
      <style:map style:condition="cell-content()=&quot;out of limits&quot;" style:apply-style-name="ConditionalStyle_5f_1" style:base-cell-address="Sheet1.G7"/>
    </style:style>
    <style:style style:name="ce41" style:family="table-cell" style:parent-style-name="Default">
      <style:table-cell-properties fo:background-color="transparent" style:rotation-align="none"/>
      <style:text-properties fo:color="#000000" fo:font-weight="normal" style:font-weight-asian="normal" style:font-weight-complex="normal"/>
      <style:map style:condition="cell-content()=&quot;out of limits&quot;" style:apply-style-name="ConditionalStyle_5f_1" style:base-cell-address="Sheet1.G7"/>
    </style:style>
    <style:style style:name="ce42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G11"/>
    </style:style>
    <style:style style:name="ce43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G13"/>
    </style:style>
    <style:style style:name="ce44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G14"/>
    </style:style>
    <style:style style:name="ce45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G15"/>
    </style:style>
    <style:style style:name="ce46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G16"/>
    </style:style>
    <style:style style:name="ce47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G18"/>
    </style:style>
    <style:style style:name="ce48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G21"/>
    </style:style>
    <style:style style:name="ce50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G22"/>
    </style:style>
    <style:style style:name="ce51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G27"/>
    </style:style>
    <style:style style:name="ce5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cell-content()=&quot;out of limits&quot;" style:apply-style-name="ConditionalStyle_5f_1" style:base-cell-address="Sheet1.H7"/>
    </style:style>
    <style:style style:name="ce53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H13"/>
    </style:style>
    <style:style style:name="ce59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H14"/>
    </style:style>
    <style:style style:name="ce62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H15"/>
    </style:style>
    <style:style style:name="ce64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H16"/>
    </style:style>
    <style:style style:name="ce7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out of limits&quot;" style:apply-style-name="ConditionalStyle_5f_1" style:base-cell-address="Sheet1.H18"/>
    </style:style>
    <style:style style:name="ce7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out of limits&quot;" style:apply-style-name="ConditionalStyle_5f_1" style:base-cell-address="Sheet1.H21"/>
    </style:style>
    <style:style style:name="ce74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H22"/>
    </style:style>
    <style:style style:name="ce7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out of limits&quot;" style:apply-style-name="ConditionalStyle_5f_1" style:base-cell-address="Sheet1.H27"/>
    </style:style>
    <style:style style:name="ce83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I22"/>
    </style:style>
    <style:style style:name="ce84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J22"/>
    </style:style>
    <style:style style:name="ce85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K8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rotation-align="none"/>
    </style:style>
    <style:style style:name="ce91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K13"/>
    </style:style>
    <style:style style:name="ce93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K14"/>
    </style:style>
    <style:style style:name="ce94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K15"/>
    </style:style>
    <style:style style:name="ce95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K16"/>
    </style:style>
    <style:style style:name="ce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out of limits&quot;" style:apply-style-name="ConditionalStyle_5f_1" style:base-cell-address="Sheet1.K18"/>
    </style:style>
    <style:style style:name="ce9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out of limits&quot;" style:apply-style-name="ConditionalStyle_5f_1" style:base-cell-address="Sheet1.K21"/>
    </style:style>
    <style:style style:name="ce98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K22"/>
    </style:style>
    <style:style style:name="ce9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out of limits&quot;" style:apply-style-name="ConditionalStyle_5f_1" style:base-cell-address="Sheet1.K27"/>
    </style:style>
    <style:style style:name="ce100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L11"/>
    </style:style>
    <style:style style:name="ce101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L22"/>
    </style:style>
    <style:style style:name="ce102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M22"/>
    </style:style>
    <style:style style:name="ce103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N14"/>
    </style:style>
    <style:style style:name="ce104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N22"/>
    </style:style>
    <style:style style:name="ce87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map style:condition="cell-content()=&quot;out of limits&quot;" style:apply-style-name="ConditionalStyle_5f_1" style:base-cell-address="Sheet1.O16"/>
    </style:style>
    <style:style style:name="ce10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map style:condition="cell-content()=&quot;out of limits&quot;" style:apply-style-name="ConditionalStyle_5f_1" style:base-cell-address="Sheet1.O18"/>
    </style:style>
    <style:style style:name="ce109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O22"/>
    </style:style>
    <style:style style:name="ce11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O28"/>
    </style:style>
    <style:style style:name="ce11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O29"/>
    </style:style>
    <style:style style:name="ce18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O36"/>
    </style:style>
    <style:style style:name="ce1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O37"/>
    </style:style>
    <style:style style:name="ce1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O38"/>
    </style:style>
    <style:style style:name="ce1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O39"/>
    </style:style>
    <style:style style:name="ce1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O40"/>
    </style:style>
    <style:style style:name="ce1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O41"/>
    </style:style>
    <style:style style:name="ce1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O42"/>
    </style:style>
    <style:style style:name="ce12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O43"/>
    </style:style>
    <style:style style:name="ce1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O44"/>
    </style:style>
    <style:style style:name="ce1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O45"/>
    </style:style>
    <style:style style:name="ce1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O46"/>
    </style:style>
    <style:style style:name="ce1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O47"/>
    </style:style>
    <style:style style:name="ce1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O48"/>
    </style:style>
    <style:style style:name="ce1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O49"/>
    </style:style>
    <style:style style:name="ce13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O52"/>
    </style:style>
    <style:style style:name="ce13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O53"/>
    </style:style>
    <style:style style:name="ce13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O54"/>
    </style:style>
    <style:style style:name="ce13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O55"/>
    </style:style>
    <style:style style:name="ce117" style:family="table-cell" style:parent-style-name="Default"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map style:condition="cell-content()=&quot;out of limits&quot;" style:apply-style-name="ConditionalStyle_5f_1" style:base-cell-address="Sheet1.P16"/>
    </style:style>
    <style:style style:name="ce138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P22"/>
    </style:style>
    <style:style style:name="ce13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P28"/>
    </style:style>
    <style:style style:name="ce14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P29"/>
    </style:style>
    <style:style style:name="ce14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P34"/>
    </style:style>
    <style:style style:name="ce1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P36"/>
    </style:style>
    <style:style style:name="ce1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P37"/>
    </style:style>
    <style:style style:name="ce1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P38"/>
    </style:style>
    <style:style style:name="ce1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P39"/>
    </style:style>
    <style:style style:name="ce1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P40"/>
    </style:style>
    <style:style style:name="ce1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P41"/>
    </style:style>
    <style:style style:name="ce1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P42"/>
    </style:style>
    <style:style style:name="ce15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P43"/>
    </style:style>
    <style:style style:name="ce1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P44"/>
    </style:style>
    <style:style style:name="ce1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P45"/>
    </style:style>
    <style:style style:name="ce1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P46"/>
    </style:style>
    <style:style style:name="ce1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P47"/>
    </style:style>
    <style:style style:name="ce1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P48"/>
    </style:style>
    <style:style style:name="ce1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P49"/>
    </style:style>
    <style:style style:name="ce15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P52"/>
    </style:style>
    <style:style style:name="ce16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P53"/>
    </style:style>
    <style:style style:name="ce16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P54"/>
    </style:style>
    <style:style style:name="ce16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P55"/>
    </style:style>
    <style:style style:name="ce14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Q22"/>
    </style:style>
    <style:style style:name="ce16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Q29"/>
    </style:style>
    <style:style style:name="ce1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Q36"/>
    </style:style>
    <style:style style:name="ce17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Q38"/>
    </style:style>
    <style:style style:name="ce1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Q39"/>
    </style:style>
    <style:style style:name="ce1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Q40"/>
    </style:style>
    <style:style style:name="ce19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Q41"/>
    </style:style>
    <style:style style:name="ce1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Q42"/>
    </style:style>
    <style:style style:name="ce20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Q43"/>
    </style:style>
    <style:style style:name="ce20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Q44"/>
    </style:style>
    <style:style style:name="ce2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Q46"/>
    </style:style>
    <style:style style:name="ce2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Q50"/>
    </style:style>
    <style:style style:name="ce23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Q52"/>
    </style:style>
    <style:style style:name="ce23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Q54"/>
    </style:style>
    <style:style style:name="ce24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Q55"/>
    </style:style>
    <style:style style:name="ce241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R22"/>
    </style:style>
    <style:style style:name="ce24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R29"/>
    </style:style>
    <style:style style:name="ce2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R36"/>
    </style:style>
    <style:style style:name="ce2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R38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R39"/>
    </style:style>
    <style:style style:name="ce2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R40"/>
    </style:style>
    <style:style style:name="ce2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R41"/>
    </style:style>
    <style:style style:name="ce2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R42"/>
    </style:style>
    <style:style style:name="ce26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R43"/>
    </style:style>
    <style:style style:name="ce2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R44"/>
    </style:style>
    <style:style style:name="ce2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R46"/>
    </style:style>
    <style:style style:name="ce2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R50"/>
    </style:style>
    <style:style style:name="ce26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R52"/>
    </style:style>
    <style:style style:name="ce26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R54"/>
    </style:style>
    <style:style style:name="ce27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R55"/>
    </style:style>
    <style:style style:name="ce308" style:family="table-cell" style:parent-style-name="Default">
      <style:table-cell-properties fo:background-color="transparent"/>
      <style:text-properties fo:color="#000000"/>
    </style:style>
    <style:style style:name="ce272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S22"/>
    </style:style>
    <style:style style:name="ce2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8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2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325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326" style:family="table-cell" style:parent-style-name="Default" style:data-style-name="N131">
      <style:table-cell-properties fo:background-color="transparent"/>
    </style:style>
    <style:style style:name="ce32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d1c24"/>
    </style:style>
    <style:style style:name="ce2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94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AN11"/>
    </style:style>
    <style:style style:name="ce299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AN18"/>
    </style:style>
    <style:style style:name="ce30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AN20"/>
    </style:style>
    <style:style style:name="ce304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AN21"/>
    </style:style>
    <style:style style:name="ce305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AN22"/>
    </style:style>
    <style:style style:name="ce306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AN25"/>
    </style:style>
    <style:style style:name="ce30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AN26"/>
    </style:style>
    <style:style style:name="ce310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AN32"/>
    </style:style>
    <style:style style:name="ce311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AN42"/>
    </style:style>
    <style:style style:name="ce312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AN43"/>
    </style:style>
    <style:style style:name="ce313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AN52"/>
    </style:style>
    <style:style style:name="ce314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AN53"/>
    </style:style>
    <style:style style:name="ce315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AN54"/>
    </style:style>
    <style:style style:name="ce31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AN55"/>
    </style:style>
    <style:style style:name="ce317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AN56"/>
    </style:style>
    <style:style style:name="ce318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AO22"/>
    </style:style>
    <style:style style:name="ce292" style:family="table-cell" style:parent-style-name="Default">
      <style:table-cell-properties fo:background-color="#ed1c24"/>
      <style:text-properties style:text-underline-style="solid" style:text-underline-width="auto" style:text-underline-color="font-color"/>
    </style:style>
    <style:style style:name="ce320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AO52"/>
    </style:style>
    <style:style style:name="ce32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AO55"/>
    </style:style>
    <style:style style:name="ce322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AO5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3" table:visibility="collapse" table:default-cell-style-name="Default"/>
        <table:table-column table:style-name="co1" table:visibility="collapse" table:number-columns-repeated="6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ce35"/>
        <table:table-column table:style-name="co1" table:number-columns-repeated="3" table:default-cell-style-name="ce35"/>
        <table:table-column table:style-name="co6" table:default-cell-style-name="ce35"/>
        <table:table-column table:style-name="co1" table:number-columns-repeated="5" table:default-cell-style-name="ce35"/>
        <table:table-column table:style-name="co9" table:default-cell-style-name="Default"/>
        <table:table-column table:style-name="co10" table:default-cell-style-name="Default"/>
        <table:table-column table:style-name="co1" table:number-columns-repeated="967" table:default-cell-style-name="ce35"/>
        <table:table-row table:style-name="ro1">
          <table:table-cell table:style-name="ce1"/>
          <table:table-cell table:style-name="ce8" office:value-type="string" calcext:value-type="string" table:number-columns-spanned="2" table:number-rows-spanned="2">
            <text:p>BDMP size</text:p>
          </table:table-cell>
          <table:covered-table-cell table:style-name="ce1"/>
          <table:table-cell table:style-name="ce1"/>
          <table:table-cell table:style-name="ce8"/>
          <table:table-cell table:style-name="ce1"/>
          <table:table-cell table:style-name="ce8" table:number-columns-repeated="8"/>
          <table:table-cell table:style-name="ce8" office:value-type="string" calcext:value-type="string" table:number-columns-spanned="4" table:number-rows-spanned="2">
            <text:p>YAMS</text:p>
          </table:table-cell>
          <table:covered-table-cell table:number-columns-repeated="3" table:style-name="ce1"/>
          <table:table-cell table:style-name="ce35"/>
          <table:table-cell table:style-name="ce273" office:value-type="string" calcext:value-type="string" table:number-columns-spanned="18" table:number-rows-spanned="1">
            <text:p>GreatSPN </text:p>
          </table:table-cell>
          <table:covered-table-cell table:number-columns-repeated="10" table:style-name="ce273"/>
          <table:covered-table-cell table:number-columns-repeated="3" table:style-name="ce281"/>
          <table:covered-table-cell table:style-name="ce273"/>
          <table:covered-table-cell table:number-columns-repeated="3" table:style-name="ce281"/>
          <table:table-cell table:style-name="Default" table:number-columns-repeated="2"/>
          <table:table-cell table:style-name="ce242" office:value-type="string" calcext:value-type="string" table:number-columns-spanned="2" table:number-rows-spanned="2">
            <text:p>Storm MA based approach as submitted to SAFECOMP</text:p>
          </table:table-cell>
          <table:covered-table-cell table:style-name="ce281"/>
          <table:table-cell table:style-name="Default" table:number-columns-repeated="967"/>
        </table:table-row>
        <table:table-row table:style-name="ro1">
          <table:table-cell table:style-name="ce1"/>
          <table:covered-table-cell table:number-columns-repeated="2" table:style-name="ce1"/>
          <table:table-cell table:style-name="ce1"/>
          <table:table-cell table:style-name="ce8" table:number-columns-spanned="2" table:number-rows-spanned="1"/>
          <table:covered-table-cell table:style-name="ce1"/>
          <table:table-cell table:style-name="ce8" office:value-type="string" calcext:value-type="string" table:number-columns-spanned="2" table:number-rows-spanned="1">
            <text:p>MA (Symolic)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MA (Sparse)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MA reduced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CTMC</text:p>
          </table:table-cell>
          <table:covered-table-cell table:style-name="ce8"/>
          <table:covered-table-cell table:number-columns-repeated="4"/>
          <table:table-cell table:style-name="ce35"/>
          <table:table-cell table:style-name="ce323" office:value-type="string" calcext:value-type="string" table:number-columns-spanned="2" table:number-rows-spanned="1">
            <text:p>CPU Time</text:p>
          </table:table-cell>
          <table:covered-table-cell table:style-name="ce282"/>
          <table:table-cell table:style-name="ce323" table:number-columns-spanned="2" table:number-rows-spanned="1"/>
          <table:covered-table-cell table:style-name="ce282"/>
          <table:table-cell table:style-name="ce323" office:value-type="string" calcext:value-type="string" table:number-columns-spanned="2" table:number-rows-spanned="1">
            <text:p>CTMC</text:p>
          </table:table-cell>
          <table:covered-table-cell table:style-name="ce282"/>
          <table:table-cell table:style-name="ce282" table:number-columns-repeated="2"/>
          <table:table-cell table:style-name="ce323" office:value-type="string" calcext:value-type="string" table:number-columns-spanned="2" table:number-rows-spanned="1">
            <text:p>Result</text:p>
          </table:table-cell>
          <table:covered-table-cell table:style-name="ce282"/>
          <table:table-cell table:style-name="ce273" office:value-type="string" calcext:value-type="string" table:number-columns-spanned="4" table:number-rows-spanned="1">
            <text:p>Uneliability</text:p>
          </table:table-cell>
          <table:covered-table-cell table:number-columns-repeated="3" table:style-name="ce281"/>
          <table:table-cell table:style-name="ce273" office:value-type="string" calcext:value-type="string" table:number-columns-spanned="4" table:number-rows-spanned="1">
            <text:p>Unavailability</text:p>
          </table:table-cell>
          <table:covered-table-cell table:number-columns-repeated="3" table:style-name="ce281"/>
          <table:table-cell table:style-name="Default" table:number-columns-repeated="2"/>
          <table:covered-table-cell table:number-columns-repeated="2" table:style-name="ce35"/>
          <table:table-cell table:style-name="Default" table:number-columns-repeated="967"/>
        </table:table-row>
        <table:table-row table:style-name="ro2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Mission Time</text:p>
          </table:table-cell>
          <table:table-cell table:style-name="ce1" office:value-type="string" calcext:value-type="string">
            <text:p>#Static</text:p>
          </table:table-cell>
          <table:table-cell table:style-name="ce1" office:value-type="string" calcext:value-type="string">
            <text:p>#Dynamic</text:p>
          </table:table-cell>
          <table:table-cell table:style-name="ce1" office:value-type="string" calcext:value-type="string">
            <text:p>States</text:p>
          </table:table-cell>
          <table:table-cell table:style-name="ce1" office:value-type="string" calcext:value-type="string">
            <text:p>Transitions</text:p>
          </table:table-cell>
          <table:table-cell table:style-name="ce1" office:value-type="string" calcext:value-type="string">
            <text:p>States</text:p>
          </table:table-cell>
          <table:table-cell table:style-name="ce1" office:value-type="string" calcext:value-type="string">
            <text:p>Transitions</text:p>
          </table:table-cell>
          <table:table-cell table:style-name="ce1" office:value-type="string" calcext:value-type="string">
            <text:p>States</text:p>
          </table:table-cell>
          <table:table-cell table:style-name="ce1" office:value-type="string" calcext:value-type="string">
            <text:p>Transitions</text:p>
          </table:table-cell>
          <table:table-cell table:style-name="ce1" office:value-type="string" calcext:value-type="string">
            <text:p>States</text:p>
          </table:table-cell>
          <table:table-cell table:style-name="ce1" office:value-type="string" calcext:value-type="string">
            <text:p>Transitions</text:p>
          </table:table-cell>
          <table:table-cell table:style-name="ce1" office:value-type="string" calcext:value-type="string">
            <text:p>unreliability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Unavailability</text:p>
          </table:table-cell>
          <table:table-cell table:style-name="ce1" office:value-type="string" calcext:value-type="string">
            <text:p>Tolerance</text:p>
          </table:table-cell>
          <table:table-cell table:style-name="ce35"/>
          <table:table-cell table:style-name="ce281" office:value-type="string" calcext:value-type="string">
            <text:p>Composition</text:p>
          </table:table-cell>
          <table:table-cell table:style-name="ce281" office:value-type="string" calcext:value-type="string">
            <text:p>Metric Calculation</text:p>
          </table:table-cell>
          <table:table-cell table:style-name="ce281" office:value-type="string" calcext:value-type="string">
            <text:p>GSPN places</text:p>
          </table:table-cell>
          <table:table-cell table:style-name="ce281" office:value-type="string" calcext:value-type="string">
            <text:p>GSPN transitions</text:p>
          </table:table-cell>
          <table:table-cell table:style-name="ce281" office:value-type="string" calcext:value-type="string">
            <text:p>states</text:p>
          </table:table-cell>
          <table:table-cell table:style-name="ce281" office:value-type="string" calcext:value-type="string">
            <text:p>edges</text:p>
          </table:table-cell>
          <table:table-cell table:style-name="ce281" office:value-type="string" calcext:value-type="string">
            <text:p>Unr Diff YAMS</text:p>
          </table:table-cell>
          <table:table-cell table:style-name="ce281" office:value-type="string" calcext:value-type="string">
            <text:p>Unav Diff YAMS</text:p>
          </table:table-cell>
          <table:table-cell table:style-name="ce281" office:value-type="string" calcext:value-type="string">
            <text:p>unreliability</text:p>
          </table:table-cell>
          <table:table-cell table:style-name="ce281" office:value-type="string" calcext:value-type="string">
            <text:p>Unavailability</text:p>
          </table:table-cell>
          <table:table-cell table:style-name="ce325" office:value-type="string" calcext:value-type="string">
            <text:p>Unreliability</text:p>
          </table:table-cell>
          <table:table-cell table:style-name="ce328" office:value-type="string" calcext:value-type="string">
            <text:p>Diff MA</text:p>
          </table:table-cell>
          <table:table-cell table:style-name="ce328" office:value-type="string" calcext:value-type="string">
            <text:p>Diff YAMS</text:p>
          </table:table-cell>
          <table:table-cell table:style-name="ce328" office:value-type="string" calcext:value-type="string">
            <text:p>With in limit</text:p>
          </table:table-cell>
          <table:table-cell table:style-name="ce325" office:value-type="string" calcext:value-type="string">
            <text:p>Unavailability</text:p>
          </table:table-cell>
          <table:table-cell table:style-name="ce328" office:value-type="string" calcext:value-type="string">
            <text:p>Diff MA</text:p>
          </table:table-cell>
          <table:table-cell table:style-name="ce328" office:value-type="string" calcext:value-type="string">
            <text:p>Diff YAMS</text:p>
          </table:table-cell>
          <table:table-cell table:style-name="ce328" office:value-type="string" calcext:value-type="string">
            <text:p>With in limit</text:p>
          </table:table-cell>
          <table:table-cell table:style-name="Default" table:number-columns-repeated="2"/>
          <table:table-cell table:style-name="ce281" office:value-type="string" calcext:value-type="string">
            <text:p>unreliability</text:p>
          </table:table-cell>
          <table:table-cell table:style-name="ce281" office:value-type="string" calcext:value-type="string">
            <text:p>Unavailability</text:p>
          </table:table-cell>
          <table:table-cell table:style-name="Default" table:number-columns-repeated="96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number-columns-repeated="2"/>
          <table:table-cell table:style-name="ce5" office:value-type="float" office:value="3200" calcext:value-type="float">
            <text:p>3200</text:p>
          </table:table-cell>
          <table:table-cell table:style-name="ce5" office:value-type="float" office:value="5047" calcext:value-type="float">
            <text:p>5047</text:p>
          </table:table-cell>
          <table:table-cell table:style-name="ce5" office:value-type="float" office:value="987" calcext:value-type="float">
            <text:p>987</text:p>
          </table:table-cell>
          <table:table-cell table:style-name="ce5" office:value-type="float" office:value="1889" calcext:value-type="float">
            <text:p>1889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1299" calcext:value-type="float">
            <text:p>1299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984" calcext:value-type="float">
            <text:p>984</text:p>
          </table:table-cell>
          <table:table-cell table:style-name="ce13" office:value-type="float" office:value="0.787227" calcext:value-type="float">
            <text:p>0.787227</text:p>
          </table:table-cell>
          <table:table-cell table:style-name="ce13" office:value-type="float" office:value="0.001054207463" calcext:value-type="float">
            <text:p>0.001054207463</text:p>
          </table:table-cell>
          <table:table-cell table:style-name="ce13" office:value-type="float" office:value="0.515729" calcext:value-type="float">
            <text:p>0.515729</text:p>
          </table:table-cell>
          <table:table-cell table:style-name="ce5" office:value-type="float" office:value="0.001287279476" calcext:value-type="float">
            <text:p>0.001287279476</text:p>
          </table:table-cell>
          <table:table-cell table:style-name="ce35" table:formula="of:=[.Q4]-[.AO4]" office:value-type="float" office:value="-0.000176983600000069" calcext:value-type="float">
            <text:p>-0.0001769836</text:p>
          </table:table-cell>
          <table:table-cell table:style-name="ce35" office:value-type="float" office:value="16.9250347614" calcext:value-type="float">
            <text:p>16.9250347614</text:p>
          </table:table-cell>
          <table:table-cell table:style-name="ce35" office:value-type="float" office:value="0.0593128204346" calcext:value-type="float">
            <text:p>0.0593128204346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860" calcext:value-type="float">
            <text:p>860</text:p>
          </table:table-cell>
          <table:table-cell table:formula="of:=[.O4]-[.AB4]" office:value-type="float" office:value="0.00000257402600001289" calcext:value-type="float">
            <text:p>2.57402600001289E-06</text:p>
          </table:table-cell>
          <table:table-cell table:formula="of:=[.Q4]-[.AC4]" office:value-type="float" office:value="-0.000177170128999982" calcext:value-type="float">
            <text:p>-0.000177170129</text:p>
          </table:table-cell>
          <table:table-cell table:style-name="ce35" office:value-type="float" office:value="0.787224425974" calcext:value-type="float">
            <text:p>0.787224425974</text:p>
          </table:table-cell>
          <table:table-cell table:style-name="ce35" office:value-type="float" office:value="0.515906170129" calcext:value-type="float">
            <text:p>0.515906170129</text:p>
          </table:table-cell>
          <table:table-cell table:style-name="ce326" office:value-type="float" office:value="0.7872244282" calcext:value-type="float">
            <text:p>0.787224428</text:p>
          </table:table-cell>
          <table:table-cell table:formula="of:=[.AN4]-[.AD4]" office:value-type="float" office:value="-0.00000045400000003859" calcext:value-type="float">
            <text:p>-4.5400000003859E-07</text:p>
          </table:table-cell>
          <table:table-cell table:formula="of:=[.O4]-[.AD4]" office:value-type="float" office:value="0.00000257179999996193" calcext:value-type="float">
            <text:p>2.57179999996193E-06</text:p>
          </table:table-cell>
          <table:table-cell table:formula="of:=IF(OR([.AD4]&gt;([.O4]+[.P4]);([.AD4]&lt;[.O4]-[.P4]));&quot;out of limits&quot;;&quot;with in limits&quot;)" office:value-type="string" office:string-value="with in limits" calcext:value-type="string">
            <text:p>with in limits</text:p>
          </table:table-cell>
          <table:table-cell table:style-name="ce326" office:value-type="float" office:value="0.515906170129" calcext:value-type="float">
            <text:p>0.515906170</text:p>
          </table:table-cell>
          <table:table-cell table:formula="of:=[.AH4]-[.AO4]" office:value-type="float" office:value="0.000000186528999912561" calcext:value-type="float">
            <text:p>1.86528999912561E-07</text:p>
          </table:table-cell>
          <table:table-cell table:formula="of:=[.AH4]-[.Q4]" office:value-type="float" office:value="0.000177170128999982" calcext:value-type="float">
            <text:p>0.000177170129</text:p>
          </table:table-cell>
          <table:table-cell table:formula="of:=IF(OR([.AH4]&gt;([.Q4]+[.R4]);([.AH4]&lt;[.Q4]-[.R4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5" office:value-type="float" office:value="0.7872239742" calcext:value-type="float">
            <text:p>0.7872239742</text:p>
          </table:table-cell>
          <table:table-cell table:style-name="ce5" office:value-type="float" office:value="0.5159059836" calcext:value-type="float">
            <text:p>0.5159059836</text:p>
          </table:table-cell>
          <table:table-cell table:number-columns-repeated="96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table:style-name="ce5" office:value-type="string" calcext:value-type="string">
            <text:p>9K</text:p>
          </table:table-cell>
          <table:table-cell table:style-name="ce5" table:number-columns-repeated="2"/>
          <table:table-cell table:style-name="ce5" office:value-type="float" office:value="2505" calcext:value-type="float">
            <text:p>2505</text:p>
          </table:table-cell>
          <table:table-cell table:style-name="ce5" office:value-type="float" office:value="4023" calcext:value-type="float">
            <text:p>4023</text:p>
          </table:table-cell>
          <table:table-cell table:style-name="ce5" office:value-type="float" office:value="1316" calcext:value-type="float">
            <text:p>1316</text:p>
          </table:table-cell>
          <table:table-cell table:style-name="ce5" office:value-type="float" office:value="2347" calcext:value-type="float">
            <text:p>2347</text:p>
          </table:table-cell>
          <table:table-cell table:style-name="ce5" office:value-type="float" office:value="488" calcext:value-type="float">
            <text:p>488</text:p>
          </table:table-cell>
          <table:table-cell table:style-name="ce5" office:value-type="float" office:value="1567" calcext:value-type="float">
            <text:p>1567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784" calcext:value-type="float">
            <text:p>784</text:p>
          </table:table-cell>
          <table:table-cell table:style-name="ce5" office:value-type="float" office:value="0.8888" calcext:value-type="float">
            <text:p>0.8888</text:p>
          </table:table-cell>
          <table:table-cell table:style-name="ce5" office:value-type="float" office:value="0.008097897099" calcext:value-type="float">
            <text:p>0.008097897099</text:p>
          </table:table-cell>
          <table:table-cell table:style-name="ce13" office:value-type="float" office:value="0.0008" calcext:value-type="float">
            <text:p>0.0008</text:p>
          </table:table-cell>
          <table:table-cell table:style-name="ce5" office:value-type="float" office:value="0.0007282643375" calcext:value-type="float">
            <text:p>0.0007282643375</text:p>
          </table:table-cell>
          <table:table-cell table:style-name="ce35" table:formula="of:=[.Q5]-[.AO5]" office:value-type="float" office:value="-0.0000904187453" calcext:value-type="float">
            <text:p>-9.04187453E-05</text:p>
          </table:table-cell>
          <table:table-cell table:style-name="ce35" office:value-type="float" office:value="21.8624882698" calcext:value-type="float">
            <text:p>21.8624882698</text:p>
          </table:table-cell>
          <table:table-cell table:style-name="ce35" office:value-type="float" office:value="0.8263630867" calcext:value-type="float">
            <text:p>0.8263630867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548" calcext:value-type="float">
            <text:p>548</text:p>
          </table:table-cell>
          <table:table-cell table:formula="of:=[.O5]-[.AB5]" office:value-type="float" office:value="0.000855567135000013" calcext:value-type="float">
            <text:p>0.000855567135</text:p>
          </table:table-cell>
          <table:table-cell table:formula="of:=[.Q5]-[.AC5]" office:value-type="float" office:value="-0.0000904184989999999" calcext:value-type="float">
            <text:p>-9.04184989999999E-05</text:p>
          </table:table-cell>
          <table:table-cell table:style-name="ce35" office:value-type="float" office:value="0.887944432865" calcext:value-type="float">
            <text:p>0.887944432865</text:p>
          </table:table-cell>
          <table:table-cell table:style-name="ce35" office:value-type="float" office:value="0.000890418499" calcext:value-type="float">
            <text:p>0.000890418499</text:p>
          </table:table-cell>
          <table:table-cell office:value-type="float" office:value="0.887944432865" calcext:value-type="float">
            <text:p>0.887944432865</text:p>
          </table:table-cell>
          <table:table-cell table:formula="of:=[.AN5]-[.AD5]" office:value-type="float" office:value="0.0000000841350000779784" calcext:value-type="float">
            <text:p>8.41350000779784E-08</text:p>
          </table:table-cell>
          <table:table-cell table:formula="of:=[.O5]-[.AD5]" office:value-type="float" office:value="0.000855567135000013" calcext:value-type="float">
            <text:p>0.000855567135</text:p>
          </table:table-cell>
          <table:table-cell table:formula="of:=IF(OR([.AD5]&gt;([.O5]+[.P5]);([.AD5]&lt;[.O5]-[.P5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000890418499" calcext:value-type="float">
            <text:p>0.000890418499</text:p>
          </table:table-cell>
          <table:table-cell table:formula="of:=[.AH5]-[.AO5]" office:value-type="float" office:value="-0.000000000246300000034984" calcext:value-type="float">
            <text:p>-2.46300000034984E-10</text:p>
          </table:table-cell>
          <table:table-cell table:formula="of:=[.AH5]-[.Q5]" office:value-type="float" office:value="0.0000904184989999999" calcext:value-type="float">
            <text:p>9.04184989999999E-05</text:p>
          </table:table-cell>
          <table:table-cell table:formula="of:=IF(OR([.AH5]&gt;([.Q5]+[.R5]);([.AH5]&lt;[.Q5]-[.R5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5" office:value-type="float" office:value="0.887944517" calcext:value-type="float">
            <text:p>0.887944517</text:p>
          </table:table-cell>
          <table:table-cell table:style-name="ce5" office:value-type="float" office:value="0.0008904187453" calcext:value-type="float">
            <text:p>0.0008904187453</text:p>
          </table:table-cell>
          <table:table-cell table:number-columns-repeated="96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float" office:value="12030" calcext:value-type="float">
            <text:p>12030</text:p>
          </table:table-cell>
          <table:table-cell table:style-name="ce5" office:value-type="float" office:value="26016" calcext:value-type="float">
            <text:p>26016</text:p>
          </table:table-cell>
          <table:table-cell table:style-name="ce5" office:value-type="float" office:value="1265" calcext:value-type="float">
            <text:p>1265</text:p>
          </table:table-cell>
          <table:table-cell table:style-name="ce5" office:value-type="float" office:value="3106" calcext:value-type="float">
            <text:p>3106</text:p>
          </table:table-cell>
          <table:table-cell table:style-name="ce5" office:value-type="float" office:value="879" calcext:value-type="float">
            <text:p>879</text:p>
          </table:table-cell>
          <table:table-cell table:style-name="ce5" office:value-type="float" office:value="2801" calcext:value-type="float">
            <text:p>2801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24" calcext:value-type="float">
            <text:p>424</text:p>
          </table:table-cell>
          <table:table-cell table:style-name="ce5" office:value-type="float" office:value="0.6341" calcext:value-type="float">
            <text:p>0.6341</text:p>
          </table:table-cell>
          <table:table-cell table:style-name="ce5" office:value-type="float" office:value="0.01240731815" calcext:value-type="float">
            <text:p>0.01240731815</text:p>
          </table:table-cell>
          <table:table-cell table:style-name="ce13" office:value-type="float" office:value="0.4083" calcext:value-type="float">
            <text:p>0.4083</text:p>
          </table:table-cell>
          <table:table-cell table:style-name="ce13" office:value-type="float" office:value="0.01266071731" calcext:value-type="float">
            <text:p>0.01266071731</text:p>
          </table:table-cell>
          <table:table-cell table:style-name="ce35" table:formula="of:=[.Q6]-[.AO6]" office:value-type="float" office:value="0.00387768150000001" calcext:value-type="float">
            <text:p>0.0038776815</text:p>
          </table:table-cell>
          <table:table-cell table:style-name="ce35" office:value-type="float" office:value="21.014264822" calcext:value-type="float">
            <text:p>21.014264822</text:p>
          </table:table-cell>
          <table:table-cell table:style-name="ce35" office:value-type="float" office:value="0.145626068115" calcext:value-type="float">
            <text:p>0.145626068115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280" calcext:value-type="float">
            <text:p>280</text:p>
          </table:table-cell>
          <table:table-cell table:style-name="ce35" office:value-type="float" office:value="2016" calcext:value-type="float">
            <text:p>2016</text:p>
          </table:table-cell>
          <table:table-cell table:formula="of:=[.O6]-[.AB6]" office:value-type="float" office:value="0.00970411936900006" calcext:value-type="float">
            <text:p>0.009704119369</text:p>
          </table:table-cell>
          <table:table-cell table:formula="of:=[.Q6]-[.AC6]" office:value-type="float" office:value="0.00387768518199999" calcext:value-type="float">
            <text:p>0.003877685182</text:p>
          </table:table-cell>
          <table:table-cell table:style-name="ce35" office:value-type="float" office:value="0.624395880631" calcext:value-type="float">
            <text:p>0.624395880631</text:p>
          </table:table-cell>
          <table:table-cell table:style-name="ce35" office:value-type="float" office:value="0.404422314818" calcext:value-type="float">
            <text:p>0.404422314818</text:p>
          </table:table-cell>
          <table:table-cell table:style-name="ce326" office:value-type="float" office:value="0.624395880631" calcext:value-type="float">
            <text:p>0.624395881</text:p>
          </table:table-cell>
          <table:table-cell table:formula="of:=[.AN6]-[.AD6]" office:value-type="float" office:value="-0.0000000149309998809244" calcext:value-type="float">
            <text:p>-1.49309998809244E-08</text:p>
          </table:table-cell>
          <table:table-cell table:formula="of:=[.O6]-[.AD6]" office:value-type="float" office:value="0.00970411936900006" calcext:value-type="float">
            <text:p>0.009704119369</text:p>
          </table:table-cell>
          <table:table-cell table:formula="of:=IF(OR([.AD6]&gt;([.O6]+[.P6]);([.AD6]&lt;[.O6]-[.P6]));&quot;out of limits&quot;;&quot;with in limits&quot;)" office:value-type="string" office:string-value="with in limits" calcext:value-type="string">
            <text:p>with in limits</text:p>
          </table:table-cell>
          <table:table-cell table:style-name="ce326" office:value-type="float" office:value="0.404422314818" calcext:value-type="float">
            <text:p>0.404422315</text:p>
          </table:table-cell>
          <table:table-cell table:formula="of:=[.AH6]-[.AO6]" office:value-type="float" office:value="-0.00000000368199998268537" calcext:value-type="float">
            <text:p>-3.68199998268537E-09</text:p>
          </table:table-cell>
          <table:table-cell table:formula="of:=[.AH6]-[.Q6]" office:value-type="float" office:value="-0.00387768518199999" calcext:value-type="float">
            <text:p>-0.003877685182</text:p>
          </table:table-cell>
          <table:table-cell table:formula="of:=IF(OR([.AH6]&gt;([.Q6]+[.R6]);([.AH6]&lt;[.Q6]-[.R6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5" office:value-type="float" office:value="0.6243958657" calcext:value-type="float">
            <text:p>0.6243958657</text:p>
          </table:table-cell>
          <table:table-cell table:style-name="ce5" office:value-type="float" office:value="0.4044223185" calcext:value-type="float">
            <text:p>0.4044223185</text:p>
          </table:table-cell>
          <table:table-cell table:number-columns-repeated="96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40" office:value-type="float" office:value="1039746" calcext:value-type="float">
            <text:p>1039746</text:p>
          </table:table-cell>
          <table:table-cell table:style-name="ce52" office:value-type="float" office:value="2307588" calcext:value-type="float">
            <text:p>2307588</text:p>
          </table:table-cell>
          <table:table-cell table:style-name="ce5" office:value-type="float" office:value="34336" calcext:value-type="float">
            <text:p>34336</text:p>
          </table:table-cell>
          <table:table-cell table:style-name="ce5" office:value-type="float" office:value="99002" calcext:value-type="float">
            <text:p>99002</text:p>
          </table:table-cell>
          <table:table-cell table:style-name="ce5" office:value-type="float" office:value="20027" calcext:value-type="float">
            <text:p>20027</text:p>
          </table:table-cell>
          <table:table-cell table:style-name="ce5" office:value-type="float" office:value="86719" calcext:value-type="float">
            <text:p>86719</text:p>
          </table:table-cell>
          <table:table-cell table:style-name="ce5" office:value-type="float" office:value="3105" calcext:value-type="float">
            <text:p>3105</text:p>
          </table:table-cell>
          <table:table-cell table:style-name="ce5" office:value-type="float" office:value="26436" calcext:value-type="float">
            <text:p>26436</text:p>
          </table:table-cell>
          <table:table-cell table:style-name="ce5" office:value-type="float" office:value="0.9101" calcext:value-type="float">
            <text:p>0.9101</text:p>
          </table:table-cell>
          <table:table-cell table:style-name="ce5" office:value-type="float" office:value="0.007367874849" calcext:value-type="float">
            <text:p>0.007367874849</text:p>
          </table:table-cell>
          <table:table-cell table:style-name="ce13" office:value-type="float" office:value="0.6864" calcext:value-type="float">
            <text:p>0.6864</text:p>
          </table:table-cell>
          <table:table-cell table:style-name="ce13" office:value-type="float" office:value="0.01195073185" calcext:value-type="float">
            <text:p>0.01195073185</text:p>
          </table:table-cell>
          <table:table-cell table:style-name="ce308" table:formula="of:=[.Q7]-[.AO7]" office:value-type="float" office:value="-0.000522934400000064" calcext:value-type="float">
            <text:p>-0.0005229344</text:p>
          </table:table-cell>
          <table:table-cell table:style-name="ce35" office:value-type="float" office:value="33.5671551228" calcext:value-type="float">
            <text:p>33.5671551228</text:p>
          </table:table-cell>
          <table:table-cell table:style-name="ce35" office:value-type="float" office:value="6.58956575394" calcext:value-type="float">
            <text:p>6.58956575394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39252" calcext:value-type="float">
            <text:p>39252</text:p>
          </table:table-cell>
          <table:table-cell table:style-name="ce35" office:value-type="float" office:value="516848" calcext:value-type="float">
            <text:p>516848</text:p>
          </table:table-cell>
          <table:table-cell table:formula="of:=[.O7]-[.AB7]" office:value-type="float" office:value="-0.000109508154999993" calcext:value-type="float">
            <text:p>-0.000109508155</text:p>
          </table:table-cell>
          <table:table-cell table:formula="of:=[.Q7]-[.AC7]" office:value-type="float" office:value="-0.000466034610999921" calcext:value-type="float">
            <text:p>-0.000466034611</text:p>
          </table:table-cell>
          <table:table-cell table:style-name="ce35" office:value-type="float" office:value="0.910209508155" calcext:value-type="float">
            <text:p>0.910209508155</text:p>
          </table:table-cell>
          <table:table-cell table:style-name="ce35" office:value-type="float" office:value="0.686866034611" calcext:value-type="float">
            <text:p>0.686866034611</text:p>
          </table:table-cell>
          <table:table-cell office:value-type="float" office:value="0.910209508155" calcext:value-type="float">
            <text:p>0.910209508155</text:p>
          </table:table-cell>
          <table:table-cell table:formula="of:=[.AN7]-[.AD7]" office:value-type="float" office:value="-0.00000000125499999281686" calcext:value-type="float">
            <text:p>-1.25499999281686E-09</text:p>
          </table:table-cell>
          <table:table-cell table:formula="of:=[.O7]-[.AD7]" office:value-type="float" office:value="-0.000109508154999993" calcext:value-type="float">
            <text:p>-0.000109508155</text:p>
          </table:table-cell>
          <table:table-cell table:formula="of:=IF(OR([.AD7]&gt;([.O7]+[.P7]);([.AD7]&lt;[.O7]-[.P7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686866034611" calcext:value-type="float">
            <text:p>0.686866034611</text:p>
          </table:table-cell>
          <table:table-cell table:formula="of:=[.AH7]-[.AO7]" office:value-type="float" office:value="-0.0000568997890001421" calcext:value-type="float">
            <text:p>-5.68997890001421E-05</text:p>
          </table:table-cell>
          <table:table-cell table:formula="of:=[.AH7]-[.Q7]" office:value-type="float" office:value="0.000466034610999921" calcext:value-type="float">
            <text:p>0.000466034611</text:p>
          </table:table-cell>
          <table:table-cell table:formula="of:=IF(OR([.AH7]&gt;([.Q7]+[.R7]);([.AH7]&lt;[.Q7]-[.R7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5" office:value-type="float" office:value="0.9102095069" calcext:value-type="float">
            <text:p>0.9102095069</text:p>
          </table:table-cell>
          <table:table-cell table:style-name="ce5" office:value-type="float" office:value="0.6869229344" calcext:value-type="float">
            <text:p>0.6869229344</text:p>
          </table:table-cell>
          <table:table-cell table:number-columns-repeated="967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float" office:value="20" calcext:value-type="float">
            <text:p>20</text:p>
          </table:table-cell>
          <table:table-cell table:style-name="ce35" table:number-columns-repeated="2"/>
          <table:table-cell table:style-name="ce41" office:value-type="float" office:value="7384" calcext:value-type="float">
            <text:p>7384</text:p>
          </table:table-cell>
          <table:table-cell office:value-type="float" office:value="11836" calcext:value-type="float">
            <text:p>11836</text:p>
          </table:table-cell>
          <table:table-cell office:value-type="float" office:value="692" calcext:value-type="float">
            <text:p>692</text:p>
          </table:table-cell>
          <table:table-cell office:value-type="float" office:value="1192" calcext:value-type="float">
            <text:p>1192</text:p>
          </table:table-cell>
          <table:table-cell table:style-name="ce85" office:value-type="float" office:value="199" calcext:value-type="float">
            <text:p>199</text:p>
          </table:table-cell>
          <table:table-cell table:style-name="ce35" office:value-type="float" office:value="699" calcext:value-type="float">
            <text:p>699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486" calcext:value-type="float">
            <text:p>486</text:p>
          </table:table-cell>
          <table:table-cell table:style-name="ce87" office:value-type="float" office:value="0.8847" calcext:value-type="float">
            <text:p>0.8847</text:p>
          </table:table-cell>
          <table:table-cell table:style-name="ce87" office:value-type="float" office:value="0.008226791763" calcext:value-type="float">
            <text:p>0.008226791763</text:p>
          </table:table-cell>
          <table:table-cell table:style-name="ce87" office:value-type="float" office:value="0.5877" calcext:value-type="float">
            <text:p>0.5877</text:p>
          </table:table-cell>
          <table:table-cell table:style-name="ce87" office:value-type="float" office:value="0.01267950648" calcext:value-type="float">
            <text:p>0.01267950648</text:p>
          </table:table-cell>
          <table:table-cell table:style-name="ce35" table:formula="of:=[.Q8]-[.AO8]" office:value-type="float" office:value="0.00397702489999996" calcext:value-type="float">
            <text:p>0.0039770249</text:p>
          </table:table-cell>
          <table:table-cell table:style-name="ce35" office:value-type="float" office:value="24.945823431" calcext:value-type="float">
            <text:p>24.945823431</text:p>
          </table:table-cell>
          <table:table-cell table:style-name="ce35" office:value-type="float" office:value="0.11635518074" calcext:value-type="float">
            <text:p>0.11635518074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4500" calcext:value-type="float">
            <text:p>4500</text:p>
          </table:table-cell>
          <table:table-cell table:formula="of:=[.O8]-[.AB8]" office:value-type="float" office:value="-0.00152264585099993" calcext:value-type="float">
            <text:p>-0.001522645851</text:p>
          </table:table-cell>
          <table:table-cell table:formula="of:=[.Q8]-[.AC8]" office:value-type="float" office:value="0.003977026775" calcext:value-type="float">
            <text:p>0.003977026775</text:p>
          </table:table-cell>
          <table:table-cell table:style-name="ce35" office:value-type="float" office:value="0.886222645851" calcext:value-type="float">
            <text:p>0.886222645851</text:p>
          </table:table-cell>
          <table:table-cell table:style-name="ce35" office:value-type="float" office:value="0.583722973225" calcext:value-type="float">
            <text:p>0.583722973225</text:p>
          </table:table-cell>
          <table:table-cell office:value-type="float" office:value="0.886222645851" calcext:value-type="float">
            <text:p>0.886222645851</text:p>
          </table:table-cell>
          <table:table-cell table:formula="of:=[.AN8]-[.AD8]" office:value-type="float" office:value="-0.00000000185099990890336" calcext:value-type="float">
            <text:p>-1.85099990890336E-09</text:p>
          </table:table-cell>
          <table:table-cell table:formula="of:=[.O8]-[.AD8]" office:value-type="float" office:value="-0.00152264585099993" calcext:value-type="float">
            <text:p>-0.001522645851</text:p>
          </table:table-cell>
          <table:table-cell table:formula="of:=IF(OR([.AD8]&gt;([.O8]+[.P8]);([.AD8]&lt;[.O8]-[.P8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583722973225" calcext:value-type="float">
            <text:p>0.583722973225</text:p>
          </table:table-cell>
          <table:table-cell table:formula="of:=[.AH8]-[.AO8]" office:value-type="float" office:value="-0.00000000187500004411589" calcext:value-type="float">
            <text:p>-1.87500004411589E-09</text:p>
          </table:table-cell>
          <table:table-cell table:formula="of:=[.AH8]-[.Q8]" office:value-type="float" office:value="-0.003977026775" calcext:value-type="float">
            <text:p>-0.003977026775</text:p>
          </table:table-cell>
          <table:table-cell table:formula="of:=IF(OR([.AH8]&gt;([.Q8]+[.R8]);([.AH8]&lt;[.Q8]-[.R8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886222644" calcext:value-type="float">
            <text:p>0.886222644</text:p>
          </table:table-cell>
          <table:table-cell table:style-name="ce35" office:value-type="float" office:value="0.5837229751" calcext:value-type="float">
            <text:p>0.5837229751</text:p>
          </table:table-cell>
          <table:table-cell table:number-columns-repeated="96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3K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float" office:value="1025" calcext:value-type="float">
            <text:p>102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0.593333" calcext:value-type="float">
            <text:p>0.593333</text:p>
          </table:table-cell>
          <table:table-cell table:style-name="ce7" office:value-type="float" office:value="0.001265279743" calcext:value-type="float">
            <text:p>0.001265279743</text:p>
          </table:table-cell>
          <table:table-cell table:style-name="ce7" office:value-type="float" office:value="0.002933" calcext:value-type="float">
            <text:p>0.002933</text:p>
          </table:table-cell>
          <table:table-cell table:style-name="ce7" office:value-type="float" office:value="0.0001392951643" calcext:value-type="float">
            <text:p>0.0001392951643</text:p>
          </table:table-cell>
          <table:table-cell table:style-name="ce35" table:formula="of:=[.Q9]-[.AO9]" office:value-type="float" office:value="-0.0000610099850000003" calcext:value-type="float">
            <text:p>-6.10099850000003E-05</text:p>
          </table:table-cell>
          <table:table-cell table:style-name="ce35" office:value-type="float" office:value="9.3681435585" calcext:value-type="float">
            <text:p>9.3681435585</text:p>
          </table:table-cell>
          <table:table-cell office:value-type="float" office:value="0.116673469543" calcext:value-type="float">
            <text:p>0.1166734695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O9]-[.AB9]" office:value-type="float" office:value="-0.0000973341650000181" calcext:value-type="float">
            <text:p>-9.73341650000181E-05</text:p>
          </table:table-cell>
          <table:table-cell table:formula="of:=[.Q9]-[.AC9]" office:value-type="float" office:value="-0.0000610098649999999" calcext:value-type="float">
            <text:p>-6.10098649999999E-05</text:p>
          </table:table-cell>
          <table:table-cell office:value-type="float" office:value="0.593430334165" calcext:value-type="float">
            <text:p>0.593430334165</text:p>
          </table:table-cell>
          <table:table-cell office:value-type="float" office:value="0.002994009865" calcext:value-type="float">
            <text:p>0.002994009865</text:p>
          </table:table-cell>
          <table:table-cell office:value-type="float" office:value="0.593430334165" calcext:value-type="float">
            <text:p>0.593430334165</text:p>
          </table:table-cell>
          <table:table-cell table:formula="of:=[.AN9]-[.AD9]" office:value-type="float" office:value="0.00000000613499995250066" calcext:value-type="float">
            <text:p>6.13499995250066E-09</text:p>
          </table:table-cell>
          <table:table-cell table:formula="of:=[.O9]-[.AD9]" office:value-type="float" office:value="-0.0000973341650000181" calcext:value-type="float">
            <text:p>-9.73341650000181E-05</text:p>
          </table:table-cell>
          <table:table-cell table:formula="of:=IF(OR([.AD9]&gt;([.O9]+[.P9]);([.AD9]&lt;[.O9]-[.P9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002994009865" calcext:value-type="float">
            <text:p>0.002994009865</text:p>
          </table:table-cell>
          <table:table-cell table:formula="of:=[.AH9]-[.AO9]" office:value-type="float" office:value="-0.000000000120000000387865" calcext:value-type="float">
            <text:p>-1.20000000387865E-10</text:p>
          </table:table-cell>
          <table:table-cell table:formula="of:=[.AH9]-[.Q9]" office:value-type="float" office:value="0.0000610098649999999" calcext:value-type="float">
            <text:p>6.10098649999999E-05</text:p>
          </table:table-cell>
          <table:table-cell table:formula="of:=IF(OR([.AH9]&gt;([.Q9]+[.R9]);([.AH9]&lt;[.Q9]-[.R9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5934303403" calcext:value-type="float">
            <text:p>0.5934303403</text:p>
          </table:table-cell>
          <table:table-cell table:style-name="ce35" office:value-type="float" office:value="0.002994009985" calcext:value-type="float">
            <text:p>0.002994009985</text:p>
          </table:table-cell>
          <table:table-cell table:number-columns-repeated="96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68" calcext:value-type="float">
            <text:p>268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0.6265" calcext:value-type="float">
            <text:p>0.6265</text:p>
          </table:table-cell>
          <table:table-cell table:style-name="ce7" office:value-type="float" office:value="0.01246016169" calcext:value-type="float">
            <text:p>0.01246016169</text:p>
          </table:table-cell>
          <table:table-cell table:style-name="ce7" office:value-type="float" office:value="0.2403" calcext:value-type="float">
            <text:p>0.2403</text:p>
          </table:table-cell>
          <table:table-cell table:style-name="ce7" office:value-type="float" office:value="0.01100565224" calcext:value-type="float">
            <text:p>0.01100565224</text:p>
          </table:table-cell>
          <table:table-cell table:style-name="ce35" table:formula="of:=[.Q10]-[.AO10]" office:value-type="float" office:value="-0.0029468121" calcext:value-type="float">
            <text:p>-0.0029468121</text:p>
          </table:table-cell>
          <table:table-cell table:style-name="ce35" office:value-type="float" office:value="14.0594024658" calcext:value-type="float">
            <text:p>14.0594024658</text:p>
          </table:table-cell>
          <table:table-cell table:style-name="ce35" office:value-type="float" office:value="0.0456845760345" calcext:value-type="float">
            <text:p>0.0456845760345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32" calcext:value-type="float">
            <text:p>32</text:p>
          </table:table-cell>
          <table:table-cell table:formula="of:=[.O10]-[.AB10]" office:value-type="float" office:value="0.000333022174000108" calcext:value-type="float">
            <text:p>0.000333022174</text:p>
          </table:table-cell>
          <table:table-cell table:formula="of:=[.Q10]-[.AC10]" office:value-type="float" office:value="-0.00294681155199999" calcext:value-type="float">
            <text:p>-0.002946811552</text:p>
          </table:table-cell>
          <table:table-cell table:style-name="ce35" office:value-type="float" office:value="0.626166977826" calcext:value-type="float">
            <text:p>0.626166977826</text:p>
          </table:table-cell>
          <table:table-cell table:style-name="ce35" office:value-type="float" office:value="0.243246811552" calcext:value-type="float">
            <text:p>0.243246811552</text:p>
          </table:table-cell>
          <table:table-cell office:value-type="float" office:value="0.626166977826" calcext:value-type="float">
            <text:p>0.626166977826</text:p>
          </table:table-cell>
          <table:table-cell table:formula="of:=[.AN10]-[.AD10]" office:value-type="float" office:value="-0.00000000352599993647118" calcext:value-type="float">
            <text:p>-3.52599993647118E-09</text:p>
          </table:table-cell>
          <table:table-cell table:formula="of:=[.O10]-[.AD10]" office:value-type="float" office:value="0.000333022174000108" calcext:value-type="float">
            <text:p>0.000333022174</text:p>
          </table:table-cell>
          <table:table-cell table:formula="of:=IF(OR([.AD10]&gt;([.O10]+[.P10]);([.AD10]&lt;[.O10]-[.P10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243246811552" calcext:value-type="float">
            <text:p>0.243246811552</text:p>
          </table:table-cell>
          <table:table-cell table:formula="of:=[.AH10]-[.AO10]" office:value-type="float" office:value="-0.000000000548000006483917" calcext:value-type="float">
            <text:p>-5.48000006483917E-10</text:p>
          </table:table-cell>
          <table:table-cell table:formula="of:=[.AH10]-[.Q10]" office:value-type="float" office:value="0.00294681155199999" calcext:value-type="float">
            <text:p>0.002946811552</text:p>
          </table:table-cell>
          <table:table-cell table:formula="of:=IF(OR([.AH10]&gt;([.Q10]+[.R10]);([.AH10]&lt;[.Q10]-[.R10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6261669743" calcext:value-type="float">
            <text:p>0.6261669743</text:p>
          </table:table-cell>
          <table:table-cell table:style-name="ce35" office:value-type="float" office:value="0.2432468121" calcext:value-type="float">
            <text:p>0.2432468121</text:p>
          </table:table-cell>
          <table:table-cell table:number-columns-repeated="96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2" office:value-type="float" office:value="31365" calcext:value-type="float">
            <text:p>31365</text:p>
          </table:table-cell>
          <table:table-cell office:value-type="float" office:value="51579" calcext:value-type="float">
            <text:p>51579</text:p>
          </table:table-cell>
          <table:table-cell office:value-type="float" office:value="2290" calcext:value-type="float">
            <text:p>2290</text:p>
          </table:table-cell>
          <table:table-cell office:value-type="float" office:value="5309" calcext:value-type="float">
            <text:p>5309</text:p>
          </table:table-cell>
          <table:table-cell table:style-name="ce20" office:value-type="float" office:value="815" calcext:value-type="float">
            <text:p>815</text:p>
          </table:table-cell>
          <table:table-cell table:style-name="ce100" office:value-type="float" office:value="3954" calcext:value-type="float">
            <text:p>3954</text:p>
          </table:table-cell>
          <table:table-cell office:value-type="float" office:value="400" calcext:value-type="float">
            <text:p>400</text:p>
          </table:table-cell>
          <table:table-cell office:value-type="float" office:value="2960" calcext:value-type="float">
            <text:p>2960</text:p>
          </table:table-cell>
          <table:table-cell table:style-name="ce7" office:value-type="float" office:value="0.99745" calcext:value-type="float">
            <text:p>0.99745</text:p>
          </table:table-cell>
          <table:table-cell table:style-name="ce7" office:value-type="float" office:value="0.0004108028944" calcext:value-type="float">
            <text:p>0.0004108028944</text:p>
          </table:table-cell>
          <table:table-cell table:style-name="ce7" office:value-type="float" office:value="0.9689" calcext:value-type="float">
            <text:p>0.9689</text:p>
          </table:table-cell>
          <table:table-cell table:style-name="ce7" office:value-type="float" office:value="0.004471338095" calcext:value-type="float">
            <text:p>0.004471338095</text:p>
          </table:table-cell>
          <table:table-cell table:style-name="ce35" table:formula="of:=[.Q11]-[.AO11]" office:value-type="float" office:value="0.00379506050000011" calcext:value-type="float">
            <text:p>0.0037950605</text:p>
          </table:table-cell>
          <table:table-cell table:style-name="ce35" office:value-type="float" office:value="25.4658010006" calcext:value-type="float">
            <text:p>25.4658010006</text:p>
          </table:table-cell>
          <table:table-cell table:style-name="ce35" office:value-type="float" office:value="0.221292734146" calcext:value-type="float">
            <text:p>0.221292734146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1280" calcext:value-type="float">
            <text:p>1280</text:p>
          </table:table-cell>
          <table:table-cell table:style-name="ce35" office:value-type="float" office:value="12544" calcext:value-type="float">
            <text:p>12544</text:p>
          </table:table-cell>
          <table:table-cell table:formula="of:=[.O11]-[.AB11]" office:value-type="float" office:value="0.000211815786000047" calcext:value-type="float">
            <text:p>0.000211815786</text:p>
          </table:table-cell>
          <table:table-cell table:formula="of:=[.Q11]-[.AC11]" office:value-type="float" office:value="0.00379506072200009" calcext:value-type="float">
            <text:p>0.003795060722</text:p>
          </table:table-cell>
          <table:table-cell table:style-name="ce35" office:value-type="float" office:value="0.997238184214" calcext:value-type="float">
            <text:p>0.997238184214</text:p>
          </table:table-cell>
          <table:table-cell table:style-name="ce35" office:value-type="float" office:value="0.965104939278" calcext:value-type="float">
            <text:p>0.965104939278</text:p>
          </table:table-cell>
          <table:table-cell office:value-type="float" office:value="0.997238184214" calcext:value-type="float">
            <text:p>0.997238184214</text:p>
          </table:table-cell>
          <table:table-cell table:formula="of:=[.AN11]-[.AD11]" office:value-type="float" office:value="-0.0000000000140000233628257" calcext:value-type="float">
            <text:p>-1.40000233628257E-11</text:p>
          </table:table-cell>
          <table:table-cell table:formula="of:=[.O11]-[.AD11]" office:value-type="float" office:value="0.000211815786000047" calcext:value-type="float">
            <text:p>0.000211815786</text:p>
          </table:table-cell>
          <table:table-cell table:formula="of:=IF(OR([.AD11]&gt;([.O11]+[.P11]);([.AD11]&lt;[.O11]-[.P11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965104939278" calcext:value-type="float">
            <text:p>0.965104939278</text:p>
          </table:table-cell>
          <table:table-cell table:formula="of:=[.AH11]-[.AO11]" office:value-type="float" office:value="-0.000000000221999973959441" calcext:value-type="float">
            <text:p>-2.21999973959441E-10</text:p>
          </table:table-cell>
          <table:table-cell table:formula="of:=[.AH11]-[.Q11]" office:value-type="float" office:value="-0.00379506072200009" calcext:value-type="float">
            <text:p>-0.003795060722</text:p>
          </table:table-cell>
          <table:table-cell table:formula="of:=IF(OR([.AH11]&gt;([.Q11]+[.R11]);([.AH11]&lt;[.Q11]-[.R11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294" office:value-type="float" office:value="0.9972381842" calcext:value-type="float">
            <text:p>0.9972381842</text:p>
          </table:table-cell>
          <table:table-cell table:style-name="ce87" office:value-type="float" office:value="0.9651049395" calcext:value-type="float">
            <text:p>0.9651049395</text:p>
          </table:table-cell>
          <table:table-cell table:number-columns-repeated="96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office:value-type="float" office:value="710" calcext:value-type="float">
            <text:p>710</text:p>
          </table:table-cell>
          <table:table-cell office:value-type="float" office:value="246" calcext:value-type="float">
            <text:p>246</text:p>
          </table:table-cell>
          <table:table-cell office:value-type="float" office:value="419" calcext:value-type="float">
            <text:p>419</text:p>
          </table:table-cell>
          <table:table-cell office:value-type="float" office:value="136" calcext:value-type="float">
            <text:p>136</text:p>
          </table:table-cell>
          <table:table-cell office:value-type="float" office:value="309" calcext:value-type="float">
            <text:p>309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style-name="ce7" office:value-type="float" office:value="0.57018" calcext:value-type="float">
            <text:p>0.57018</text:p>
          </table:table-cell>
          <table:table-cell table:style-name="ce7" office:value-type="float" office:value="0.004032432785" calcext:value-type="float">
            <text:p>0.004032432785</text:p>
          </table:table-cell>
          <table:table-cell table:style-name="ce7" office:value-type="float" office:value="0.02621" calcext:value-type="float">
            <text:p>0.02621</text:p>
          </table:table-cell>
          <table:table-cell table:style-name="ce7" office:value-type="float" office:value="0.001301319696" calcext:value-type="float">
            <text:p>0.001301319696</text:p>
          </table:table-cell>
          <table:table-cell table:style-name="ce35" table:formula="of:=[.Q12]-[.AO12]" office:value-type="float" office:value="-0.000300622349999998" calcext:value-type="float">
            <text:p>-0.00030062235</text:p>
          </table:table-cell>
          <table:table-cell table:style-name="ce35" office:value-type="float" office:value="20.1640005112" calcext:value-type="float">
            <text:p>20.1640005112</text:p>
          </table:table-cell>
          <table:table-cell table:style-name="ce35" office:value-type="float" office:value="0.0565986633301" calcext:value-type="float">
            <text:p>0.0565986633301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82" calcext:value-type="float">
            <text:p>82</text:p>
          </table:table-cell>
          <table:table-cell table:formula="of:=[.O12]-[.AB12]" office:value-type="float" office:value="0.00103688946000002" calcext:value-type="float">
            <text:p>0.00103688946</text:p>
          </table:table-cell>
          <table:table-cell table:formula="of:=[.Q12]-[.AC12]" office:value-type="float" office:value="-0.000300624111" calcext:value-type="float">
            <text:p>-0.000300624111</text:p>
          </table:table-cell>
          <table:table-cell table:style-name="ce35" office:value-type="float" office:value="0.56914311054" calcext:value-type="float">
            <text:p>0.56914311054</text:p>
          </table:table-cell>
          <table:table-cell table:style-name="ce35" office:value-type="float" office:value="0.026510624111" calcext:value-type="float">
            <text:p>0.026510624111</text:p>
          </table:table-cell>
          <table:table-cell office:value-type="float" office:value="0.5691430944" calcext:value-type="float">
            <text:p>0.5691430944</text:p>
          </table:table-cell>
          <table:table-cell table:formula="of:=[.AN12]-[.AD12]" office:value-type="float" office:value="-0.00000000369999997307246" calcext:value-type="float">
            <text:p>-3.69999997307246E-09</text:p>
          </table:table-cell>
          <table:table-cell table:formula="of:=[.O12]-[.AD12]" office:value-type="float" office:value="0.00103690560000003" calcext:value-type="float">
            <text:p>0.0010369056</text:p>
          </table:table-cell>
          <table:table-cell table:formula="of:=IF(OR([.AD12]&gt;([.O12]+[.P12]);([.AD12]&lt;[.O12]-[.P12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026510624111" calcext:value-type="float">
            <text:p>0.026510624111</text:p>
          </table:table-cell>
          <table:table-cell table:formula="of:=[.AH12]-[.AO12]" office:value-type="float" office:value="0.00000000176100000207069" calcext:value-type="float">
            <text:p>1.76100000207069E-09</text:p>
          </table:table-cell>
          <table:table-cell table:formula="of:=[.AH12]-[.Q12]" office:value-type="float" office:value="0.000300624111" calcext:value-type="float">
            <text:p>0.000300624111</text:p>
          </table:table-cell>
          <table:table-cell table:formula="of:=IF(OR([.AH12]&gt;([.Q12]+[.R12]);([.AH12]&lt;[.Q12]-[.R12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87" office:value-type="float" office:value="0.5691430907" calcext:value-type="float">
            <text:p>0.5691430907</text:p>
          </table:table-cell>
          <table:table-cell table:style-name="ce35" office:value-type="float" office:value="0.02651062235" calcext:value-type="float">
            <text:p>0.02651062235</text:p>
          </table:table-cell>
          <table:table-cell table:number-columns-repeated="96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number-columns-repeated="2"/>
          <table:table-cell table:style-name="ce43" office:value-type="float" office:value="877" calcext:value-type="float">
            <text:p>877</text:p>
          </table:table-cell>
          <table:table-cell table:style-name="ce53" office:value-type="float" office:value="1331" calcext:value-type="float">
            <text:p>1331</text:p>
          </table:table-cell>
          <table:table-cell table:style-name="ce53" office:value-type="float" office:value="339" calcext:value-type="float">
            <text:p>339</text:p>
          </table:table-cell>
          <table:table-cell table:style-name="ce53" office:value-type="float" office:value="605" calcext:value-type="float">
            <text:p>605</text:p>
          </table:table-cell>
          <table:table-cell table:style-name="ce91" office:value-type="float" office:value="131" calcext:value-type="float">
            <text:p>131</text:p>
          </table:table-cell>
          <table:table-cell office:value-type="float" office:value="413" calcext:value-type="float">
            <text:p>413</text:p>
          </table:table-cell>
          <table:table-cell office:value-type="float" office:value="51" calcext:value-type="float">
            <text:p>51</text:p>
          </table:table-cell>
          <table:table-cell office:value-type="float" office:value="230" calcext:value-type="float">
            <text:p>230</text:p>
          </table:table-cell>
          <table:table-cell table:style-name="ce7" office:value-type="float" office:value="0.93424" calcext:value-type="float">
            <text:p>0.93424</text:p>
          </table:table-cell>
          <table:table-cell table:style-name="ce7" office:value-type="float" office:value="0.00201896118" calcext:value-type="float">
            <text:p>0.00201896118</text:p>
          </table:table-cell>
          <table:table-cell table:style-name="ce7" office:value-type="float" office:value="0.7457" calcext:value-type="float">
            <text:p>0.7457</text:p>
          </table:table-cell>
          <table:table-cell table:style-name="ce7" office:value-type="float" office:value="0.003547097195" calcext:value-type="float">
            <text:p>0.003547097195</text:p>
          </table:table-cell>
          <table:table-cell table:style-name="ce35" table:formula="of:=[.Q13]-[.AO13]" office:value-type="float" office:value="0.00110571150000005" calcext:value-type="float">
            <text:p>0.0011057115</text:p>
          </table:table-cell>
          <table:table-cell table:style-name="ce35" office:value-type="float" office:value="16.8831396103" calcext:value-type="float">
            <text:p>16.8831396103</text:p>
          </table:table-cell>
          <table:table-cell table:style-name="ce35" office:value-type="float" office:value="0.0466101169586" calcext:value-type="float">
            <text:p>0.0466101169586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352" calcext:value-type="float">
            <text:p>352</text:p>
          </table:table-cell>
          <table:table-cell table:formula="of:=[.O13]-[.AB13]" office:value-type="float" office:value="0.000731907647000041" calcext:value-type="float">
            <text:p>0.000731907647</text:p>
          </table:table-cell>
          <table:table-cell table:formula="of:=[.Q13]-[.AC13]" office:value-type="float" office:value="0.00110571536199999" calcext:value-type="float">
            <text:p>0.001105715362</text:p>
          </table:table-cell>
          <table:table-cell table:style-name="ce35" office:value-type="float" office:value="0.933508092353" calcext:value-type="float">
            <text:p>0.933508092353</text:p>
          </table:table-cell>
          <table:table-cell table:style-name="ce35" office:value-type="float" office:value="0.744594284638" calcext:value-type="float">
            <text:p>0.744594284638</text:p>
          </table:table-cell>
          <table:table-cell office:value-type="float" office:value="0.933508092353" calcext:value-type="float">
            <text:p>0.933508092353</text:p>
          </table:table-cell>
          <table:table-cell table:formula="of:=[.AN13]-[.AD13]" office:value-type="float" office:value="-0.00000000105300002051223" calcext:value-type="float">
            <text:p>-1.05300002051223E-09</text:p>
          </table:table-cell>
          <table:table-cell table:formula="of:=[.O13]-[.AD13]" office:value-type="float" office:value="0.000731907647000041" calcext:value-type="float">
            <text:p>0.000731907647</text:p>
          </table:table-cell>
          <table:table-cell table:formula="of:=IF(OR([.AD13]&gt;([.O13]+[.P13]);([.AD13]&lt;[.O13]-[.P13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744594284638" calcext:value-type="float">
            <text:p>0.744594284638</text:p>
          </table:table-cell>
          <table:table-cell table:formula="of:=[.AH13]-[.AO13]" office:value-type="float" office:value="-0.00000000386199994206748" calcext:value-type="float">
            <text:p>-3.86199994206748E-09</text:p>
          </table:table-cell>
          <table:table-cell table:formula="of:=[.AH13]-[.Q13]" office:value-type="float" office:value="-0.00110571536199999" calcext:value-type="float">
            <text:p>-0.001105715362</text:p>
          </table:table-cell>
          <table:table-cell table:formula="of:=IF(OR([.AH13]&gt;([.Q13]+[.R13]);([.AH13]&lt;[.Q13]-[.R13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9335080913" calcext:value-type="float">
            <text:p>0.9335080913</text:p>
          </table:table-cell>
          <table:table-cell table:style-name="ce35" office:value-type="float" office:value="0.7445942885" calcext:value-type="float">
            <text:p>0.7445942885</text:p>
          </table:table-cell>
          <table:table-cell table:number-columns-repeated="96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0" calcext:value-type="float">
            <text:p>20</text:p>
          </table:table-cell>
          <table:table-cell table:style-name="ce36" table:number-columns-repeated="2"/>
          <table:table-cell table:style-name="ce44" office:value-type="float" office:value="80" calcext:value-type="float">
            <text:p>80</text:p>
          </table:table-cell>
          <table:table-cell table:style-name="ce59" office:value-type="float" office:value="111" calcext:value-type="float">
            <text:p>111</text:p>
          </table:table-cell>
          <table:table-cell table:style-name="ce59" office:value-type="float" office:value="44" calcext:value-type="float">
            <text:p>44</text:p>
          </table:table-cell>
          <table:table-cell table:style-name="ce59" office:value-type="float" office:value="64" calcext:value-type="float">
            <text:p>64</text:p>
          </table:table-cell>
          <table:table-cell table:style-name="ce9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style-name="ce103" office:value-type="float" office:value="22" calcext:value-type="float">
            <text:p>22</text:p>
          </table:table-cell>
          <table:table-cell table:style-name="ce7" office:value-type="float" office:value="0.637" calcext:value-type="float">
            <text:p>0.637</text:p>
          </table:table-cell>
          <table:table-cell table:style-name="ce7" office:value-type="float" office:value="0.01238627922" calcext:value-type="float">
            <text:p>0.01238627922</text:p>
          </table:table-cell>
          <table:table-cell table:style-name="ce7" office:value-type="float" office:value="0.2957" calcext:value-type="float">
            <text:p>0.2957</text:p>
          </table:table-cell>
          <table:table-cell table:style-name="ce7" office:value-type="float" office:value="0.01175499216" calcext:value-type="float">
            <text:p>0.01175499216</text:p>
          </table:table-cell>
          <table:table-cell table:style-name="ce35" table:formula="of:=[.Q14]-[.AO14]" office:value-type="float" office:value="0.0021461867" calcext:value-type="float">
            <text:p>0.0021461867</text:p>
          </table:table-cell>
          <table:table-cell table:style-name="ce35" office:value-type="float" office:value="9.99397563934" calcext:value-type="float">
            <text:p>9.99397563934</text:p>
          </table:table-cell>
          <table:table-cell table:style-name="ce35" office:value-type="float" office:value="0.0353527069092" calcext:value-type="float">
            <text:p>0.0353527069092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2" calcext:value-type="float">
            <text:p>22</text:p>
          </table:table-cell>
          <table:table-cell table:formula="of:=[.O14]-[.AB14]" office:value-type="float" office:value="-0.00434605349099992" calcext:value-type="float">
            <text:p>-0.004346053491</text:p>
          </table:table-cell>
          <table:table-cell table:formula="of:=[.Q14]-[.AC14]" office:value-type="float" office:value="0.002146187794" calcext:value-type="float">
            <text:p>0.002146187794</text:p>
          </table:table-cell>
          <table:table-cell table:style-name="ce35" office:value-type="float" office:value="0.641346053491" calcext:value-type="float">
            <text:p>0.641346053491</text:p>
          </table:table-cell>
          <table:table-cell table:style-name="ce35" office:value-type="float" office:value="0.293553812206" calcext:value-type="float">
            <text:p>0.293553812206</text:p>
          </table:table-cell>
          <table:table-cell office:value-type="float" office:value="0.641346053491" calcext:value-type="float">
            <text:p>0.641346053491</text:p>
          </table:table-cell>
          <table:table-cell table:formula="of:=[.AN14]-[.AD14]" office:value-type="float" office:value="-0.00000000309099990047912" calcext:value-type="float">
            <text:p>-3.09099990047912E-09</text:p>
          </table:table-cell>
          <table:table-cell table:formula="of:=[.O14]-[.AD14]" office:value-type="float" office:value="-0.00434605349099992" calcext:value-type="float">
            <text:p>-0.004346053491</text:p>
          </table:table-cell>
          <table:table-cell table:formula="of:=IF(OR([.AD14]&gt;([.O14]+[.P14]);([.AD14]&lt;[.O14]-[.P14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293553812206" calcext:value-type="float">
            <text:p>0.293553812206</text:p>
          </table:table-cell>
          <table:table-cell table:formula="of:=[.AH14]-[.AO14]" office:value-type="float" office:value="-0.00000000109400000170012" calcext:value-type="float">
            <text:p>-1.09400000170012E-09</text:p>
          </table:table-cell>
          <table:table-cell table:formula="of:=[.AH14]-[.Q14]" office:value-type="float" office:value="-0.002146187794" calcext:value-type="float">
            <text:p>-0.002146187794</text:p>
          </table:table-cell>
          <table:table-cell table:formula="of:=IF(OR([.AH14]&gt;([.Q14]+[.R14]);([.AH14]&lt;[.Q14]-[.R14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6413460504" calcext:value-type="float">
            <text:p>0.6413460504</text:p>
          </table:table-cell>
          <table:table-cell table:style-name="ce35" office:value-type="float" office:value="0.2935538133" calcext:value-type="float">
            <text:p>0.2935538133</text:p>
          </table:table-cell>
          <table:table-cell table:number-columns-repeated="96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2"/>
          <table:table-cell table:style-name="ce45" office:value-type="float" office:value="82" calcext:value-type="float">
            <text:p>82</text:p>
          </table:table-cell>
          <table:table-cell table:style-name="ce62" office:value-type="float" office:value="117" calcext:value-type="float">
            <text:p>117</text:p>
          </table:table-cell>
          <table:table-cell table:style-name="ce62" office:value-type="float" office:value="64" calcext:value-type="float">
            <text:p>64</text:p>
          </table:table-cell>
          <table:table-cell table:style-name="ce62" office:value-type="float" office:value="97" calcext:value-type="float">
            <text:p>97</text:p>
          </table:table-cell>
          <table:table-cell table:style-name="ce94"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0.8263" calcext:value-type="float">
            <text:p>0.8263</text:p>
          </table:table-cell>
          <table:table-cell table:style-name="ce7" office:value-type="float" office:value="0.009758579912" calcext:value-type="float">
            <text:p>0.009758579912</text:p>
          </table:table-cell>
          <table:table-cell table:style-name="ce7" office:value-type="float" office:value="0.4127" calcext:value-type="float">
            <text:p>0.4127</text:p>
          </table:table-cell>
          <table:table-cell table:style-name="ce7" office:value-type="float" office:value="0.01268133783" calcext:value-type="float">
            <text:p>0.01268133783</text:p>
          </table:table-cell>
          <table:table-cell table:style-name="ce35" table:formula="of:=[.Q15]-[.AO15]" office:value-type="float" office:value="-0.00231864809999999" calcext:value-type="float">
            <text:p>-0.0023186481</text:p>
          </table:table-cell>
          <table:table-cell table:style-name="ce35" office:value-type="float" office:value="9.91427588463" calcext:value-type="float">
            <text:p>9.91427588463</text:p>
          </table:table-cell>
          <table:table-cell table:style-name="ce35" office:value-type="float" office:value="0.0446040630341" calcext:value-type="float">
            <text:p>0.0446040630341</text:p>
          </table:table-cell>
          <table:table-cell table:number-columns-repeated="2" table:style-name="ce35" office:value-type="float" office:value="19" calcext:value-type="float">
            <text:p>1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8" calcext:value-type="float">
            <text:p>28</text:p>
          </table:table-cell>
          <table:table-cell table:formula="of:=[.O15]-[.AB15]" office:value-type="float" office:value="0.00370052859600001" calcext:value-type="float">
            <text:p>0.003700528596</text:p>
          </table:table-cell>
          <table:table-cell table:formula="of:=[.Q15]-[.AC15]" office:value-type="float" office:value="-0.00231864709699997" calcext:value-type="float">
            <text:p>-0.002318647097</text:p>
          </table:table-cell>
          <table:table-cell table:style-name="ce35" office:value-type="float" office:value="0.822599471404" calcext:value-type="float">
            <text:p>0.822599471404</text:p>
          </table:table-cell>
          <table:table-cell table:style-name="ce35" office:value-type="float" office:value="0.415018647097" calcext:value-type="float">
            <text:p>0.415018647097</text:p>
          </table:table-cell>
          <table:table-cell office:value-type="float" office:value="0.822599471404" calcext:value-type="float">
            <text:p>0.822599471404</text:p>
          </table:table-cell>
          <table:table-cell table:formula="of:=[.AN15]-[.AD15]" office:value-type="float" office:value="-0.00000000400400002043" calcext:value-type="float">
            <text:p>-4.00400002043E-09</text:p>
          </table:table-cell>
          <table:table-cell table:formula="of:=[.O15]-[.AD15]" office:value-type="float" office:value="0.00370052859600001" calcext:value-type="float">
            <text:p>0.003700528596</text:p>
          </table:table-cell>
          <table:table-cell table:formula="of:=IF(OR([.AD15]&gt;([.O15]+[.P15]);([.AD15]&lt;[.O15]-[.P15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415018647097" calcext:value-type="float">
            <text:p>0.415018647097</text:p>
          </table:table-cell>
          <table:table-cell table:formula="of:=[.AH15]-[.AO15]" office:value-type="float" office:value="-0.00000000100300001637521" calcext:value-type="float">
            <text:p>-1.00300001637521E-09</text:p>
          </table:table-cell>
          <table:table-cell table:formula="of:=[.AH15]-[.Q15]" office:value-type="float" office:value="0.00231864709699997" calcext:value-type="float">
            <text:p>0.002318647097</text:p>
          </table:table-cell>
          <table:table-cell table:formula="of:=IF(OR([.AH15]&gt;([.Q15]+[.R15]);([.AH15]&lt;[.Q15]-[.R15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8225994674" calcext:value-type="float">
            <text:p>0.8225994674</text:p>
          </table:table-cell>
          <table:table-cell table:style-name="ce35" office:value-type="float" office:value="0.4150186481" calcext:value-type="float">
            <text:p>0.4150186481</text:p>
          </table:table-cell>
          <table:table-cell table:number-columns-repeated="96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37" table:number-columns-repeated="2"/>
          <table:table-cell table:style-name="ce46" office:value-type="float" office:value="346" calcext:value-type="float">
            <text:p>346</text:p>
          </table:table-cell>
          <table:table-cell table:style-name="ce64" office:value-type="float" office:value="510" calcext:value-type="float">
            <text:p>510</text:p>
          </table:table-cell>
          <table:table-cell table:style-name="ce64" office:value-type="float" office:value="250" calcext:value-type="float">
            <text:p>250</text:p>
          </table:table-cell>
          <table:table-cell table:style-name="ce64" office:value-type="float" office:value="400" calcext:value-type="float">
            <text:p>400</text:p>
          </table:table-cell>
          <table:table-cell table:style-name="ce95" office:value-type="float" office:value="128" calcext:value-type="float">
            <text:p>128</text:p>
          </table:table-cell>
          <table:table-cell office:value-type="float" office:value="327" calcext:value-type="float">
            <text:p>327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table:style-name="ce106" office:value-type="float" office:value="0.77987" calcext:value-type="float">
            <text:p>0.77987</text:p>
          </table:table-cell>
          <table:table-cell table:style-name="ce137" office:value-type="float" office:value="0.003374959466" calcext:value-type="float">
            <text:p>0.003374959466</text:p>
          </table:table-cell>
          <table:table-cell table:style-name="ce7" office:value-type="float" office:value="0.3438" calcext:value-type="float">
            <text:p>0.3438</text:p>
          </table:table-cell>
          <table:table-cell table:style-name="ce7" office:value-type="float" office:value="0.01223457497" calcext:value-type="float">
            <text:p>0.01223457497</text:p>
          </table:table-cell>
          <table:table-cell table:style-name="ce35" table:formula="of:=[.Q16]-[.AO16]" office:value-type="float" office:value="0.00387934739999995" calcext:value-type="float">
            <text:p>0.0038793474</text:p>
          </table:table-cell>
          <table:table-cell table:style-name="ce35" office:value-type="float" office:value="16.8781468868" calcext:value-type="float">
            <text:p>16.8781468868</text:p>
          </table:table-cell>
          <table:table-cell table:style-name="ce35" office:value-type="float" office:value="0.0436928272247" calcext:value-type="float">
            <text:p>0.0436928272247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112" calcext:value-type="float">
            <text:p>112</text:p>
          </table:table-cell>
          <table:table-cell table:formula="of:=[.O16]-[.AB16]" office:value-type="float" office:value="0.00137163548100006" calcext:value-type="float">
            <text:p>0.001371635481</text:p>
          </table:table-cell>
          <table:table-cell table:formula="of:=[.Q16]-[.AC16]" office:value-type="float" office:value="0.003879347659" calcext:value-type="float">
            <text:p>0.003879347659</text:p>
          </table:table-cell>
          <table:table-cell table:style-name="ce35" office:value-type="float" office:value="0.778498364519" calcext:value-type="float">
            <text:p>0.778498364519</text:p>
          </table:table-cell>
          <table:table-cell table:style-name="ce35" office:value-type="float" office:value="0.339920652341" calcext:value-type="float">
            <text:p>0.339920652341</text:p>
          </table:table-cell>
          <table:table-cell office:value-type="float" office:value="0.778498364519" calcext:value-type="float">
            <text:p>0.778498364519</text:p>
          </table:table-cell>
          <table:table-cell table:formula="of:=[.AN16]-[.AD16]" office:value-type="float" office:value="-0.00000000271900002513092" calcext:value-type="float">
            <text:p>-2.71900002513092E-09</text:p>
          </table:table-cell>
          <table:table-cell table:formula="of:=[.O16]-[.AD16]" office:value-type="float" office:value="0.00137163548100006" calcext:value-type="float">
            <text:p>0.001371635481</text:p>
          </table:table-cell>
          <table:table-cell table:formula="of:=IF(OR([.AD16]&gt;([.O16]+[.P16]);([.AD16]&lt;[.O16]-[.P16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339920652341" calcext:value-type="float">
            <text:p>0.339920652341</text:p>
          </table:table-cell>
          <table:table-cell table:formula="of:=[.AH16]-[.AO16]" office:value-type="float" office:value="-0.000000000259000043634217" calcext:value-type="float">
            <text:p>-2.59000043634217E-10</text:p>
          </table:table-cell>
          <table:table-cell table:formula="of:=[.AH16]-[.Q16]" office:value-type="float" office:value="-0.003879347659" calcext:value-type="float">
            <text:p>-0.003879347659</text:p>
          </table:table-cell>
          <table:table-cell table:formula="of:=IF(OR([.AH16]&gt;([.Q16]+[.R16]);([.AH16]&lt;[.Q16]-[.R16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7784983618" calcext:value-type="float">
            <text:p>0.7784983618</text:p>
          </table:table-cell>
          <table:table-cell table:style-name="ce35" office:value-type="float" office:value="0.3399206526" calcext:value-type="float">
            <text:p>0.3399206526</text:p>
          </table:table-cell>
          <table:table-cell table:number-columns-repeated="96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0.7314" calcext:value-type="float">
            <text:p>0.7314</text:p>
          </table:table-cell>
          <table:table-cell office:value-type="float" office:value="0.01141690322" calcext:value-type="float">
            <text:p>0.01141690322</text:p>
          </table:table-cell>
          <table:table-cell office:value-type="float" office:value="0.3067" calcext:value-type="float">
            <text:p>0.3067</text:p>
          </table:table-cell>
          <table:table-cell office:value-type="float" office:value="0.01187778132" calcext:value-type="float">
            <text:p>0.01187778132</text:p>
          </table:table-cell>
          <table:table-cell table:style-name="ce35" table:formula="of:=[.Q17]-[.AO17]" office:value-type="float" office:value="0.00443926380000004" calcext:value-type="float">
            <text:p>0.0044392638</text:p>
          </table:table-cell>
          <table:table-cell table:style-name="ce35" office:value-type="float" office:value="12.1270515919" calcext:value-type="float">
            <text:p>12.1270515919</text:p>
          </table:table-cell>
          <table:table-cell table:style-name="ce35" office:value-type="float" office:value="0.0398991107941" calcext:value-type="float">
            <text:p>0.0398991107941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formula="of:=[.O17]-[.AB17]" office:value-type="float" office:value="0.00666857907900009" calcext:value-type="float">
            <text:p>0.006668579079</text:p>
          </table:table-cell>
          <table:table-cell table:formula="of:=[.Q17]-[.AC17]" office:value-type="float" office:value="0.00443926450600002" calcext:value-type="float">
            <text:p>0.004439264506</text:p>
          </table:table-cell>
          <table:table-cell table:style-name="ce35" office:value-type="float" office:value="0.724731420921" calcext:value-type="float">
            <text:p>0.724731420921</text:p>
          </table:table-cell>
          <table:table-cell table:style-name="ce35" office:value-type="float" office:value="0.302260735494" calcext:value-type="float">
            <text:p>0.302260735494</text:p>
          </table:table-cell>
          <table:table-cell office:value-type="float" office:value="0.724731420921" calcext:value-type="float">
            <text:p>0.724731420921</text:p>
          </table:table-cell>
          <table:table-cell table:formula="of:=[.AN17]-[.AD17]" office:value-type="float" office:value="-0.00000000322099991123537" calcext:value-type="float">
            <text:p>-3.22099991123537E-09</text:p>
          </table:table-cell>
          <table:table-cell table:formula="of:=[.O17]-[.AD17]" office:value-type="float" office:value="0.00666857907900009" calcext:value-type="float">
            <text:p>0.006668579079</text:p>
          </table:table-cell>
          <table:table-cell table:formula="of:=IF(OR([.AD17]&gt;([.O17]+[.P17]);([.AD17]&lt;[.O17]-[.P17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302260735494" calcext:value-type="float">
            <text:p>0.302260735494</text:p>
          </table:table-cell>
          <table:table-cell table:formula="of:=[.AH17]-[.AO17]" office:value-type="float" office:value="-0.00000000070599998069909" calcext:value-type="float">
            <text:p>-7.0599998069909E-10</text:p>
          </table:table-cell>
          <table:table-cell table:formula="of:=[.AH17]-[.Q17]" office:value-type="float" office:value="-0.00443926450600002" calcext:value-type="float">
            <text:p>-0.004439264506</text:p>
          </table:table-cell>
          <table:table-cell table:formula="of:=IF(OR([.AH17]&gt;([.Q17]+[.R17]);([.AH17]&lt;[.Q17]-[.R17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7247314177" calcext:value-type="float">
            <text:p>0.7247314177</text:p>
          </table:table-cell>
          <table:table-cell table:style-name="ce35" office:value-type="float" office:value="0.3022607362" calcext:value-type="float">
            <text:p>0.3022607362</text:p>
          </table:table-cell>
          <table:table-cell table:number-columns-repeated="967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47" office:value-type="float" office:value="8101" calcext:value-type="float">
            <text:p>8101</text:p>
          </table:table-cell>
          <table:table-cell table:style-name="ce71" office:value-type="float" office:value="12443" calcext:value-type="float">
            <text:p>12443</text:p>
          </table:table-cell>
          <table:table-cell table:style-name="ce71" office:value-type="float" office:value="1237" calcext:value-type="float">
            <text:p>1237</text:p>
          </table:table-cell>
          <table:table-cell table:style-name="ce71" office:value-type="float" office:value="2365" calcext:value-type="float">
            <text:p>2365</text:p>
          </table:table-cell>
          <table:table-cell table:style-name="ce96" office:value-type="float" office:value="416" calcext:value-type="float">
            <text:p>416</text:p>
          </table:table-cell>
          <table:table-cell office:value-type="float" office:value="1544" calcext:value-type="float">
            <text:p>1544</text:p>
          </table:table-cell>
          <table:table-cell office:value-type="float" office:value="144" calcext:value-type="float">
            <text:p>144</text:p>
          </table:table-cell>
          <table:table-cell office:value-type="float" office:value="992" calcext:value-type="float">
            <text:p>992</text:p>
          </table:table-cell>
          <table:table-cell table:style-name="ce108" office:value-type="float" office:value="0.6173" calcext:value-type="float">
            <text:p>0.6173</text:p>
          </table:table-cell>
          <table:table-cell office:value-type="float" office:value="0.01251973703" calcext:value-type="float">
            <text:p>0.01251973703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01083498424" calcext:value-type="float">
            <text:p>0.01083498424</text:p>
          </table:table-cell>
          <table:table-cell table:style-name="ce35" table:formula="of:=[.Q18]-[.AO18]" office:value-type="float" office:value="0.00345686240000001" calcext:value-type="float">
            <text:p>0.0034568624</text:p>
          </table:table-cell>
          <table:table-cell table:style-name="ce35" office:value-type="float" office:value="30.925719738" calcext:value-type="float">
            <text:p>30.925719738</text:p>
          </table:table-cell>
          <table:table-cell table:style-name="ce35" office:value-type="float" office:value="0.136079072952" calcext:value-type="float">
            <text:p>0.136079072952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256" calcext:value-type="float">
            <text:p>256</text:p>
          </table:table-cell>
          <table:table-cell table:style-name="ce35" office:value-type="float" office:value="1920" calcext:value-type="float">
            <text:p>1920</text:p>
          </table:table-cell>
          <table:table-cell table:formula="of:=[.O18]-[.AB18]" office:value-type="float" office:value="0.00454407051900008" calcext:value-type="float">
            <text:p>0.004544070519</text:p>
          </table:table-cell>
          <table:table-cell table:formula="of:=[.Q18]-[.AC18]" office:value-type="float" office:value="0.00345686422700001" calcext:value-type="float">
            <text:p>0.003456864227</text:p>
          </table:table-cell>
          <table:table-cell table:style-name="ce35" office:value-type="float" office:value="0.612755929481" calcext:value-type="float">
            <text:p>0.612755929481</text:p>
          </table:table-cell>
          <table:table-cell table:style-name="ce35" office:value-type="float" office:value="0.226243135773" calcext:value-type="float">
            <text:p>0.226243135773</text:p>
          </table:table-cell>
          <table:table-cell office:value-type="float" office:value="0.612755929481" calcext:value-type="float">
            <text:p>0.612755929481</text:p>
          </table:table-cell>
          <table:table-cell table:formula="of:=[.AN18]-[.AD18]" office:value-type="float" office:value="-0.00000000518099996238419" calcext:value-type="float">
            <text:p>-5.18099996238419E-09</text:p>
          </table:table-cell>
          <table:table-cell table:formula="of:=[.O18]-[.AD18]" office:value-type="float" office:value="0.00454407051900008" calcext:value-type="float">
            <text:p>0.004544070519</text:p>
          </table:table-cell>
          <table:table-cell table:formula="of:=IF(OR([.AD18]&gt;([.O18]+[.P18]);([.AD18]&lt;[.O18]-[.P18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226243135773" calcext:value-type="float">
            <text:p>0.226243135773</text:p>
          </table:table-cell>
          <table:table-cell table:formula="of:=[.AH18]-[.AO18]" office:value-type="float" office:value="-0.00000000182699999573543" calcext:value-type="float">
            <text:p>-1.82699999573543E-09</text:p>
          </table:table-cell>
          <table:table-cell table:formula="of:=[.AH18]-[.Q18]" office:value-type="float" office:value="-0.00345686422700001" calcext:value-type="float">
            <text:p>-0.003456864227</text:p>
          </table:table-cell>
          <table:table-cell table:formula="of:=IF(OR([.AH18]&gt;([.Q18]+[.R18]);([.AH18]&lt;[.Q18]-[.R18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299" office:value-type="float" office:value="0.6127559243" calcext:value-type="float">
            <text:p>0.6127559243</text:p>
          </table:table-cell>
          <table:table-cell table:style-name="ce35" office:value-type="float" office:value="0.2262431376" calcext:value-type="float">
            <text:p>0.2262431376</text:p>
          </table:table-cell>
          <table:table-cell table:number-columns-repeated="96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office:value-type="float" office:value="1998" calcext:value-type="float">
            <text:p>1998</text:p>
          </table:table-cell>
          <table:table-cell office:value-type="float" office:value="336" calcext:value-type="float">
            <text:p>336</text:p>
          </table:table-cell>
          <table:table-cell office:value-type="float" office:value="590" calcext:value-type="float">
            <text:p>590</text:p>
          </table:table-cell>
          <table:table-cell office:value-type="float" office:value="139" calcext:value-type="float">
            <text:p>139</text:p>
          </table:table-cell>
          <table:table-cell office:value-type="float" office:value="393" calcext:value-type="float">
            <text:p>393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0.5635" calcext:value-type="float">
            <text:p>0.5635</text:p>
          </table:table-cell>
          <table:table-cell office:value-type="float" office:value="0.01277488271" calcext:value-type="float">
            <text:p>0.01277488271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01241018199" calcext:value-type="float">
            <text:p>0.01241018199</text:p>
          </table:table-cell>
          <table:table-cell table:style-name="ce35" table:formula="of:=[.Q19]-[.AO19]" office:value-type="float" office:value="0.00168381690000002" calcext:value-type="float">
            <text:p>0.0016838169</text:p>
          </table:table-cell>
          <table:table-cell office:value-type="float" office:value="20.9992933273" calcext:value-type="float">
            <text:p>20.9992933273</text:p>
          </table:table-cell>
          <table:table-cell office:value-type="float" office:value="0.0483200550079" calcext:value-type="float">
            <text:p>0.0483200550079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table:formula="of:=[.O19]-[.AB19]" office:value-type="float" office:value="-0.00184755583899998" calcext:value-type="float">
            <text:p>-0.001847555839</text:p>
          </table:table-cell>
          <table:table-cell table:formula="of:=[.Q19]-[.AC19]" office:value-type="float" office:value="0.00168382063200001" calcext:value-type="float">
            <text:p>0.001683820632</text:p>
          </table:table-cell>
          <table:table-cell office:value-type="float" office:value="0.565347555839" calcext:value-type="float">
            <text:p>0.565347555839</text:p>
          </table:table-cell>
          <table:table-cell office:value-type="float" office:value="0.364616179368" calcext:value-type="float">
            <text:p>0.364616179368</text:p>
          </table:table-cell>
          <table:table-cell office:value-type="float" office:value="0.565347555839" calcext:value-type="float">
            <text:p>0.565347555839</text:p>
          </table:table-cell>
          <table:table-cell table:formula="of:=[.AN19]-[.AD19]" office:value-type="float" office:value="-0.00000000353899998195573" calcext:value-type="float">
            <text:p>-3.53899998195573E-09</text:p>
          </table:table-cell>
          <table:table-cell table:formula="of:=[.O19]-[.AD19]" office:value-type="float" office:value="-0.00184755583899998" calcext:value-type="float">
            <text:p>-0.001847555839</text:p>
          </table:table-cell>
          <table:table-cell table:formula="of:=IF(OR([.AD19]&gt;([.O19]+[.P19]);([.AD19]&lt;[.O19]-[.P19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364616179368" calcext:value-type="float">
            <text:p>0.364616179368</text:p>
          </table:table-cell>
          <table:table-cell table:formula="of:=[.AH19]-[.AO19]" office:value-type="float" office:value="-0.00000000373199998682239" calcext:value-type="float">
            <text:p>-3.73199998682239E-09</text:p>
          </table:table-cell>
          <table:table-cell table:formula="of:=[.AH19]-[.Q19]" office:value-type="float" office:value="-0.00168382063200001" calcext:value-type="float">
            <text:p>-0.001683820632</text:p>
          </table:table-cell>
          <table:table-cell table:formula="of:=IF(OR([.AH19]&gt;([.Q19]+[.R19]);([.AH19]&lt;[.Q19]-[.R19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5653475523" calcext:value-type="float">
            <text:p>0.5653475523</text:p>
          </table:table-cell>
          <table:table-cell table:style-name="ce35" office:value-type="float" office:value="0.3646161831" calcext:value-type="float">
            <text:p>0.3646161831</text:p>
          </table:table-cell>
          <table:table-cell table:number-columns-repeated="967"/>
        </table:table-row>
        <table:table-row table:style-name="ro4">
          <table:table-cell table:style-name="ce35" office:value-type="float" office:value="17" calcext:value-type="float">
            <text:p>1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4" calcext:value-type="float">
            <text:p>4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style-name="ce35" office:value-type="float" office:value="8497724" calcext:value-type="float">
            <text:p>8497724</text:p>
          </table:table-cell>
          <table:table-cell table:style-name="ce35" office:value-type="float" office:value="14703644" calcext:value-type="float">
            <text:p>14703644</text:p>
          </table:table-cell>
          <table:table-cell table:style-name="ce35" office:value-type="float" office:value="1793667" calcext:value-type="float">
            <text:p>1793667</text:p>
          </table:table-cell>
          <table:table-cell table:style-name="ce35" office:value-type="float" office:value="4630531" calcext:value-type="float">
            <text:p>4630531</text:p>
          </table:table-cell>
          <table:table-cell table:style-name="ce35" office:value-type="float" office:value="511752" calcext:value-type="float">
            <text:p>511752</text:p>
          </table:table-cell>
          <table:table-cell table:style-name="ce35" office:value-type="float" office:value="3593876" calcext:value-type="float">
            <text:p>3593876</text:p>
          </table:table-cell>
          <table:table-cell table:style-name="ce35" office:value-type="float" office:value="207744" calcext:value-type="float">
            <text:p>207744</text:p>
          </table:table-cell>
          <table:table-cell table:style-name="ce35" office:value-type="float" office:value="2845056" calcext:value-type="float">
            <text:p>2845056</text:p>
          </table:table-cell>
          <table:table-cell table:style-name="ce35" office:value-type="float" office:value="0.856189" calcext:value-type="float">
            <text:p>0.856189</text:p>
          </table:table-cell>
          <table:table-cell table:style-name="ce35" office:value-type="float" office:value="0.0009038548907" calcext:value-type="float">
            <text:p>0.0009038548907</text:p>
          </table:table-cell>
          <table:table-cell table:style-name="ce35" office:value-type="float" office:value="0.5978" calcext:value-type="float">
            <text:p>0.5978</text:p>
          </table:table-cell>
          <table:table-cell table:style-name="ce35" office:value-type="float" office:value="0.01263039189" calcext:value-type="float">
            <text:p>0.01263039189</text:p>
          </table:table-cell>
          <table:table-cell table:style-name="ce35" table:formula="of:=[.Q20]-[.AO20]" office:value-type="float" office:value="-0.00180396920000003" calcext:value-type="float">
            <text:p>-0.0018039692</text:p>
          </table:table-cell>
          <table:table-cell table:style-name="ce35" office:value-type="float" office:value="39.8069841862" calcext:value-type="float">
            <text:p>39.8069841862</text:p>
          </table:table-cell>
          <table:table-cell table:style-name="ce35" office:value-type="float" office:value="38.5319020748" calcext:value-type="float">
            <text:p>38.5319020748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99320" calcext:value-type="float">
            <text:p>99320</text:p>
          </table:table-cell>
          <table:table-cell table:style-name="ce35" office:value-type="float" office:value="1405572" calcext:value-type="float">
            <text:p>1405572</text:p>
          </table:table-cell>
          <table:table-cell table:formula="of:=[.O20]-[.AB20]" office:value-type="float" office:value="0.000112405415999994" calcext:value-type="float">
            <text:p>0.000112405416</text:p>
          </table:table-cell>
          <table:table-cell table:formula="of:=[.Q20]-[.AC20]" office:value-type="float" office:value="-0.00174483477300003" calcext:value-type="float">
            <text:p>-0.001744834773</text:p>
          </table:table-cell>
          <table:table-cell table:style-name="ce35" office:value-type="float" office:value="0.856076594584" calcext:value-type="float">
            <text:p>0.856076594584</text:p>
          </table:table-cell>
          <table:table-cell table:style-name="ce35" office:value-type="float" office:value="0.599544834773" calcext:value-type="float">
            <text:p>0.599544834773</text:p>
          </table:table-cell>
          <table:table-cell office:value-type="float" office:value="0.856076594584" calcext:value-type="float">
            <text:p>0.856076594584</text:p>
          </table:table-cell>
          <table:table-cell table:formula="of:=[.AN20]-[.AD20]" office:value-type="float" office:value="-0.0000007491839999485" calcext:value-type="float">
            <text:p>-7.491839999485E-07</text:p>
          </table:table-cell>
          <table:table-cell table:formula="of:=[.O20]-[.AD20]" office:value-type="float" office:value="0.000112405415999994" calcext:value-type="float">
            <text:p>0.000112405416</text:p>
          </table:table-cell>
          <table:table-cell table:formula="of:=IF(OR([.AD20]&gt;([.O20]+[.P20]);([.AD20]&lt;[.O20]-[.P20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599544834773" calcext:value-type="float">
            <text:p>0.599544834773</text:p>
          </table:table-cell>
          <table:table-cell table:formula="of:=[.AH20]-[.AO20]" office:value-type="float" office:value="-0.0000591344270000071" calcext:value-type="float">
            <text:p>-5.91344270000071E-05</text:p>
          </table:table-cell>
          <table:table-cell table:formula="of:=[.AH20]-[.Q20]" office:value-type="float" office:value="0.00174483477300003" calcext:value-type="float">
            <text:p>0.001744834773</text:p>
          </table:table-cell>
          <table:table-cell table:formula="of:=IF(OR([.AH20]&gt;([.Q20]+[.R20]);([.AH20]&lt;[.Q20]-[.R20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03" office:value-type="float" office:value="0.8560758454" calcext:value-type="float">
            <text:p>0.8560758454</text:p>
          </table:table-cell>
          <table:table-cell table:style-name="ce35" office:value-type="float" office:value="0.5996039692" calcext:value-type="float">
            <text:p>0.5996039692</text:p>
          </table:table-cell>
          <table:table-cell table:number-columns-repeated="967"/>
        </table:table-row>
        <table:table-row table:style-name="ro4">
          <table:table-cell table:style-name="ce35" office:value-type="float" office:value="18" calcext:value-type="float">
            <text:p>1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style-name="ce48" office:value-type="float" office:value="91372" calcext:value-type="float">
            <text:p>91372</text:p>
          </table:table-cell>
          <table:table-cell table:style-name="ce73" office:value-type="float" office:value="339941" calcext:value-type="float">
            <text:p>339941</text:p>
          </table:table-cell>
          <table:table-cell table:style-name="ce73" office:value-type="float" office:value="14608" calcext:value-type="float">
            <text:p>14608</text:p>
          </table:table-cell>
          <table:table-cell table:style-name="ce73" office:value-type="float" office:value="58620" calcext:value-type="float">
            <text:p>58620</text:p>
          </table:table-cell>
          <table:table-cell table:style-name="ce97" office:value-type="float" office:value="12040" calcext:value-type="float">
            <text:p>12040</text:p>
          </table:table-cell>
          <table:table-cell table:style-name="ce35" office:value-type="float" office:value="56575" calcext:value-type="float">
            <text:p>56575</text:p>
          </table:table-cell>
          <table:table-cell table:style-name="ce35" office:value-type="float" office:value="360" calcext:value-type="float">
            <text:p>360</text:p>
          </table:table-cell>
          <table:table-cell table:style-name="ce35" office:value-type="float" office:value="2352" calcext:value-type="float">
            <text:p>2352</text:p>
          </table:table-cell>
          <table:table-cell table:style-name="ce35" office:value-type="float" office:value="0.38561" calcext:value-type="float">
            <text:p>0.38561</text:p>
          </table:table-cell>
          <table:table-cell table:style-name="ce35" office:value-type="float" office:value="0.003964733957" calcext:value-type="float">
            <text:p>0.003964733957</text:p>
          </table:table-cell>
          <table:table-cell table:style-name="ce35" office:value-type="float" office:value="0.22783" calcext:value-type="float">
            <text:p>0.22783</text:p>
          </table:table-cell>
          <table:table-cell table:style-name="ce35" office:value-type="float" office:value="0.003416486859" calcext:value-type="float">
            <text:p>0.003416486859</text:p>
          </table:table-cell>
          <table:table-cell table:style-name="ce35" table:formula="of:=[.Q21]-[.AO21]" office:value-type="float" office:value="-0.00167019459999998" calcext:value-type="float">
            <text:p>-0.0016701946</text:p>
          </table:table-cell>
          <table:table-cell table:style-name="ce35" office:value-type="float" office:value="22.0238516331" calcext:value-type="float">
            <text:p>22.0238516331</text:p>
          </table:table-cell>
          <table:table-cell table:style-name="ce35" office:value-type="float" office:value="95.4456651211" calcext:value-type="float">
            <text:p>95.4456651211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793" calcext:value-type="float">
            <text:p>793</text:p>
          </table:table-cell>
          <table:table-cell table:style-name="ce35" office:value-type="float" office:value="6024" calcext:value-type="float">
            <text:p>6024</text:p>
          </table:table-cell>
          <table:table-cell table:formula="of:=[.O21]-[.AB21]" office:value-type="float" office:value="-0.00233915123199996" calcext:value-type="float">
            <text:p>-0.002339151232</text:p>
          </table:table-cell>
          <table:table-cell table:formula="of:=[.Q21]-[.AC21]" office:value-type="float" office:value="-0.00167019360199996" calcext:value-type="float">
            <text:p>-0.001670193602</text:p>
          </table:table-cell>
          <table:table-cell table:style-name="ce35" office:value-type="float" office:value="0.387949151232" calcext:value-type="float">
            <text:p>0.387949151232</text:p>
          </table:table-cell>
          <table:table-cell table:style-name="ce35" office:value-type="float" office:value="0.229500193602" calcext:value-type="float">
            <text:p>0.229500193602</text:p>
          </table:table-cell>
          <table:table-cell office:value-type="float" office:value="0.387949151232" calcext:value-type="float">
            <text:p>0.387949151232</text:p>
          </table:table-cell>
          <table:table-cell table:formula="of:=[.AN21]-[.AD21]" office:value-type="float" office:value="-0.00000000503199992785142" calcext:value-type="float">
            <text:p>-5.03199992785142E-09</text:p>
          </table:table-cell>
          <table:table-cell table:formula="of:=[.O21]-[.AD21]" office:value-type="float" office:value="-0.00233915123199996" calcext:value-type="float">
            <text:p>-0.002339151232</text:p>
          </table:table-cell>
          <table:table-cell table:formula="of:=IF(OR([.AD21]&gt;([.O21]+[.P21]);([.AD21]&lt;[.O21]-[.P21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229500193602" calcext:value-type="float">
            <text:p>0.229500193602</text:p>
          </table:table-cell>
          <table:table-cell table:formula="of:=[.AH21]-[.AO21]" office:value-type="float" office:value="-0.000000000998000015961509" calcext:value-type="float">
            <text:p>-9.98000015961509E-10</text:p>
          </table:table-cell>
          <table:table-cell table:formula="of:=[.AH21]-[.Q21]" office:value-type="float" office:value="0.00167019360199996" calcext:value-type="float">
            <text:p>0.001670193602</text:p>
          </table:table-cell>
          <table:table-cell table:formula="of:=IF(OR([.AH21]&gt;([.Q21]+[.R21]);([.AH21]&lt;[.Q21]-[.R21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04" office:value-type="float" office:value="0.3879491462" calcext:value-type="float">
            <text:p>0.3879491462</text:p>
          </table:table-cell>
          <table:table-cell table:style-name="ce35" office:value-type="float" office:value="0.2295001946" calcext:value-type="float">
            <text:p>0.2295001946</text:p>
          </table:table-cell>
          <table:table-cell table:number-columns-repeated="967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8" calcext:value-type="float">
            <text:p>8</text:p>
          </table:table-cell>
          <table:table-cell table:style-name="ce17" office:value-type="float" office:value="20" calcext:value-type="float">
            <text:p>20</text:p>
          </table:table-cell>
          <table:table-cell table:style-name="ce38"/>
          <table:table-cell table:style-name="ce39"/>
          <table:table-cell table:style-name="ce50" office:value-type="float" office:value="3145" calcext:value-type="float">
            <text:p>3145</text:p>
          </table:table-cell>
          <table:table-cell table:style-name="ce74" office:value-type="float" office:value="5027" calcext:value-type="float">
            <text:p>5027</text:p>
          </table:table-cell>
          <table:table-cell table:style-name="ce83" office:value-type="float" office:value="1106" calcext:value-type="float">
            <text:p>1106</text:p>
          </table:table-cell>
          <table:table-cell table:style-name="ce84" office:value-type="float" office:value="1906" calcext:value-type="float">
            <text:p>1906</text:p>
          </table:table-cell>
          <table:table-cell table:style-name="ce98" office:value-type="float" office:value="334" calcext:value-type="float">
            <text:p>334</text:p>
          </table:table-cell>
          <table:table-cell table:style-name="ce101" office:value-type="float" office:value="1134" calcext:value-type="float">
            <text:p>1134</text:p>
          </table:table-cell>
          <table:table-cell table:style-name="ce102" office:value-type="float" office:value="144" calcext:value-type="float">
            <text:p>144</text:p>
          </table:table-cell>
          <table:table-cell table:style-name="ce104" office:value-type="float" office:value="676" calcext:value-type="float">
            <text:p>676</text:p>
          </table:table-cell>
          <table:table-cell table:style-name="ce109" office:value-type="float" office:value="0.44453" calcext:value-type="float">
            <text:p>0.44453</text:p>
          </table:table-cell>
          <table:table-cell table:style-name="ce138" office:value-type="float" office:value="0.001279966724" calcext:value-type="float">
            <text:p>0.001279966724</text:p>
          </table:table-cell>
          <table:table-cell table:style-name="ce165" office:value-type="float" office:value="0.164376" calcext:value-type="float">
            <text:p>0.164376</text:p>
          </table:table-cell>
          <table:table-cell table:style-name="ce241" office:value-type="float" office:value="0.0009546463" calcext:value-type="float">
            <text:p>0.0009546463</text:p>
          </table:table-cell>
          <table:table-cell table:style-name="ce272" table:formula="of:=[.Q22]-[.AO22]" office:value-type="float" office:value="0.000251646199999983" calcext:value-type="float">
            <text:p>0.0002516462</text:p>
          </table:table-cell>
          <table:table-cell table:style-name="ce35" office:value-type="float" office:value="26.078499794" calcext:value-type="float">
            <text:p>26.078499794</text:p>
          </table:table-cell>
          <table:table-cell table:style-name="ce35" office:value-type="float" office:value="0.14980840683" calcext:value-type="float">
            <text:p>0.1498084068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352" calcext:value-type="float">
            <text:p>352</text:p>
          </table:table-cell>
          <table:table-cell table:style-name="ce35" office:value-type="float" office:value="1825" calcext:value-type="float">
            <text:p>1825</text:p>
          </table:table-cell>
          <table:table-cell table:formula="of:=[.O22]-[.AB22]" office:value-type="float" office:value="0.000227911782000045" calcext:value-type="float">
            <text:p>0.000227911782</text:p>
          </table:table-cell>
          <table:table-cell table:formula="of:=[.Q22]-[.AC22]" office:value-type="float" office:value="0.000251635462999999" calcext:value-type="float">
            <text:p>0.000251635463</text:p>
          </table:table-cell>
          <table:table-cell table:style-name="ce35" office:value-type="float" office:value="0.444302088218" calcext:value-type="float">
            <text:p>0.444302088218</text:p>
          </table:table-cell>
          <table:table-cell table:style-name="ce35" office:value-type="float" office:value="0.164124364537" calcext:value-type="float">
            <text:p>0.164124364537</text:p>
          </table:table-cell>
          <table:table-cell office:value-type="float" office:value="0.444302088218" calcext:value-type="float">
            <text:p>0.444302088218</text:p>
          </table:table-cell>
          <table:table-cell table:formula="of:=[.AN22]-[.AD22]" office:value-type="float" office:value="-0.0000000183179999502237" calcext:value-type="float">
            <text:p>-1.83179999502237E-08</text:p>
          </table:table-cell>
          <table:table-cell table:formula="of:=[.O22]-[.AD22]" office:value-type="float" office:value="0.000227911782000045" calcext:value-type="float">
            <text:p>0.000227911782</text:p>
          </table:table-cell>
          <table:table-cell table:formula="of:=IF(OR([.AD22]&gt;([.O22]+[.P22]);([.AD22]&lt;[.O22]-[.P22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164124364537" calcext:value-type="float">
            <text:p>0.164124364537</text:p>
          </table:table-cell>
          <table:table-cell table:formula="of:=[.AH22]-[.AO22]" office:value-type="float" office:value="0.0000000107369999835516" calcext:value-type="float">
            <text:p>1.07369999835516E-08</text:p>
          </table:table-cell>
          <table:table-cell table:formula="of:=[.AH22]-[.Q22]" office:value-type="float" office:value="-0.000251635462999999" calcext:value-type="float">
            <text:p>-0.000251635463</text:p>
          </table:table-cell>
          <table:table-cell table:formula="of:=IF(OR([.AH22]&gt;([.Q22]+[.R22]);([.AH22]&lt;[.Q22]-[.R22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05" office:value-type="float" office:value="0.4443020699" calcext:value-type="float">
            <text:p>0.4443020699</text:p>
          </table:table-cell>
          <table:table-cell table:style-name="ce318" office:value-type="float" office:value="0.1641243538" calcext:value-type="float">
            <text:p>0.1641243538</text:p>
          </table:table-cell>
          <table:table-cell table:number-columns-repeated="967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style-name="ce35" office:value-type="float" office:value="2825" calcext:value-type="float">
            <text:p>2825</text:p>
          </table:table-cell>
          <table:table-cell table:style-name="ce35" office:value-type="float" office:value="4603" calcext:value-type="float">
            <text:p>4603</text:p>
          </table:table-cell>
          <table:table-cell table:style-name="ce35" office:value-type="float" office:value="997" calcext:value-type="float">
            <text:p>997</text:p>
          </table:table-cell>
          <table:table-cell table:style-name="ce35" office:value-type="float" office:value="2116" calcext:value-type="float">
            <text:p>2116</text:p>
          </table:table-cell>
          <table:table-cell table:style-name="ce35" office:value-type="float" office:value="285" calcext:value-type="float">
            <text:p>285</text:p>
          </table:table-cell>
          <table:table-cell table:style-name="ce35" office:value-type="float" office:value="1404" calcext:value-type="float">
            <text:p>1404</text:p>
          </table:table-cell>
          <table:table-cell table:style-name="ce35" office:value-type="float" office:value="216" calcext:value-type="float">
            <text:p>216</text:p>
          </table:table-cell>
          <table:table-cell table:style-name="ce35" office:value-type="float" office:value="1266" calcext:value-type="float">
            <text:p>1266</text:p>
          </table:table-cell>
          <table:table-cell table:style-name="ce35" office:value-type="float" office:value="0.9693" calcext:value-type="float">
            <text:p>0.9693</text:p>
          </table:table-cell>
          <table:table-cell table:style-name="ce35" office:value-type="float" office:value="0.004443407374" calcext:value-type="float">
            <text:p>0.004443407374</text:p>
          </table:table-cell>
          <table:table-cell table:style-name="ce35" office:value-type="float" office:value="0.8568" calcext:value-type="float">
            <text:p>0.8568</text:p>
          </table:table-cell>
          <table:table-cell table:style-name="ce35" office:value-type="float" office:value="0.009022545382" calcext:value-type="float">
            <text:p>0.009022545382</text:p>
          </table:table-cell>
          <table:table-cell table:style-name="ce35" table:formula="of:=[.Q23]-[.AO23]" office:value-type="float" office:value="-0.00362639050000002" calcext:value-type="float">
            <text:p>-0.0036263905</text:p>
          </table:table-cell>
          <table:table-cell table:style-name="ce35" office:value-type="float" office:value="18.3804395199" calcext:value-type="float">
            <text:p>18.3804395199</text:p>
          </table:table-cell>
          <table:table-cell table:style-name="ce35" office:value-type="float" office:value="0.07548546791" calcext:value-type="float">
            <text:p>0.07548546791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288" calcext:value-type="float">
            <text:p>288</text:p>
          </table:table-cell>
          <table:table-cell table:style-name="ce35" office:value-type="float" office:value="1880" calcext:value-type="float">
            <text:p>1880</text:p>
          </table:table-cell>
          <table:table-cell table:formula="of:=[.O23]-[.AB23]" office:value-type="float" office:value="-0.00145781366799991" calcext:value-type="float">
            <text:p>-0.001457813668</text:p>
          </table:table-cell>
          <table:table-cell table:formula="of:=[.Q23]-[.AC23]" office:value-type="float" office:value="-0.00362638231799994" calcext:value-type="float">
            <text:p>-0.003626382318</text:p>
          </table:table-cell>
          <table:table-cell table:style-name="ce35" office:value-type="float" office:value="0.970757813668" calcext:value-type="float">
            <text:p>0.970757813668</text:p>
          </table:table-cell>
          <table:table-cell table:style-name="ce35" office:value-type="float" office:value="0.860426382318" calcext:value-type="float">
            <text:p>0.860426382318</text:p>
          </table:table-cell>
          <table:table-cell office:value-type="float" office:value="0.970757813668" calcext:value-type="float">
            <text:p>0.970757813668</text:p>
          </table:table-cell>
          <table:table-cell table:formula="of:=[.AN23]-[.AD23]" office:value-type="float" office:value="0.00000000103200004097914" calcext:value-type="float">
            <text:p>1.03200004097914E-09</text:p>
          </table:table-cell>
          <table:table-cell table:formula="of:=[.O23]-[.AD23]" office:value-type="float" office:value="-0.00145781366799991" calcext:value-type="float">
            <text:p>-0.001457813668</text:p>
          </table:table-cell>
          <table:table-cell table:formula="of:=IF(OR([.AD23]&gt;([.O23]+[.P23]);([.AD23]&lt;[.O23]-[.P23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860426382318" calcext:value-type="float">
            <text:p>0.860426382318</text:p>
          </table:table-cell>
          <table:table-cell table:formula="of:=[.AH23]-[.AO23]" office:value-type="float" office:value="-0.00000000818200007746128" calcext:value-type="float">
            <text:p>-8.18200007746128E-09</text:p>
          </table:table-cell>
          <table:table-cell table:formula="of:=[.AH23]-[.Q23]" office:value-type="float" office:value="0.00362638231799994" calcext:value-type="float">
            <text:p>0.003626382318</text:p>
          </table:table-cell>
          <table:table-cell table:formula="of:=IF(OR([.AH23]&gt;([.Q23]+[.R23]);([.AH23]&lt;[.Q23]-[.R23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9707578147" calcext:value-type="float">
            <text:p>0.9707578147</text:p>
          </table:table-cell>
          <table:table-cell table:style-name="ce35" office:value-type="float" office:value="0.8604263905" calcext:value-type="float">
            <text:p>0.8604263905</text:p>
          </table:table-cell>
          <table:table-cell table:number-columns-repeated="967"/>
        </table:table-row>
        <table:table-row table:style-name="ro1">
          <table:table-cell table:style-name="ce35" office:value-type="float" office:value="21" calcext:value-type="float">
            <text:p>2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table:number-columns-repeated="2"/>
          <table:table-cell table:style-name="ce35" office:value-type="float" office:value="342" calcext:value-type="float">
            <text:p>342</text:p>
          </table:table-cell>
          <table:table-cell table:style-name="ce35" office:value-type="float" office:value="485" calcext:value-type="float">
            <text:p>485</text:p>
          </table:table-cell>
          <table:table-cell table:style-name="ce35" office:value-type="float" office:value="237" calcext:value-type="float">
            <text:p>237</text:p>
          </table:table-cell>
          <table:table-cell table:style-name="ce35" office:value-type="float" office:value="375" calcext:value-type="float">
            <text:p>375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220" calcext:value-type="float">
            <text:p>220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float" office:value="0.337" calcext:value-type="float">
            <text:p>0.337</text:p>
          </table:table-cell>
          <table:table-cell table:style-name="ce35" office:value-type="float" office:value="0.01217557701" calcext:value-type="float">
            <text:p>0.01217557701</text:p>
          </table:table-cell>
          <table:table-cell table:style-name="ce35" office:value-type="float" office:value="0.0263" calcext:value-type="float">
            <text:p>0.0263</text:p>
          </table:table-cell>
          <table:table-cell table:style-name="ce13" office:value-type="float" office:value="0.004122002933" calcext:value-type="float">
            <text:p>0.004122002933</text:p>
          </table:table-cell>
          <table:table-cell table:style-name="ce35" table:formula="of:=[.Q24]-[.AO24]" office:value-type="float" office:value="-0.00182508681" calcext:value-type="float">
            <text:p>-0.00182508681</text:p>
          </table:table-cell>
          <table:table-cell table:style-name="ce35" office:value-type="float" office:value="17.5661931038" calcext:value-type="float">
            <text:p>17.5661931038</text:p>
          </table:table-cell>
          <table:table-cell table:style-name="ce35" office:value-type="float" office:value="0.0494711399078" calcext:value-type="float">
            <text:p>0.0494711399078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24" calcext:value-type="float">
            <text:p>124</text:p>
          </table:table-cell>
          <table:table-cell table:formula="of:=[.O24]-[.AB24]" office:value-type="float" office:value="-0.00136318436399996" calcext:value-type="float">
            <text:p>-0.001363184364</text:p>
          </table:table-cell>
          <table:table-cell table:formula="of:=[.Q24]-[.AC24]" office:value-type="float" office:value="-0.001825085717" calcext:value-type="float">
            <text:p>-0.001825085717</text:p>
          </table:table-cell>
          <table:table-cell table:style-name="ce35" office:value-type="float" office:value="0.338363184364" calcext:value-type="float">
            <text:p>0.338363184364</text:p>
          </table:table-cell>
          <table:table-cell table:style-name="ce35" office:value-type="float" office:value="0.028125085717" calcext:value-type="float">
            <text:p>0.028125085717</text:p>
          </table:table-cell>
          <table:table-cell office:value-type="float" office:value="0.338363184364" calcext:value-type="float">
            <text:p>0.338363184364</text:p>
          </table:table-cell>
          <table:table-cell table:formula="of:=[.AN24]-[.AD24]" office:value-type="float" office:value="0.00000000443600001176492" calcext:value-type="float">
            <text:p>4.43600001176492E-09</text:p>
          </table:table-cell>
          <table:table-cell table:formula="of:=[.O24]-[.AD24]" office:value-type="float" office:value="-0.00136318436399996" calcext:value-type="float">
            <text:p>-0.001363184364</text:p>
          </table:table-cell>
          <table:table-cell table:formula="of:=IF(OR([.AD24]&gt;([.O24]+[.P24]);([.AD24]&lt;[.O24]-[.P24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028125085717" calcext:value-type="float">
            <text:p>0.028125085717</text:p>
          </table:table-cell>
          <table:table-cell table:formula="of:=[.AH24]-[.AO24]" office:value-type="float" office:value="-0.00000000109299999953572" calcext:value-type="float">
            <text:p>-1.09299999953572E-09</text:p>
          </table:table-cell>
          <table:table-cell table:formula="of:=[.AH24]-[.Q24]" office:value-type="float" office:value="0.001825085717" calcext:value-type="float">
            <text:p>0.001825085717</text:p>
          </table:table-cell>
          <table:table-cell table:formula="of:=IF(OR([.AH24]&gt;([.Q24]+[.R24]);([.AH24]&lt;[.Q24]-[.R24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3383631888" calcext:value-type="float">
            <text:p>0.3383631888</text:p>
          </table:table-cell>
          <table:table-cell table:style-name="ce35" office:value-type="float" office:value="0.02812508681" calcext:value-type="float">
            <text:p>0.02812508681</text:p>
          </table:table-cell>
          <table:table-cell table:number-columns-repeated="967"/>
        </table:table-row>
        <table:table-row table:style-name="ro1">
          <table:table-cell table:style-name="ce35" office:value-type="float" office:value="22" calcext:value-type="float">
            <text:p>2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" calcext:value-type="float">
            <text:p>6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number-columns-repeated="2"/>
          <table:table-cell table:style-name="ce35" office:value-type="float" office:value="40873" calcext:value-type="float">
            <text:p>40873</text:p>
          </table:table-cell>
          <table:table-cell table:style-name="ce35" office:value-type="float" office:value="64133" calcext:value-type="float">
            <text:p>64133</text:p>
          </table:table-cell>
          <table:table-cell table:style-name="ce35" office:value-type="float" office:value="6353" calcext:value-type="float">
            <text:p>6353</text:p>
          </table:table-cell>
          <table:table-cell table:style-name="ce35" office:value-type="float" office:value="17071" calcext:value-type="float">
            <text:p>17071</text:p>
          </table:table-cell>
          <table:table-cell table:style-name="ce35" office:value-type="float" office:value="1838" calcext:value-type="float">
            <text:p>1838</text:p>
          </table:table-cell>
          <table:table-cell table:style-name="ce35" office:value-type="float" office:value="12556" calcext:value-type="float">
            <text:p>12556</text:p>
          </table:table-cell>
          <table:table-cell table:style-name="ce35" office:value-type="float" office:value="1496" calcext:value-type="float">
            <text:p>1496</text:p>
          </table:table-cell>
          <table:table-cell table:style-name="ce35" office:value-type="float" office:value="11872" calcext:value-type="float">
            <text:p>11872</text:p>
          </table:table-cell>
          <table:table-cell table:style-name="ce35" office:value-type="float" office:value="0.7577" calcext:value-type="float">
            <text:p>0.7577</text:p>
          </table:table-cell>
          <table:table-cell table:style-name="ce35" office:value-type="float" office:value="0.01103680039" calcext:value-type="float">
            <text:p>0.01103680039</text:p>
          </table:table-cell>
          <table:table-cell table:style-name="ce35" office:value-type="float" office:value="0.657" calcext:value-type="float">
            <text:p>0.657</text:p>
          </table:table-cell>
          <table:table-cell table:style-name="ce35" office:value-type="float" office:value="0.01222777903" calcext:value-type="float">
            <text:p>0.01222777903</text:p>
          </table:table-cell>
          <table:table-cell table:style-name="ce35" table:formula="of:=[.Q25]-[.AO25]" office:value-type="float" office:value="-0.00238007760000003" calcext:value-type="float">
            <text:p>-0.0023800776</text:p>
          </table:table-cell>
          <table:table-cell office:value-type="float" office:value="21.8842115402" calcext:value-type="float">
            <text:p>21.8842115402</text:p>
          </table:table-cell>
          <table:table-cell office:value-type="float" office:value="0.585603475571" calcext:value-type="float">
            <text:p>0.585603475571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23424" calcext:value-type="float">
            <text:p>23424</text:p>
          </table:table-cell>
          <table:table-cell table:formula="of:=[.O25]-[.AB25]" office:value-type="float" office:value="-0.000428911917999986" calcext:value-type="float">
            <text:p>-0.000428911918</text:p>
          </table:table-cell>
          <table:table-cell table:formula="of:=[.Q25]-[.AC25]" office:value-type="float" office:value="-0.00238004871699993" calcext:value-type="float">
            <text:p>-0.002380048717</text:p>
          </table:table-cell>
          <table:table-cell office:value-type="float" office:value="0.758128911918" calcext:value-type="float">
            <text:p>0.758128911918</text:p>
          </table:table-cell>
          <table:table-cell office:value-type="float" office:value="0.659380048717" calcext:value-type="float">
            <text:p>0.659380048717</text:p>
          </table:table-cell>
          <table:table-cell office:value-type="float" office:value="0.758128911918" calcext:value-type="float">
            <text:p>0.758128911918</text:p>
          </table:table-cell>
          <table:table-cell table:formula="of:=[.AN25]-[.AD25]" office:value-type="float" office:value="0.00000000838199998298705" calcext:value-type="float">
            <text:p>8.38199998298705E-09</text:p>
          </table:table-cell>
          <table:table-cell table:formula="of:=[.O25]-[.AD25]" office:value-type="float" office:value="-0.000428911917999986" calcext:value-type="float">
            <text:p>-0.000428911918</text:p>
          </table:table-cell>
          <table:table-cell table:formula="of:=IF(OR([.AD25]&gt;([.O25]+[.P25]);([.AD25]&lt;[.O25]-[.P25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659380048717" calcext:value-type="float">
            <text:p>0.659380048717</text:p>
          </table:table-cell>
          <table:table-cell table:formula="of:=[.AH25]-[.AO25]" office:value-type="float" office:value="-0.0000000288830001027307" calcext:value-type="float">
            <text:p>-2.88830001027307E-08</text:p>
          </table:table-cell>
          <table:table-cell table:formula="of:=[.AH25]-[.Q25]" office:value-type="float" office:value="0.00238004871699993" calcext:value-type="float">
            <text:p>0.002380048717</text:p>
          </table:table-cell>
          <table:table-cell table:formula="of:=IF(OR([.AH25]&gt;([.Q25]+[.R25]);([.AH25]&lt;[.Q25]-[.R25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06" office:value-type="float" office:value="0.7581289203" calcext:value-type="float">
            <text:p>0.7581289203</text:p>
          </table:table-cell>
          <table:table-cell table:style-name="ce35" office:value-type="float" office:value="0.6593800776" calcext:value-type="float">
            <text:p>0.6593800776</text:p>
          </table:table-cell>
          <table:table-cell table:number-columns-repeated="967"/>
        </table:table-row>
        <table:table-row table:style-name="ro4">
          <table:table-cell table:style-name="ce35" office:value-type="float" office:value="23" calcext:value-type="float">
            <text:p>2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" calcext:value-type="float">
            <text:p>3</text:p>
          </table:table-cell>
          <table:table-cell table:style-name="ce35" office:value-type="float" office:value="20" calcext:value-type="float">
            <text:p>20</text:p>
          </table:table-cell>
          <table:table-cell table:style-name="ce35" table:number-columns-repeated="2"/>
          <table:table-cell table:style-name="ce35" office:value-type="float" office:value="179596" calcext:value-type="float">
            <text:p>179596</text:p>
          </table:table-cell>
          <table:table-cell table:style-name="ce35" office:value-type="float" office:value="281122" calcext:value-type="float">
            <text:p>281122</text:p>
          </table:table-cell>
          <table:table-cell table:style-name="ce35" office:value-type="float" office:value="16110" calcext:value-type="float">
            <text:p>16110</text:p>
          </table:table-cell>
          <table:table-cell table:style-name="ce35" office:value-type="float" office:value="40220" calcext:value-type="float">
            <text:p>40220</text:p>
          </table:table-cell>
          <table:table-cell table:style-name="ce35" office:value-type="float" office:value="5677" calcext:value-type="float">
            <text:p>5677</text:p>
          </table:table-cell>
          <table:table-cell table:style-name="ce35" office:value-type="float" office:value="29787" calcext:value-type="float">
            <text:p>29787</text:p>
          </table:table-cell>
          <table:table-cell table:style-name="ce35" office:value-type="float" office:value="2048" calcext:value-type="float">
            <text:p>2048</text:p>
          </table:table-cell>
          <table:table-cell table:style-name="ce35" office:value-type="float" office:value="22528" calcext:value-type="float">
            <text:p>22528</text:p>
          </table:table-cell>
          <table:table-cell table:style-name="ce35" office:value-type="float" office:value="0.869" calcext:value-type="float">
            <text:p>0.869</text:p>
          </table:table-cell>
          <table:table-cell table:style-name="ce35" office:value-type="float" office:value="0.02748295162" calcext:value-type="float">
            <text:p>0.02748295162</text:p>
          </table:table-cell>
          <table:table-cell table:style-name="ce35" office:value-type="float" office:value="0.495" calcext:value-type="float">
            <text:p>0.495</text:p>
          </table:table-cell>
          <table:table-cell table:style-name="ce35" office:value-type="float" office:value="0.04072547194" calcext:value-type="float">
            <text:p>0.04072547194</text:p>
          </table:table-cell>
          <table:table-cell table:style-name="ce35" table:formula="of:=[.Q26]-[.AO26]" office:value-type="float" office:value="-0.00963163229999997" calcext:value-type="float">
            <text:p>-0.0096316323</text:p>
          </table:table-cell>
          <table:table-cell table:style-name="ce35" office:value-type="float" office:value="37.8685433865" calcext:value-type="float">
            <text:p>37.8685433865</text:p>
          </table:table-cell>
          <table:table-cell table:style-name="ce35" office:value-type="float" office:value="0.897279262543" calcext:value-type="float">
            <text:p>0.897279262543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2048" calcext:value-type="float">
            <text:p>2048</text:p>
          </table:table-cell>
          <table:table-cell table:style-name="ce35" office:value-type="float" office:value="22528" calcext:value-type="float">
            <text:p>22528</text:p>
          </table:table-cell>
          <table:table-cell table:formula="of:=[.O26]-[.AB26]" office:value-type="float" office:value="-0.001674800822" calcext:value-type="float">
            <text:p>-0.001674800822</text:p>
          </table:table-cell>
          <table:table-cell table:formula="of:=[.Q26]-[.AC26]" office:value-type="float" office:value="-0.00963162049900001" calcext:value-type="float">
            <text:p>-0.009631620499</text:p>
          </table:table-cell>
          <table:table-cell table:style-name="ce35" office:value-type="float" office:value="0.870674800822" calcext:value-type="float">
            <text:p>0.870674800822</text:p>
          </table:table-cell>
          <table:table-cell table:style-name="ce35" office:value-type="float" office:value="0.504631620499" calcext:value-type="float">
            <text:p>0.504631620499</text:p>
          </table:table-cell>
          <table:table-cell office:value-type="float" office:value="0.870674800822" calcext:value-type="float">
            <text:p>0.870674800822</text:p>
          </table:table-cell>
          <table:table-cell table:formula="of:=[.AN26]-[.AD26]" office:value-type="float" office:value="0.00000000627800000874146" calcext:value-type="float">
            <text:p>6.27800000874146E-09</text:p>
          </table:table-cell>
          <table:table-cell table:formula="of:=[.O26]-[.AD26]" office:value-type="float" office:value="-0.001674800822" calcext:value-type="float">
            <text:p>-0.001674800822</text:p>
          </table:table-cell>
          <table:table-cell table:formula="of:=IF(OR([.AD26]&gt;([.O26]+[.P26]);([.AD26]&lt;[.O26]-[.P26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504631620499" calcext:value-type="float">
            <text:p>0.504631620499</text:p>
          </table:table-cell>
          <table:table-cell table:formula="of:=[.AH26]-[.AO26]" office:value-type="float" office:value="-0.0000000118009999550139" calcext:value-type="float">
            <text:p>-1.18009999550139E-08</text:p>
          </table:table-cell>
          <table:table-cell table:formula="of:=[.AH26]-[.Q26]" office:value-type="float" office:value="0.00963162049900001" calcext:value-type="float">
            <text:p>0.009631620499</text:p>
          </table:table-cell>
          <table:table-cell table:formula="of:=IF(OR([.AH26]&gt;([.Q26]+[.R26]);([.AH26]&lt;[.Q26]-[.R26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07" office:value-type="float" office:value="0.8706748071" calcext:value-type="float">
            <text:p>0.8706748071</text:p>
          </table:table-cell>
          <table:table-cell table:style-name="ce35" office:value-type="float" office:value="0.5046316323" calcext:value-type="float">
            <text:p>0.5046316323</text:p>
          </table:table-cell>
          <table:table-cell table:number-columns-repeated="967"/>
        </table:table-row>
        <table:table-row table:style-name="ro4">
          <table:table-cell table:style-name="ce35" office:value-type="float" office:value="24" calcext:value-type="float">
            <text:p>2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style-name="ce51" office:value-type="float" office:value="308" calcext:value-type="float">
            <text:p>308</text:p>
          </table:table-cell>
          <table:table-cell table:style-name="ce76" office:value-type="float" office:value="536" calcext:value-type="float">
            <text:p>536</text:p>
          </table:table-cell>
          <table:table-cell table:style-name="ce76" office:value-type="float" office:value="188" calcext:value-type="float">
            <text:p>188</text:p>
          </table:table-cell>
          <table:table-cell table:style-name="ce76" office:value-type="float" office:value="333" calcext:value-type="float">
            <text:p>333</text:p>
          </table:table-cell>
          <table:table-cell table:style-name="ce99" office:value-type="float" office:value="97" calcext:value-type="float">
            <text:p>97</text:p>
          </table:table-cell>
          <table:table-cell table:style-name="ce35" office:value-type="float" office:value="242" calcext:value-type="float">
            <text:p>242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0.215659" calcext:value-type="float">
            <text:p>0.215659</text:p>
          </table:table-cell>
          <table:table-cell table:style-name="ce35" office:value-type="float" office:value="0.001059385659" calcext:value-type="float">
            <text:p>0.001059385659</text:p>
          </table:table-cell>
          <table:table-cell table:style-name="ce35" office:value-type="float" office:value="0.122295" calcext:value-type="float">
            <text:p>0.122295</text:p>
          </table:table-cell>
          <table:table-cell table:style-name="ce35" office:value-type="float" office:value="0.0008439106627" calcext:value-type="float">
            <text:p>0.0008439106627</text:p>
          </table:table-cell>
          <table:table-cell table:style-name="ce35" table:formula="of:=[.Q27]-[.AO27]" office:value-type="float" office:value="-0.000733281700000005" calcext:value-type="float">
            <text:p>-0.0007332817</text:p>
          </table:table-cell>
          <table:table-cell table:style-name="ce35" office:value-type="float" office:value="17.2358846664" calcext:value-type="float">
            <text:p>17.2358846664</text:p>
          </table:table-cell>
          <table:table-cell table:style-name="ce35" office:value-type="float" office:value="0.0479655265808" calcext:value-type="float">
            <text:p>0.047965526580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34" calcext:value-type="float">
            <text:p>34</text:p>
          </table:table-cell>
          <table:table-cell table:formula="of:=[.O27]-[.AB27]" office:value-type="float" office:value="-0.000608730008999997" calcext:value-type="float">
            <text:p>-0.000608730009</text:p>
          </table:table-cell>
          <table:table-cell table:formula="of:=[.Q27]-[.AC27]" office:value-type="float" office:value="-0.00073327833999999" calcext:value-type="float">
            <text:p>-0.00073327834</text:p>
          </table:table-cell>
          <table:table-cell table:style-name="ce35" office:value-type="float" office:value="0.216267730009" calcext:value-type="float">
            <text:p>0.216267730009</text:p>
          </table:table-cell>
          <table:table-cell table:style-name="ce35" office:value-type="float" office:value="0.12302827834" calcext:value-type="float">
            <text:p>0.12302827834</text:p>
          </table:table-cell>
          <table:table-cell office:value-type="float" office:value="0.216267730009" calcext:value-type="float">
            <text:p>0.216267730009</text:p>
          </table:table-cell>
          <table:table-cell table:formula="of:=[.AN27]-[.AD27]" office:value-type="float" office:value="-0.0000000030089999658589" calcext:value-type="float">
            <text:p>-3.0089999658589E-09</text:p>
          </table:table-cell>
          <table:table-cell table:formula="of:=[.O27]-[.AD27]" office:value-type="float" office:value="-0.000608730008999997" calcext:value-type="float">
            <text:p>-0.000608730009</text:p>
          </table:table-cell>
          <table:table-cell table:formula="of:=IF(OR([.AD27]&gt;([.O27]+[.P27]);([.AD27]&lt;[.O27]-[.P27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12302827834" calcext:value-type="float">
            <text:p>0.12302827834</text:p>
          </table:table-cell>
          <table:table-cell table:formula="of:=[.AH27]-[.AO27]" office:value-type="float" office:value="-0.00000000336000001432968" calcext:value-type="float">
            <text:p>-3.36000001432968E-09</text:p>
          </table:table-cell>
          <table:table-cell table:formula="of:=[.AH27]-[.Q27]" office:value-type="float" office:value="0.00073327833999999" calcext:value-type="float">
            <text:p>0.00073327834</text:p>
          </table:table-cell>
          <table:table-cell table:formula="of:=IF(OR([.AH27]&gt;([.Q27]+[.R27]);([.AH27]&lt;[.Q27]-[.R27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216267727" calcext:value-type="float">
            <text:p>0.216267727</text:p>
          </table:table-cell>
          <table:table-cell table:style-name="ce35" office:value-type="float" office:value="0.1230282817" calcext:value-type="float">
            <text:p>0.1230282817</text:p>
          </table:table-cell>
          <table:table-cell table:number-columns-repeated="967"/>
        </table:table-row>
        <table:table-row table:style-name="ro4">
          <table:table-cell table:style-name="ce35" office:value-type="float" office:value="25" calcext:value-type="float">
            <text:p>2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35" office:value-type="string" calcext:value-type="string">
            <text:p>1K</text:p>
          </table:table-cell>
          <table:table-cell table:style-name="ce35" table:number-columns-repeated="2"/>
          <table:table-cell table:style-name="ce35" office:value-type="float" office:value="1015" calcext:value-type="float">
            <text:p>1015</text:p>
          </table:table-cell>
          <table:table-cell table:style-name="ce35" office:value-type="float" office:value="1617" calcext:value-type="float">
            <text:p>1617</text:p>
          </table:table-cell>
          <table:table-cell table:style-name="ce35" office:value-type="float" office:value="390" calcext:value-type="float">
            <text:p>390</text:p>
          </table:table-cell>
          <table:table-cell table:style-name="ce35" office:value-type="float" office:value="691" calcext:value-type="float">
            <text:p>691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office:value-type="float" office:value="469" calcext:value-type="float">
            <text:p>469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226" calcext:value-type="float">
            <text:p>226</text:p>
          </table:table-cell>
          <table:table-cell table:style-name="ce110" office:value-type="float" office:value="0.9817" calcext:value-type="float">
            <text:p>0.9817</text:p>
          </table:table-cell>
          <table:table-cell table:style-name="ce139" office:value-type="float" office:value="0.003452492769" calcext:value-type="float">
            <text:p>0.003452492769</text:p>
          </table:table-cell>
          <table:table-cell table:style-name="ce87" office:value-type="float" office:value="0.0125" calcext:value-type="float">
            <text:p>0.0125</text:p>
          </table:table-cell>
          <table:table-cell table:style-name="ce87" office:value-type="float" office:value="0.002861813947" calcext:value-type="float">
            <text:p>0.002861813947</text:p>
          </table:table-cell>
          <table:table-cell table:style-name="ce35" table:formula="of:=[.Q28]-[.AO28]" office:value-type="float" office:value="0.000331766190000001" calcext:value-type="float">
            <text:p>0.00033176619</text:p>
          </table:table-cell>
          <table:table-cell office:value-type="float" office:value="16.5939078331" calcext:value-type="float">
            <text:p>16.5939078331</text:p>
          </table:table-cell>
          <table:table-cell office:value-type="float" office:value="0.158043622971" calcext:value-type="float">
            <text:p>0.158043622971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334" calcext:value-type="float">
            <text:p>334</text:p>
          </table:table-cell>
          <table:table-cell table:formula="of:=[.O28]-[.AB28]" office:value-type="float" office:value="-0.00230427300399993" calcext:value-type="float">
            <text:p>-0.002304273004</text:p>
          </table:table-cell>
          <table:table-cell table:formula="of:=[.Q28]-[.AC28]" office:value-type="float" office:value="0.000331766173" calcext:value-type="float">
            <text:p>0.000331766173</text:p>
          </table:table-cell>
          <table:table-cell office:value-type="float" office:value="0.984004273004" calcext:value-type="float">
            <text:p>0.984004273004</text:p>
          </table:table-cell>
          <table:table-cell office:value-type="float" office:value="0.012168233827" calcext:value-type="float">
            <text:p>0.012168233827</text:p>
          </table:table-cell>
          <table:table-cell office:value-type="float" office:value="0.984004273004" calcext:value-type="float">
            <text:p>0.984004273004</text:p>
          </table:table-cell>
          <table:table-cell table:formula="of:=[.AN28]-[.AD28]" office:value-type="float" office:value="-0.000000000603999961157342" calcext:value-type="float">
            <text:p>-6.03999961157342E-10</text:p>
          </table:table-cell>
          <table:table-cell table:formula="of:=[.O28]-[.AD28]" office:value-type="float" office:value="-0.00230427300399993" calcext:value-type="float">
            <text:p>-0.002304273004</text:p>
          </table:table-cell>
          <table:table-cell table:formula="of:=IF(OR([.AD28]&gt;([.O28]+[.P28]);([.AD28]&lt;[.O28]-[.P28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012168233827" calcext:value-type="float">
            <text:p>0.012168233827</text:p>
          </table:table-cell>
          <table:table-cell table:formula="of:=[.AH28]-[.AO28]" office:value-type="float" office:value="0.0000000000170000003657522" calcext:value-type="float">
            <text:p>1.70000003657522E-11</text:p>
          </table:table-cell>
          <table:table-cell table:formula="of:=[.AH28]-[.Q28]" office:value-type="float" office:value="-0.000331766173" calcext:value-type="float">
            <text:p>-0.000331766173</text:p>
          </table:table-cell>
          <table:table-cell table:formula="of:=IF(OR([.AH28]&gt;([.Q28]+[.R28]);([.AH28]&lt;[.Q28]-[.R28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9840042724" calcext:value-type="float">
            <text:p>0.9840042724</text:p>
          </table:table-cell>
          <table:table-cell table:style-name="ce35" office:value-type="float" office:value="0.01216823381" calcext:value-type="float">
            <text:p>0.01216823381</text:p>
          </table:table-cell>
          <table:table-cell table:number-columns-repeated="967"/>
        </table:table-row>
        <table:table-row table:style-name="ro4">
          <table:table-cell table:style-name="ce35" office:value-type="float" office:value="26" calcext:value-type="float">
            <text:p>2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style-name="ce35" office:value-type="float" office:value="1218" calcext:value-type="float">
            <text:p>1218</text:p>
          </table:table-cell>
          <table:table-cell table:style-name="ce35" office:value-type="float" office:value="1998" calcext:value-type="float">
            <text:p>1998</text:p>
          </table:table-cell>
          <table:table-cell table:style-name="ce35" office:value-type="float" office:value="336" calcext:value-type="float">
            <text:p>336</text:p>
          </table:table-cell>
          <table:table-cell table:style-name="ce35" office:value-type="float" office:value="588" calcext:value-type="float">
            <text:p>588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391" calcext:value-type="float">
            <text:p>391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60" calcext:value-type="float">
            <text:p>160</text:p>
          </table:table-cell>
          <table:table-cell table:style-name="ce111" office:value-type="float" office:value="0.5642" calcext:value-type="float">
            <text:p>0.5642</text:p>
          </table:table-cell>
          <table:table-cell table:style-name="ce140" office:value-type="float" office:value="0.01277256117" calcext:value-type="float">
            <text:p>0.01277256117</text:p>
          </table:table-cell>
          <table:table-cell table:style-name="ce166" office:value-type="float" office:value="0.3629" calcext:value-type="float">
            <text:p>0.3629</text:p>
          </table:table-cell>
          <table:table-cell table:style-name="ce247" office:value-type="float" office:value="0.01238554507" calcext:value-type="float">
            <text:p>0.01238554507</text:p>
          </table:table-cell>
          <table:table-cell table:style-name="ce35" table:formula="of:=[.Q29]-[.AO29]" office:value-type="float" office:value="-0.00559728230000001" calcext:value-type="float">
            <text:p>-0.0055972823</text:p>
          </table:table-cell>
          <table:table-cell table:style-name="ce35" office:value-type="float" office:value="20.3043806553" calcext:value-type="float">
            <text:p>20.3043806553</text:p>
          </table:table-cell>
          <table:table-cell table:style-name="ce35" office:value-type="float" office:value="0.048814535141" calcext:value-type="float">
            <text:p>0.048814535141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60" calcext:value-type="float">
            <text:p>160</text:p>
          </table:table-cell>
          <table:table-cell table:formula="of:=[.O29]-[.AB29]" office:value-type="float" office:value="-0.00693371745799998" calcext:value-type="float">
            <text:p>-0.006933717458</text:p>
          </table:table-cell>
          <table:table-cell table:formula="of:=[.Q29]-[.AC29]" office:value-type="float" office:value="-0.00559727855199998" calcext:value-type="float">
            <text:p>-0.005597278552</text:p>
          </table:table-cell>
          <table:table-cell table:style-name="ce35" office:value-type="float" office:value="0.571133717458" calcext:value-type="float">
            <text:p>0.571133717458</text:p>
          </table:table-cell>
          <table:table-cell table:style-name="ce35" office:value-type="float" office:value="0.368497278552" calcext:value-type="float">
            <text:p>0.368497278552</text:p>
          </table:table-cell>
          <table:table-cell office:value-type="float" office:value="0.571133717458" calcext:value-type="float">
            <text:p>0.571133717458</text:p>
          </table:table-cell>
          <table:table-cell table:formula="of:=[.AN29]-[.AD29]" office:value-type="float" office:value="-0.00000000335799998918418" calcext:value-type="float">
            <text:p>-3.35799998918418E-09</text:p>
          </table:table-cell>
          <table:table-cell table:formula="of:=[.O29]-[.AD29]" office:value-type="float" office:value="-0.00693371745799998" calcext:value-type="float">
            <text:p>-0.006933717458</text:p>
          </table:table-cell>
          <table:table-cell table:formula="of:=IF(OR([.AD29]&gt;([.O29]+[.P29]);([.AD29]&lt;[.O29]-[.P29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368497278552" calcext:value-type="float">
            <text:p>0.368497278552</text:p>
          </table:table-cell>
          <table:table-cell table:formula="of:=[.AH29]-[.AO29]" office:value-type="float" office:value="-0.00000000374800002145292" calcext:value-type="float">
            <text:p>-3.74800002145292E-09</text:p>
          </table:table-cell>
          <table:table-cell table:formula="of:=[.AH29]-[.Q29]" office:value-type="float" office:value="0.00559727855199998" calcext:value-type="float">
            <text:p>0.005597278552</text:p>
          </table:table-cell>
          <table:table-cell table:formula="of:=IF(OR([.AH29]&gt;([.Q29]+[.R29]);([.AH29]&lt;[.Q29]-[.R29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5711337141" calcext:value-type="float">
            <text:p>0.5711337141</text:p>
          </table:table-cell>
          <table:table-cell table:style-name="ce35" office:value-type="float" office:value="0.3684972823" calcext:value-type="float">
            <text:p>0.3684972823</text:p>
          </table:table-cell>
          <table:table-cell table:number-columns-repeated="967"/>
        </table:table-row>
        <table:table-row table:style-name="ro4">
          <table:table-cell table:style-name="ce35" office:value-type="float" office:value="27" calcext:value-type="float">
            <text:p>2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style-name="ce35" office:value-type="float" office:value="2929" calcext:value-type="float">
            <text:p>2929</text:p>
          </table:table-cell>
          <table:table-cell table:style-name="ce35" office:value-type="float" office:value="5320" calcext:value-type="float">
            <text:p>5320</text:p>
          </table:table-cell>
          <table:table-cell table:style-name="ce35" office:value-type="float" office:value="805" calcext:value-type="float">
            <text:p>805</text:p>
          </table:table-cell>
          <table:table-cell table:style-name="ce35" office:value-type="float" office:value="1572" calcext:value-type="float">
            <text:p>1572</text:p>
          </table:table-cell>
          <table:table-cell table:style-name="ce35" office:value-type="float" office:value="435" calcext:value-type="float">
            <text:p>435</text:p>
          </table:table-cell>
          <table:table-cell table:style-name="ce35" office:value-type="float" office:value="1239" calcext:value-type="float">
            <text:p>1239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300" calcext:value-type="float">
            <text:p>300</text:p>
          </table:table-cell>
          <table:table-cell table:style-name="ce184" office:value-type="float" office:value="0.61879" calcext:value-type="float">
            <text:p>0.61879</text:p>
          </table:table-cell>
          <table:table-cell table:style-name="ce184" office:value-type="float" office:value="0.003956139735" calcext:value-type="float">
            <text:p>0.003956139735</text:p>
          </table:table-cell>
          <table:table-cell table:style-name="ce184" office:value-type="float" office:value="0.37779" calcext:value-type="float">
            <text:p>0.37779</text:p>
          </table:table-cell>
          <table:table-cell table:style-name="ce184" office:value-type="float" office:value="0.003949222109" calcext:value-type="float">
            <text:p>0.003949222109</text:p>
          </table:table-cell>
          <table:table-cell table:style-name="ce35" table:formula="of:=[.Q30]-[.AO30]" office:value-type="float" office:value="-0.00340614820000001" calcext:value-type="float">
            <text:p>-0.0034061482</text:p>
          </table:table-cell>
          <table:table-cell table:style-name="ce35" office:value-type="float" office:value="23.9889142513" calcext:value-type="float">
            <text:p>23.9889142513</text:p>
          </table:table-cell>
          <table:table-cell table:style-name="ce35" office:value-type="float" office:value="0.0763871669769" calcext:value-type="float">
            <text:p>0.0763871669769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600" calcext:value-type="float">
            <text:p>600</text:p>
          </table:table-cell>
          <table:table-cell table:formula="of:=[.O30]-[.AB30]" office:value-type="float" office:value="-0.00228070046899997" calcext:value-type="float">
            <text:p>-0.002280700469</text:p>
          </table:table-cell>
          <table:table-cell table:formula="of:=[.Q30]-[.AC30]" office:value-type="float" office:value="-0.00340614487499996" calcext:value-type="float">
            <text:p>-0.003406144875</text:p>
          </table:table-cell>
          <table:table-cell table:style-name="ce35" office:value-type="float" office:value="0.621070700469" calcext:value-type="float">
            <text:p>0.621070700469</text:p>
          </table:table-cell>
          <table:table-cell table:style-name="ce35" office:value-type="float" office:value="0.381196144875" calcext:value-type="float">
            <text:p>0.381196144875</text:p>
          </table:table-cell>
          <table:table-cell office:value-type="float" office:value="0.621070700469" calcext:value-type="float">
            <text:p>0.621070700469</text:p>
          </table:table-cell>
          <table:table-cell table:formula="of:=[.AN30]-[.AD30]" office:value-type="float" office:value="-0.00000000356899998443794" calcext:value-type="float">
            <text:p>-3.56899998443794E-09</text:p>
          </table:table-cell>
          <table:table-cell table:formula="of:=[.O30]-[.AD30]" office:value-type="float" office:value="-0.00228070046899997" calcext:value-type="float">
            <text:p>-0.002280700469</text:p>
          </table:table-cell>
          <table:table-cell table:formula="of:=IF(OR([.AD30]&gt;([.O30]+[.P30]);([.AD30]&lt;[.O30]-[.P30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381196144875" calcext:value-type="float">
            <text:p>0.381196144875</text:p>
          </table:table-cell>
          <table:table-cell table:formula="of:=[.AH30]-[.AO30]" office:value-type="float" office:value="-0.00000000332500005306713" calcext:value-type="float">
            <text:p>-3.32500005306713E-09</text:p>
          </table:table-cell>
          <table:table-cell table:formula="of:=[.AH30]-[.Q30]" office:value-type="float" office:value="0.00340614487499996" calcext:value-type="float">
            <text:p>0.003406144875</text:p>
          </table:table-cell>
          <table:table-cell table:formula="of:=IF(OR([.AH30]&gt;([.Q30]+[.R30]);([.AH30]&lt;[.Q30]-[.R30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6210706969" calcext:value-type="float">
            <text:p>0.6210706969</text:p>
          </table:table-cell>
          <table:table-cell table:style-name="ce35" office:value-type="float" office:value="0.3811961482" calcext:value-type="float">
            <text:p>0.3811961482</text:p>
          </table:table-cell>
          <table:table-cell table:number-columns-repeated="967"/>
        </table:table-row>
        <table:table-row table:style-name="ro4">
          <table:table-cell table:style-name="ce35" office:value-type="float" office:value="28" calcext:value-type="float">
            <text:p>2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style-name="ce35" office:value-type="float" office:value="744" calcext:value-type="float">
            <text:p>744</text:p>
          </table:table-cell>
          <table:table-cell table:style-name="ce35" office:value-type="float" office:value="1206" calcext:value-type="float">
            <text:p>1206</text:p>
          </table:table-cell>
          <table:table-cell table:style-name="ce35" office:value-type="float" office:value="490" calcext:value-type="float">
            <text:p>490</text:p>
          </table:table-cell>
          <table:table-cell table:style-name="ce35" office:value-type="float" office:value="914" calcext:value-type="float">
            <text:p>914</text:p>
          </table:table-cell>
          <table:table-cell table:style-name="ce35" office:value-type="float" office:value="206" calcext:value-type="float">
            <text:p>206</text:p>
          </table:table-cell>
          <table:table-cell table:style-name="ce35" office:value-type="float" office:value="671" calcext:value-type="float">
            <text:p>671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282" calcext:value-type="float">
            <text:p>282</text:p>
          </table:table-cell>
          <table:table-cell table:style-name="ce184" office:value-type="float" office:value="0.92069" calcext:value-type="float">
            <text:p>0.92069</text:p>
          </table:table-cell>
          <table:table-cell table:style-name="ce184" office:value-type="float" office:value="0.002201093672" calcext:value-type="float">
            <text:p>0.002201093672</text:p>
          </table:table-cell>
          <table:table-cell table:style-name="ce184" office:value-type="float" office:value="0.66613" calcext:value-type="float">
            <text:p>0.66613</text:p>
          </table:table-cell>
          <table:table-cell table:style-name="ce184" office:value-type="float" office:value="0.003841369045" calcext:value-type="float">
            <text:p>0.003841369045</text:p>
          </table:table-cell>
          <table:table-cell table:style-name="ce35" table:formula="of:=[.Q31]-[.AO31]" office:value-type="float" office:value="0.00182797839999993" calcext:value-type="float">
            <text:p>0.0018279784</text:p>
          </table:table-cell>
          <table:table-cell table:style-name="ce35" office:value-type="float" office:value="14.8525106907" calcext:value-type="float">
            <text:p>14.8525106907</text:p>
          </table:table-cell>
          <table:table-cell table:style-name="ce35" office:value-type="float" office:value="0.0458209514618" calcext:value-type="float">
            <text:p>0.0458209514618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282" calcext:value-type="float">
            <text:p>282</text:p>
          </table:table-cell>
          <table:table-cell table:formula="of:=[.O31]-[.AB31]" office:value-type="float" office:value="0.00097202656600015" calcext:value-type="float">
            <text:p>0.000972026566</text:p>
          </table:table-cell>
          <table:table-cell table:formula="of:=[.Q31]-[.AC31]" office:value-type="float" office:value="0.001827979827" calcext:value-type="float">
            <text:p>0.001827979827</text:p>
          </table:table-cell>
          <table:table-cell table:style-name="ce35" office:value-type="float" office:value="0.919717973434" calcext:value-type="float">
            <text:p>0.919717973434</text:p>
          </table:table-cell>
          <table:table-cell table:style-name="ce35" office:value-type="float" office:value="0.664302020173" calcext:value-type="float">
            <text:p>0.664302020173</text:p>
          </table:table-cell>
          <table:table-cell office:value-type="float" office:value="0.919717973434" calcext:value-type="float">
            <text:p>0.919717973434</text:p>
          </table:table-cell>
          <table:table-cell table:formula="of:=[.AN31]-[.AD31]" office:value-type="float" office:value="-0.00000000113399989398744" calcext:value-type="float">
            <text:p>-1.13399989398744E-09</text:p>
          </table:table-cell>
          <table:table-cell table:formula="of:=[.O31]-[.AD31]" office:value-type="float" office:value="0.00097202656600015" calcext:value-type="float">
            <text:p>0.000972026566</text:p>
          </table:table-cell>
          <table:table-cell table:formula="of:=IF(OR([.AD31]&gt;([.O31]+[.P31]);([.AD31]&lt;[.O31]-[.P31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664302020173" calcext:value-type="float">
            <text:p>0.664302020173</text:p>
          </table:table-cell>
          <table:table-cell table:formula="of:=[.AH31]-[.AO31]" office:value-type="float" office:value="-0.00000000142700007366159" calcext:value-type="float">
            <text:p>-1.42700007366159E-09</text:p>
          </table:table-cell>
          <table:table-cell table:formula="of:=[.AH31]-[.Q31]" office:value-type="float" office:value="-0.001827979827" calcext:value-type="float">
            <text:p>-0.001827979827</text:p>
          </table:table-cell>
          <table:table-cell table:formula="of:=IF(OR([.AH31]&gt;([.Q31]+[.R31]);([.AH31]&lt;[.Q31]-[.R31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9197179723" calcext:value-type="float">
            <text:p>0.9197179723</text:p>
          </table:table-cell>
          <table:table-cell table:style-name="ce35" office:value-type="float" office:value="0.6643020216" calcext:value-type="float">
            <text:p>0.6643020216</text:p>
          </table:table-cell>
          <table:table-cell table:number-columns-repeated="967"/>
        </table:table-row>
        <table:table-row table:style-name="ro4">
          <table:table-cell table:style-name="ce35" office:value-type="float" office:value="29" calcext:value-type="float">
            <text:p>2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style-name="ce35" office:value-type="float" office:value="12030" calcext:value-type="float">
            <text:p>12030</text:p>
          </table:table-cell>
          <table:table-cell table:style-name="ce35" office:value-type="float" office:value="26016" calcext:value-type="float">
            <text:p>26016</text:p>
          </table:table-cell>
          <table:table-cell table:style-name="ce35" office:value-type="float" office:value="3109" calcext:value-type="float">
            <text:p>3109</text:p>
          </table:table-cell>
          <table:table-cell table:style-name="ce35" office:value-type="float" office:value="7749" calcext:value-type="float">
            <text:p>7749</text:p>
          </table:table-cell>
          <table:table-cell table:style-name="ce35" office:value-type="float" office:value="2121" calcext:value-type="float">
            <text:p>2121</text:p>
          </table:table-cell>
          <table:table-cell table:style-name="ce35" office:value-type="float" office:value="6985" calcext:value-type="float">
            <text:p>6985</text:p>
          </table:table-cell>
          <table:table-cell table:style-name="ce35" office:value-type="float" office:value="166" calcext:value-type="float">
            <text:p>166</text:p>
          </table:table-cell>
          <table:table-cell table:style-name="ce35" office:value-type="float" office:value="1092" calcext:value-type="float">
            <text:p>1092</text:p>
          </table:table-cell>
          <table:table-cell table:style-name="ce184" office:value-type="float" office:value="0.77728" calcext:value-type="float">
            <text:p>0.77728</text:p>
          </table:table-cell>
          <table:table-cell table:style-name="ce184" office:value-type="float" office:value="0.003389114119" calcext:value-type="float">
            <text:p>0.003389114119</text:p>
          </table:table-cell>
          <table:table-cell table:style-name="ce184" office:value-type="float" office:value="0.56247" calcext:value-type="float">
            <text:p>0.56247</text:p>
          </table:table-cell>
          <table:table-cell table:style-name="ce184" office:value-type="float" office:value="0.00404083798" calcext:value-type="float">
            <text:p>0.00404083798</text:p>
          </table:table-cell>
          <table:table-cell table:style-name="ce35" table:formula="of:=[.Q32]-[.AO32]" office:value-type="float" office:value="0.000525748299999962" calcext:value-type="float">
            <text:p>0.0005257483</text:p>
          </table:table-cell>
          <table:table-cell table:style-name="ce35" office:value-type="float" office:value="20.3739628792" calcext:value-type="float">
            <text:p>20.3739628792</text:p>
          </table:table-cell>
          <table:table-cell table:style-name="ce35" office:value-type="float" office:value="0.152035951614" calcext:value-type="float">
            <text:p>0.152035951614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280" calcext:value-type="float">
            <text:p>280</text:p>
          </table:table-cell>
          <table:table-cell table:style-name="ce35" office:value-type="float" office:value="2016" calcext:value-type="float">
            <text:p>2016</text:p>
          </table:table-cell>
          <table:table-cell table:formula="of:=[.O32]-[.AB32]" office:value-type="float" office:value="0.00115236378600014" calcext:value-type="float">
            <text:p>0.001152363786</text:p>
          </table:table-cell>
          <table:table-cell table:formula="of:=[.Q32]-[.AC32]" office:value-type="float" office:value="0.00052575195100002" calcext:value-type="float">
            <text:p>0.000525751951</text:p>
          </table:table-cell>
          <table:table-cell table:style-name="ce35" office:value-type="float" office:value="0.776127636214" calcext:value-type="float">
            <text:p>0.776127636214</text:p>
          </table:table-cell>
          <table:table-cell table:style-name="ce35" office:value-type="float" office:value="0.561944248049" calcext:value-type="float">
            <text:p>0.561944248049</text:p>
          </table:table-cell>
          <table:table-cell office:value-type="float" office:value="0.776127636214" calcext:value-type="float">
            <text:p>0.776127636214</text:p>
          </table:table-cell>
          <table:table-cell table:formula="of:=[.AN32]-[.AD32]" office:value-type="float" office:value="-0.000000010513999892936" calcext:value-type="float">
            <text:p>-1.0513999892936E-08</text:p>
          </table:table-cell>
          <table:table-cell table:formula="of:=[.O32]-[.AD32]" office:value-type="float" office:value="0.00115236378600014" calcext:value-type="float">
            <text:p>0.001152363786</text:p>
          </table:table-cell>
          <table:table-cell table:formula="of:=IF(OR([.AD32]&gt;([.O32]+[.P32]);([.AD32]&lt;[.O32]-[.P32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561944248049" calcext:value-type="float">
            <text:p>0.561944248049</text:p>
          </table:table-cell>
          <table:table-cell table:formula="of:=[.AH32]-[.AO32]" office:value-type="float" office:value="-0.00000000365100005783603" calcext:value-type="float">
            <text:p>-3.65100005783603E-09</text:p>
          </table:table-cell>
          <table:table-cell table:formula="of:=[.AH32]-[.Q32]" office:value-type="float" office:value="-0.00052575195100002" calcext:value-type="float">
            <text:p>-0.000525751951</text:p>
          </table:table-cell>
          <table:table-cell table:formula="of:=IF(OR([.AH32]&gt;([.Q32]+[.R32]);([.AH32]&lt;[.Q32]-[.R32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10" office:value-type="float" office:value="0.7761276257" calcext:value-type="float">
            <text:p>0.7761276257</text:p>
          </table:table-cell>
          <table:table-cell table:style-name="ce35" office:value-type="float" office:value="0.5619442517" calcext:value-type="float">
            <text:p>0.5619442517</text:p>
          </table:table-cell>
          <table:table-cell table:number-columns-repeated="967"/>
        </table:table-row>
        <table:table-row table:style-name="ro4">
          <table:table-cell table:style-name="ce35" office:value-type="float" office:value="30" calcext:value-type="float">
            <text:p>3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style-name="ce35" office:value-type="float" office:value="212" calcext:value-type="float">
            <text:p>212</text:p>
          </table:table-cell>
          <table:table-cell table:style-name="ce35" office:value-type="float" office:value="307" calcext:value-type="float">
            <text:p>307</text:p>
          </table:table-cell>
          <table:table-cell table:style-name="ce35" office:value-type="float" office:value="159" calcext:value-type="float">
            <text:p>159</text:p>
          </table:table-cell>
          <table:table-cell table:style-name="ce35" office:value-type="float" office:value="249" calcext:value-type="float">
            <text:p>249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78" calcext:value-type="float">
            <text:p>78</text:p>
          </table:table-cell>
          <table:table-cell table:style-name="ce184" office:value-type="float" office:value="0.5373" calcext:value-type="float">
            <text:p>0.5373</text:p>
          </table:table-cell>
          <table:table-cell table:style-name="ce184" office:value-type="float" office:value="0.00406140227" calcext:value-type="float">
            <text:p>0.00406140227</text:p>
          </table:table-cell>
          <table:table-cell table:style-name="ce184" office:value-type="float" office:value="0.33843" calcext:value-type="float">
            <text:p>0.33843</text:p>
          </table:table-cell>
          <table:table-cell table:style-name="ce184" office:value-type="float" office:value="0.003854252527" calcext:value-type="float">
            <text:p>0.003854252527</text:p>
          </table:table-cell>
          <table:table-cell table:style-name="ce35" table:formula="of:=[.Q33]-[.AO33]" office:value-type="float" office:value="0.0019061903" calcext:value-type="float">
            <text:p>0.0019061903</text:p>
          </table:table-cell>
          <table:table-cell table:style-name="ce35" office:value-type="float" office:value="13.2157058716" calcext:value-type="float">
            <text:p>13.2157058716</text:p>
          </table:table-cell>
          <table:table-cell table:style-name="ce35" office:value-type="float" office:value="0.0479199886322" calcext:value-type="float">
            <text:p>0.0479199886322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78" calcext:value-type="float">
            <text:p>78</text:p>
          </table:table-cell>
          <table:table-cell table:formula="of:=[.O33]-[.AB33]" office:value-type="float" office:value="-0.00156159878899997" calcext:value-type="float">
            <text:p>-0.001561598789</text:p>
          </table:table-cell>
          <table:table-cell table:formula="of:=[.Q33]-[.AC33]" office:value-type="float" office:value="0.00190619786700003" calcext:value-type="float">
            <text:p>0.001906197867</text:p>
          </table:table-cell>
          <table:table-cell table:style-name="ce35" office:value-type="float" office:value="0.538861598789" calcext:value-type="float">
            <text:p>0.538861598789</text:p>
          </table:table-cell>
          <table:table-cell table:style-name="ce35" office:value-type="float" office:value="0.336523802133" calcext:value-type="float">
            <text:p>0.336523802133</text:p>
          </table:table-cell>
          <table:table-cell office:value-type="float" office:value="0.538861598789" calcext:value-type="float">
            <text:p>0.538861598789</text:p>
          </table:table-cell>
          <table:table-cell table:formula="of:=[.AN33]-[.AD33]" office:value-type="float" office:value="-0.00000000378899989161852" calcext:value-type="float">
            <text:p>-3.78899989161852E-09</text:p>
          </table:table-cell>
          <table:table-cell table:formula="of:=[.O33]-[.AD33]" office:value-type="float" office:value="-0.00156159878899997" calcext:value-type="float">
            <text:p>-0.001561598789</text:p>
          </table:table-cell>
          <table:table-cell table:formula="of:=IF(OR([.AD33]&gt;([.O33]+[.P33]);([.AD33]&lt;[.O33]-[.P33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336523802133" calcext:value-type="float">
            <text:p>0.336523802133</text:p>
          </table:table-cell>
          <table:table-cell table:formula="of:=[.AH33]-[.AO33]" office:value-type="float" office:value="-0.00000000756700002657595" calcext:value-type="float">
            <text:p>-7.56700002657595E-09</text:p>
          </table:table-cell>
          <table:table-cell table:formula="of:=[.AH33]-[.Q33]" office:value-type="float" office:value="-0.00190619786700003" calcext:value-type="float">
            <text:p>-0.001906197867</text:p>
          </table:table-cell>
          <table:table-cell table:formula="of:=IF(OR([.AH33]&gt;([.Q33]+[.R33]);([.AH33]&lt;[.Q33]-[.R33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538861595" calcext:value-type="float">
            <text:p>0.538861595</text:p>
          </table:table-cell>
          <table:table-cell table:style-name="ce35" office:value-type="float" office:value="0.3365238097" calcext:value-type="float">
            <text:p>0.3365238097</text:p>
          </table:table-cell>
          <table:table-cell table:number-columns-repeated="967"/>
        </table:table-row>
        <table:table-row table:style-name="ro4">
          <table:table-cell table:style-name="ce35" office:value-type="float" office:value="31" calcext:value-type="float">
            <text:p>3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style-name="ce35" office:value-type="string" calcext:value-type="string">
            <text:p>7K</text:p>
          </table:table-cell>
          <table:table-cell table:style-name="ce35" table:number-columns-repeated="2"/>
          <table:table-cell table:style-name="ce35" office:value-type="float" office:value="1699" calcext:value-type="float">
            <text:p>1699</text:p>
          </table:table-cell>
          <table:table-cell table:style-name="ce35" office:value-type="float" office:value="2666" calcext:value-type="float">
            <text:p>2666</text:p>
          </table:table-cell>
          <table:table-cell table:style-name="ce35" office:value-type="float" office:value="574" calcext:value-type="float">
            <text:p>574</text:p>
          </table:table-cell>
          <table:table-cell table:style-name="ce35" office:value-type="float" office:value="1147" calcext:value-type="float">
            <text:p>1147</text:p>
          </table:table-cell>
          <table:table-cell table:style-name="ce35" office:value-type="float" office:value="192" calcext:value-type="float">
            <text:p>192</text:p>
          </table:table-cell>
          <table:table-cell table:style-name="ce35" office:value-type="float" office:value="809" calcext:value-type="float">
            <text:p>809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656" calcext:value-type="float">
            <text:p>656</text:p>
          </table:table-cell>
          <table:table-cell table:style-name="ce184" office:value-type="float" office:value="0.75262" calcext:value-type="float">
            <text:p>0.75262</text:p>
          </table:table-cell>
          <table:table-cell table:style-name="ce142" office:value-type="float" office:value="0.003514697944" calcext:value-type="float">
            <text:p>0.003514697944</text:p>
          </table:table-cell>
          <table:table-cell table:style-name="ce35" office:value-type="float" office:value="0.002" calcext:value-type="float">
            <text:p>0.002</text:p>
          </table:table-cell>
          <table:table-cell table:style-name="ce13" office:value-type="float" office:value="0.0003639134488" calcext:value-type="float">
            <text:p>0.0003639134488</text:p>
          </table:table-cell>
          <table:table-cell table:style-name="ce35" table:formula="of:=[.Q34]-[.AO34]" office:value-type="float" office:value="0.00000244688200000008" calcext:value-type="float">
            <text:p>2.44688200000008E-06</text:p>
          </table:table-cell>
          <table:table-cell table:style-name="ce35" office:value-type="float" office:value="16.5149998665" calcext:value-type="float">
            <text:p>16.5149998665</text:p>
          </table:table-cell>
          <table:table-cell table:style-name="ce35" office:value-type="float" office:value="0.482764482498" calcext:value-type="float">
            <text:p>0.482764482498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666" calcext:value-type="float">
            <text:p>666</text:p>
          </table:table-cell>
          <table:table-cell table:formula="of:=[.O34]-[.AB34]" office:value-type="float" office:value="-0.000972207976999928" calcext:value-type="float">
            <text:p>-0.000972207977</text:p>
          </table:table-cell>
          <table:table-cell table:formula="of:=[.Q34]-[.AC34]" office:value-type="float" office:value="0.0000024469610000002" calcext:value-type="float">
            <text:p>2.4469610000002E-06</text:p>
          </table:table-cell>
          <table:table-cell table:style-name="ce35" office:value-type="float" office:value="0.753592207977" calcext:value-type="float">
            <text:p>0.753592207977</text:p>
          </table:table-cell>
          <table:table-cell table:style-name="ce35" office:value-type="float" office:value="0.001997553039" calcext:value-type="float">
            <text:p>0.001997553039</text:p>
          </table:table-cell>
          <table:table-cell office:value-type="float" office:value="0.753592207977" calcext:value-type="float">
            <text:p>0.753592207977</text:p>
          </table:table-cell>
          <table:table-cell table:formula="of:=[.AN34]-[.AD34]" office:value-type="float" office:value="0.0000000107230000434555" calcext:value-type="float">
            <text:p>1.07230000434555E-08</text:p>
          </table:table-cell>
          <table:table-cell table:formula="of:=[.O34]-[.AD34]" office:value-type="float" office:value="-0.000972207976999928" calcext:value-type="float">
            <text:p>-0.000972207977</text:p>
          </table:table-cell>
          <table:table-cell table:formula="of:=IF(OR([.AD34]&gt;([.O34]+[.P34]);([.AD34]&lt;[.O34]-[.P34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001997553039" calcext:value-type="float">
            <text:p>0.001997553039</text:p>
          </table:table-cell>
          <table:table-cell table:formula="of:=[.AH34]-[.AO34]" office:value-type="float" office:value="-0.0000000000790000001180125" calcext:value-type="float">
            <text:p>-7.90000001180125E-11</text:p>
          </table:table-cell>
          <table:table-cell table:formula="of:=[.AH34]-[.Q34]" office:value-type="float" office:value="-0.0000024469610000002" calcext:value-type="float">
            <text:p>-2.4469610000002E-06</text:p>
          </table:table-cell>
          <table:table-cell table:formula="of:=IF(OR([.AH34]&gt;([.Q34]+[.R34]);([.AH34]&lt;[.Q34]-[.R34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7535922187" calcext:value-type="float">
            <text:p>0.7535922187</text:p>
          </table:table-cell>
          <table:table-cell table:style-name="ce35" office:value-type="float" office:value="0.001997553118" calcext:value-type="float">
            <text:p>0.001997553118</text:p>
          </table:table-cell>
          <table:table-cell table:number-columns-repeated="967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92" office:value-type="float" office:value="0.41675" calcext:value-type="float">
            <text:p>0.41675</text:p>
          </table:table-cell>
          <table:table-cell table:style-name="ce92" office:value-type="float" office:value="0.004015901159" calcext:value-type="float">
            <text:p>0.004015901159</text:p>
          </table:table-cell>
          <table:table-cell table:style-name="ce92" office:value-type="float" office:value="0.23875" calcext:value-type="float">
            <text:p>0.23875</text:p>
          </table:table-cell>
          <table:table-cell table:style-name="ce92" office:value-type="float" office:value="0.003472587361" calcext:value-type="float">
            <text:p>0.003472587361</text:p>
          </table:table-cell>
          <table:table-cell table:style-name="ce35" table:formula="of:=[.Q35]-[.AO35]" office:value-type="float" office:value="-0.00121300739999999" calcext:value-type="float">
            <text:p>-0.0012130074</text:p>
          </table:table-cell>
          <table:table-cell table:style-name="ce35" office:value-type="float" office:value="11.9230868816" calcext:value-type="float">
            <text:p>11.9230868816</text:p>
          </table:table-cell>
          <table:table-cell table:style-name="ce35" office:value-type="float" office:value="0.0486850738525" calcext:value-type="float">
            <text:p>0.048685073852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formula="of:=[.O35]-[.AB35]" office:value-type="float" office:value="-0.00159652127299997" calcext:value-type="float">
            <text:p>-0.001596521273</text:p>
          </table:table-cell>
          <table:table-cell table:formula="of:=[.Q35]-[.AC35]" office:value-type="float" office:value="-0.00121300605099997" calcext:value-type="float">
            <text:p>-0.001213006051</text:p>
          </table:table-cell>
          <table:table-cell table:style-name="ce35" office:value-type="float" office:value="0.418346521273" calcext:value-type="float">
            <text:p>0.418346521273</text:p>
          </table:table-cell>
          <table:table-cell table:style-name="ce35" office:value-type="float" office:value="0.239963006051" calcext:value-type="float">
            <text:p>0.239963006051</text:p>
          </table:table-cell>
          <table:table-cell office:value-type="float" office:value="0.418346521273" calcext:value-type="float">
            <text:p>0.418346521273</text:p>
          </table:table-cell>
          <table:table-cell table:formula="of:=[.AN35]-[.AD35]" office:value-type="float" office:value="-0.00000000387299997628432" calcext:value-type="float">
            <text:p>-3.87299997628432E-09</text:p>
          </table:table-cell>
          <table:table-cell table:formula="of:=[.O35]-[.AD35]" office:value-type="float" office:value="-0.00159652127299997" calcext:value-type="float">
            <text:p>-0.001596521273</text:p>
          </table:table-cell>
          <table:table-cell table:formula="of:=IF(OR([.AD35]&gt;([.O35]+[.P35]);([.AD35]&lt;[.O35]-[.P35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239963006051" calcext:value-type="float">
            <text:p>0.239963006051</text:p>
          </table:table-cell>
          <table:table-cell table:formula="of:=[.AH35]-[.AO35]" office:value-type="float" office:value="-0.00000000134900002279892" calcext:value-type="float">
            <text:p>-1.34900002279892E-09</text:p>
          </table:table-cell>
          <table:table-cell table:formula="of:=[.AH35]-[.Q35]" office:value-type="float" office:value="0.00121300605099997" calcext:value-type="float">
            <text:p>0.001213006051</text:p>
          </table:table-cell>
          <table:table-cell table:formula="of:=IF(OR([.AH35]&gt;([.Q35]+[.R35]);([.AH35]&lt;[.Q35]-[.R35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4183465174" calcext:value-type="float">
            <text:p>0.4183465174</text:p>
          </table:table-cell>
          <table:table-cell table:style-name="ce35" office:value-type="float" office:value="0.2399630074" calcext:value-type="float">
            <text:p>0.2399630074</text:p>
          </table:table-cell>
          <table:table-cell table:number-columns-repeated="967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style-name="ce115" office:value-type="float" office:value="0.18152" calcext:value-type="float">
            <text:p>0.18152</text:p>
          </table:table-cell>
          <table:table-cell table:style-name="ce143" office:value-type="float" office:value="0.003139670804" calcext:value-type="float">
            <text:p>0.003139670804</text:p>
          </table:table-cell>
          <table:table-cell table:style-name="ce168" office:value-type="float" office:value="0.04343" calcext:value-type="float">
            <text:p>0.04343</text:p>
          </table:table-cell>
          <table:table-cell table:style-name="ce249" office:value-type="float" office:value="0.001660240983" calcext:value-type="float">
            <text:p>0.001660240983</text:p>
          </table:table-cell>
          <table:table-cell table:style-name="ce35" table:formula="of:=[.Q36]-[.AO36]" office:value-type="float" office:value="-0.00121659932999999" calcext:value-type="float">
            <text:p>-0.00121659933</text:p>
          </table:table-cell>
          <table:table-cell table:style-name="ce35" office:value-type="float" office:value="10.0542914867" calcext:value-type="float">
            <text:p>10.0542914867</text:p>
          </table:table-cell>
          <table:table-cell table:style-name="ce35" office:value-type="float" office:value="0.0444104671478" calcext:value-type="float">
            <text:p>0.0444104671478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7" calcext:value-type="float">
            <text:p>27</text:p>
          </table:table-cell>
          <table:table-cell table:formula="of:=[.O36]-[.AB36]" office:value-type="float" office:value="-0.00230259729299997" calcext:value-type="float">
            <text:p>-0.002302597293</text:p>
          </table:table-cell>
          <table:table-cell table:formula="of:=[.Q36]-[.AC36]" office:value-type="float" office:value="-0.00121659927499999" calcext:value-type="float">
            <text:p>-0.001216599275</text:p>
          </table:table-cell>
          <table:table-cell table:style-name="ce35" office:value-type="float" office:value="0.183822597293" calcext:value-type="float">
            <text:p>0.183822597293</text:p>
          </table:table-cell>
          <table:table-cell table:style-name="ce35" office:value-type="float" office:value="0.044646599275" calcext:value-type="float">
            <text:p>0.044646599275</text:p>
          </table:table-cell>
          <table:table-cell office:value-type="float" office:value="0.183822597293" calcext:value-type="float">
            <text:p>0.183822597293</text:p>
          </table:table-cell>
          <table:table-cell table:formula="of:=[.AN36]-[.AD36]" office:value-type="float" office:value="-0.00000000499299998568681" calcext:value-type="float">
            <text:p>-4.99299998568681E-09</text:p>
          </table:table-cell>
          <table:table-cell table:formula="of:=[.O36]-[.AD36]" office:value-type="float" office:value="-0.00230259729299997" calcext:value-type="float">
            <text:p>-0.002302597293</text:p>
          </table:table-cell>
          <table:table-cell table:formula="of:=IF(OR([.AD36]&gt;([.O36]+[.P36]);([.AD36]&lt;[.O36]-[.P36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044646599275" calcext:value-type="float">
            <text:p>0.044646599275</text:p>
          </table:table-cell>
          <table:table-cell table:formula="of:=[.AH36]-[.AO36]" office:value-type="float" office:value="-0.0000000000549999976118265" calcext:value-type="float">
            <text:p>-5.49999976118265E-11</text:p>
          </table:table-cell>
          <table:table-cell table:formula="of:=[.AH36]-[.Q36]" office:value-type="float" office:value="0.00121659927499999" calcext:value-type="float">
            <text:p>0.001216599275</text:p>
          </table:table-cell>
          <table:table-cell table:formula="of:=IF(OR([.AH36]&gt;([.Q36]+[.R36]);([.AH36]&lt;[.Q36]-[.R36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1838225923" calcext:value-type="float">
            <text:p>0.1838225923</text:p>
          </table:table-cell>
          <table:table-cell table:style-name="ce35" office:value-type="float" office:value="0.04464659933" calcext:value-type="float">
            <text:p>0.04464659933</text:p>
          </table:table-cell>
          <table:table-cell table:number-columns-repeated="967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6" office:value-type="float" office:value="0.7537" calcext:value-type="float">
            <text:p>0.7537</text:p>
          </table:table-cell>
          <table:table-cell table:style-name="ce144" office:value-type="float" office:value="0.003509532761" calcext:value-type="float">
            <text:p>0.003509532761</text:p>
          </table:table-cell>
          <table:table-cell table:style-name="ce7" office:value-type="float" office:value="0.07027" calcext:value-type="float">
            <text:p>0.07027</text:p>
          </table:table-cell>
          <table:table-cell table:style-name="ce7" office:value-type="float" office:value="0.002082002451" calcext:value-type="float">
            <text:p>0.002082002451</text:p>
          </table:table-cell>
          <table:table-cell table:style-name="ce35" table:formula="of:=[.Q37]-[.AO37]" office:value-type="float" office:value="0.000575114880000005" calcext:value-type="float">
            <text:p>0.00057511488</text:p>
          </table:table-cell>
          <table:table-cell table:style-name="ce35" office:value-type="float" office:value="8.61934781075" calcext:value-type="float">
            <text:p>8.61934781075</text:p>
          </table:table-cell>
          <table:table-cell table:style-name="ce35" office:value-type="float" office:value="0.0493371486664" calcext:value-type="float">
            <text:p>0.049337148666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0" calcext:value-type="float">
            <text:p>20</text:p>
          </table:table-cell>
          <table:table-cell table:formula="of:=[.O37]-[.AB37]" office:value-type="float" office:value="-0.000810143903999916" calcext:value-type="float">
            <text:p>-0.000810143904</text:p>
          </table:table-cell>
          <table:table-cell table:formula="of:=[.Q37]-[.AC37]" office:value-type="float" office:value="0.000575114813000002" calcext:value-type="float">
            <text:p>0.000575114813</text:p>
          </table:table-cell>
          <table:table-cell table:style-name="ce35" office:value-type="float" office:value="0.754510143904" calcext:value-type="float">
            <text:p>0.754510143904</text:p>
          </table:table-cell>
          <table:table-cell table:style-name="ce35" office:value-type="float" office:value="0.069694885187" calcext:value-type="float">
            <text:p>0.069694885187</text:p>
          </table:table-cell>
          <table:table-cell office:value-type="float" office:value="0.754510143904" calcext:value-type="float">
            <text:p>0.754510143904</text:p>
          </table:table-cell>
          <table:table-cell table:formula="of:=[.AN37]-[.AD37]" office:value-type="float" office:value="-0.00000000350399997905981" calcext:value-type="float">
            <text:p>-3.50399997905981E-09</text:p>
          </table:table-cell>
          <table:table-cell table:formula="of:=[.O37]-[.AD37]" office:value-type="float" office:value="-0.000810143903999916" calcext:value-type="float">
            <text:p>-0.000810143904</text:p>
          </table:table-cell>
          <table:table-cell table:formula="of:=IF(OR([.AD37]&gt;([.O37]+[.P37]);([.AD37]&lt;[.O37]-[.P37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069694885187" calcext:value-type="float">
            <text:p>0.069694885187</text:p>
          </table:table-cell>
          <table:table-cell table:formula="of:=[.AH37]-[.AO37]" office:value-type="float" office:value="0.0000000000670000027680473" calcext:value-type="float">
            <text:p>6.70000027680473E-11</text:p>
          </table:table-cell>
          <table:table-cell table:formula="of:=[.AH37]-[.Q37]" office:value-type="float" office:value="-0.000575114813000002" calcext:value-type="float">
            <text:p>-0.000575114813</text:p>
          </table:table-cell>
          <table:table-cell table:formula="of:=IF(OR([.AH37]&gt;([.Q37]+[.R37]);([.AH37]&lt;[.Q37]-[.R37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7545101404" calcext:value-type="float">
            <text:p>0.7545101404</text:p>
          </table:table-cell>
          <table:table-cell table:style-name="ce35" office:value-type="float" office:value="0.06969488512" calcext:value-type="float">
            <text:p>0.06969488512</text:p>
          </table:table-cell>
          <table:table-cell table:number-columns-repeated="967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19" office:value-type="float" office:value="0.85693" calcext:value-type="float">
            <text:p>0.85693</text:p>
          </table:table-cell>
          <table:table-cell table:style-name="ce146" office:value-type="float" office:value="0.002852100334" calcext:value-type="float">
            <text:p>0.002852100334</text:p>
          </table:table-cell>
          <table:table-cell table:style-name="ce172" office:value-type="float" office:value="0.08602" calcext:value-type="float">
            <text:p>0.08602</text:p>
          </table:table-cell>
          <table:table-cell table:style-name="ce250" office:value-type="float" office:value="0.002283946374" calcext:value-type="float">
            <text:p>0.002283946374</text:p>
          </table:table-cell>
          <table:table-cell table:style-name="ce35" table:formula="of:=[.Q38]-[.AO38]" office:value-type="float" office:value="0.000305929270000019" calcext:value-type="float">
            <text:p>0.00030592927</text:p>
          </table:table-cell>
          <table:table-cell table:style-name="ce35" office:value-type="float" office:value="10.1937320232" calcext:value-type="float">
            <text:p>10.1937320232</text:p>
          </table:table-cell>
          <table:table-cell table:style-name="ce35" office:value-type="float" office:value="0.043967962265" calcext:value-type="float">
            <text:p>0.043967962265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0" calcext:value-type="float">
            <text:p>20</text:p>
          </table:table-cell>
          <table:table-cell table:formula="of:=[.O38]-[.AB38]" office:value-type="float" office:value="0.00173443480900015" calcext:value-type="float">
            <text:p>0.001734434809</text:p>
          </table:table-cell>
          <table:table-cell table:formula="of:=[.Q38]-[.AC38]" office:value-type="float" office:value="0.000305929130000021" calcext:value-type="float">
            <text:p>0.00030592913</text:p>
          </table:table-cell>
          <table:table-cell table:style-name="ce35" office:value-type="float" office:value="0.855195565191" calcext:value-type="float">
            <text:p>0.855195565191</text:p>
          </table:table-cell>
          <table:table-cell table:style-name="ce35" office:value-type="float" office:value="0.08571407087" calcext:value-type="float">
            <text:p>0.08571407087</text:p>
          </table:table-cell>
          <table:table-cell office:value-type="float" office:value="0.855195565191" calcext:value-type="float">
            <text:p>0.855195565191</text:p>
          </table:table-cell>
          <table:table-cell table:formula="of:=[.AN38]-[.AD38]" office:value-type="float" office:value="-0.0000000024909998508349" calcext:value-type="float">
            <text:p>-2.4909998508349E-09</text:p>
          </table:table-cell>
          <table:table-cell table:formula="of:=[.O38]-[.AD38]" office:value-type="float" office:value="0.00173443480900015" calcext:value-type="float">
            <text:p>0.001734434809</text:p>
          </table:table-cell>
          <table:table-cell table:formula="of:=IF(OR([.AD38]&gt;([.O38]+[.P38]);([.AD38]&lt;[.O38]-[.P38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08571407087" calcext:value-type="float">
            <text:p>0.08571407087</text:p>
          </table:table-cell>
          <table:table-cell table:formula="of:=[.AH38]-[.AO38]" office:value-type="float" office:value="0.000000000139999997705864" calcext:value-type="float">
            <text:p>1.39999997705864E-10</text:p>
          </table:table-cell>
          <table:table-cell table:formula="of:=[.AH38]-[.Q38]" office:value-type="float" office:value="-0.000305929130000021" calcext:value-type="float">
            <text:p>-0.00030592913</text:p>
          </table:table-cell>
          <table:table-cell table:formula="of:=IF(OR([.AH38]&gt;([.Q38]+[.R38]);([.AH38]&lt;[.Q38]-[.R38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8551955627" calcext:value-type="float">
            <text:p>0.8551955627</text:p>
          </table:table-cell>
          <table:table-cell table:style-name="ce35" office:value-type="float" office:value="0.08571407073" calcext:value-type="float">
            <text:p>0.08571407073</text:p>
          </table:table-cell>
          <table:table-cell table:number-columns-repeated="967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421" calcext:value-type="float">
            <text:p>2421</text:p>
          </table:table-cell>
          <table:table-cell office:value-type="float" office:value="3619" calcext:value-type="float">
            <text:p>3619</text:p>
          </table:table-cell>
          <table:table-cell office:value-type="float" office:value="339" calcext:value-type="float">
            <text:p>339</text:p>
          </table:table-cell>
          <table:table-cell office:value-type="float" office:value="533" calcext:value-type="float">
            <text:p>533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table:style-name="ce120" office:value-type="float" office:value="0.56728" calcext:value-type="float">
            <text:p>0.56728</text:p>
          </table:table-cell>
          <table:table-cell table:style-name="ce147" office:value-type="float" office:value="0.004035710992" calcext:value-type="float">
            <text:p>0.004035710992</text:p>
          </table:table-cell>
          <table:table-cell table:style-name="ce178" office:value-type="float" office:value="0.33166" calcext:value-type="float">
            <text:p>0.33166</text:p>
          </table:table-cell>
          <table:table-cell table:style-name="ce258" office:value-type="float" office:value="0.003834980082" calcext:value-type="float">
            <text:p>0.003834980082</text:p>
          </table:table-cell>
          <table:table-cell table:style-name="ce35" table:formula="of:=[.Q39]-[.AO39]" office:value-type="float" office:value="-0.00181100870000001" calcext:value-type="float">
            <text:p>-0.0018110087</text:p>
          </table:table-cell>
          <table:table-cell table:style-name="ce35" office:value-type="float" office:value="24.1305162907" calcext:value-type="float">
            <text:p>24.1305162907</text:p>
          </table:table-cell>
          <table:table-cell table:style-name="ce35" office:value-type="float" office:value="0.0896694660187" calcext:value-type="float">
            <text:p>0.0896694660187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88" calcext:value-type="float">
            <text:p>188</text:p>
          </table:table-cell>
          <table:table-cell table:style-name="ce35" office:value-type="float" office:value="1320" calcext:value-type="float">
            <text:p>1320</text:p>
          </table:table-cell>
          <table:table-cell table:formula="of:=[.O39]-[.AB39]" office:value-type="float" office:value="-0.000850100681999977" calcext:value-type="float">
            <text:p>-0.000850100682</text:p>
          </table:table-cell>
          <table:table-cell table:formula="of:=[.Q39]-[.AC39]" office:value-type="float" office:value="-0.00181100454099997" calcext:value-type="float">
            <text:p>-0.001811004541</text:p>
          </table:table-cell>
          <table:table-cell table:style-name="ce35" office:value-type="float" office:value="0.568130100682" calcext:value-type="float">
            <text:p>0.568130100682</text:p>
          </table:table-cell>
          <table:table-cell table:style-name="ce35" office:value-type="float" office:value="0.333471004541" calcext:value-type="float">
            <text:p>0.333471004541</text:p>
          </table:table-cell>
          <table:table-cell office:value-type="float" office:value="0.568130100682" calcext:value-type="float">
            <text:p>0.568130100682</text:p>
          </table:table-cell>
          <table:table-cell table:formula="of:=[.AN39]-[.AD39]" office:value-type="float" office:value="-0.00000000388199994372229" calcext:value-type="float">
            <text:p>-3.88199994372229E-09</text:p>
          </table:table-cell>
          <table:table-cell table:formula="of:=[.O39]-[.AD39]" office:value-type="float" office:value="-0.000850100681999977" calcext:value-type="float">
            <text:p>-0.000850100682</text:p>
          </table:table-cell>
          <table:table-cell table:formula="of:=IF(OR([.AD39]&gt;([.O39]+[.P39]);([.AD39]&lt;[.O39]-[.P39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333471004541" calcext:value-type="float">
            <text:p>0.333471004541</text:p>
          </table:table-cell>
          <table:table-cell table:formula="of:=[.AH39]-[.AO39]" office:value-type="float" office:value="-0.00000000415900003325476" calcext:value-type="float">
            <text:p>-4.15900003325476E-09</text:p>
          </table:table-cell>
          <table:table-cell table:formula="of:=[.AH39]-[.Q39]" office:value-type="float" office:value="0.00181100454099997" calcext:value-type="float">
            <text:p>0.001811004541</text:p>
          </table:table-cell>
          <table:table-cell table:formula="of:=IF(OR([.AH39]&gt;([.Q39]+[.R39]);([.AH39]&lt;[.Q39]-[.R39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5681300968" calcext:value-type="float">
            <text:p>0.5681300968</text:p>
          </table:table-cell>
          <table:table-cell table:style-name="ce35" office:value-type="float" office:value="0.3334710087" calcext:value-type="float">
            <text:p>0.3334710087</text:p>
          </table:table-cell>
          <table:table-cell table:number-columns-repeated="967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310" calcext:value-type="float">
            <text:p>2310</text:p>
          </table:table-cell>
          <table:table-cell office:value-type="float" office:value="3625" calcext:value-type="float">
            <text:p>3625</text:p>
          </table:table-cell>
          <table:table-cell office:value-type="float" office:value="128" calcext:value-type="float">
            <text:p>128</text:p>
          </table:table-cell>
          <table:table-cell office:value-type="float" office:value="212" calcext:value-type="float">
            <text:p>212</text:p>
          </table:table-cell>
          <table:table-cell office:value-type="float" office:value="32" calcext:value-type="float">
            <text:p>32</text:p>
          </table:table-cell>
          <table:table-cell office:value-type="float" office:value="116" calcext:value-type="float">
            <text:p>116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table:style-name="ce121" office:value-type="float" office:value="0.2917" calcext:value-type="float">
            <text:p>0.2917</text:p>
          </table:table-cell>
          <table:table-cell table:style-name="ce148" office:value-type="float" office:value="0.003702496637" calcext:value-type="float">
            <text:p>0.003702496637</text:p>
          </table:table-cell>
          <table:table-cell table:style-name="ce185" office:value-type="float" office:value="0.19597" calcext:value-type="float">
            <text:p>0.19597</text:p>
          </table:table-cell>
          <table:table-cell table:style-name="ce259" office:value-type="float" office:value="0.003233320534" calcext:value-type="float">
            <text:p>0.003233320534</text:p>
          </table:table-cell>
          <table:table-cell table:style-name="ce35" table:formula="of:=[.Q40]-[.AO40]" office:value-type="float" office:value="-0.000942667099999989" calcext:value-type="float">
            <text:p>-0.0009426671</text:p>
          </table:table-cell>
          <table:table-cell table:style-name="ce35" office:value-type="float" office:value="19.2999789715" calcext:value-type="float">
            <text:p>19.2999789715</text:p>
          </table:table-cell>
          <table:table-cell table:style-name="ce35" office:value-type="float" office:value="0.0580568313599" calcext:value-type="float">
            <text:p>0.0580568313599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384" calcext:value-type="float">
            <text:p>384</text:p>
          </table:table-cell>
          <table:table-cell table:formula="of:=[.O40]-[.AB40]" office:value-type="float" office:value="-0.00131596354799995" calcext:value-type="float">
            <text:p>-0.001315963548</text:p>
          </table:table-cell>
          <table:table-cell table:formula="of:=[.Q40]-[.AC40]" office:value-type="float" office:value="-0.000942658520999978" calcext:value-type="float">
            <text:p>-0.000942658521</text:p>
          </table:table-cell>
          <table:table-cell table:style-name="ce35" office:value-type="float" office:value="0.293015963548" calcext:value-type="float">
            <text:p>0.293015963548</text:p>
          </table:table-cell>
          <table:table-cell table:style-name="ce35" office:value-type="float" office:value="0.196912658521" calcext:value-type="float">
            <text:p>0.196912658521</text:p>
          </table:table-cell>
          <table:table-cell table:style-name="ce327" office:value-type="float" office:value="0.293015963548" calcext:value-type="float">
            <text:p>0.293015963548</text:p>
          </table:table-cell>
          <table:table-cell table:formula="of:=[.AN40]-[.AD40]" office:value-type="float" office:value="-0.00000000254799997767563" calcext:value-type="float">
            <text:p>-2.54799997767563E-09</text:p>
          </table:table-cell>
          <table:table-cell table:formula="of:=[.O40]-[.AD40]" office:value-type="float" office:value="-0.00131596354799995" calcext:value-type="float">
            <text:p>-0.001315963548</text:p>
          </table:table-cell>
          <table:table-cell table:formula="of:=IF(OR([.AD40]&gt;([.O40]+[.P40]);([.AD40]&lt;[.O40]-[.P40]));&quot;out of limits&quot;;&quot;with in limits&quot;)" office:value-type="string" office:string-value="with in limits" calcext:value-type="string">
            <text:p>with in limits</text:p>
          </table:table-cell>
          <table:table-cell table:style-name="ce327" office:value-type="float" office:value="0.196912658521" calcext:value-type="float">
            <text:p>0.196912658521</text:p>
          </table:table-cell>
          <table:table-cell table:formula="of:=[.AH40]-[.AO40]" office:value-type="float" office:value="-0.00000000857900001038914" calcext:value-type="float">
            <text:p>-8.57900001038914E-09</text:p>
          </table:table-cell>
          <table:table-cell table:formula="of:=[.AH40]-[.Q40]" office:value-type="float" office:value="0.000942658520999978" calcext:value-type="float">
            <text:p>0.000942658521</text:p>
          </table:table-cell>
          <table:table-cell table:formula="of:=IF(OR([.AH40]&gt;([.Q40]+[.R40]);([.AH40]&lt;[.Q40]-[.R40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293015961" calcext:value-type="float">
            <text:p>0.293015961</text:p>
          </table:table-cell>
          <table:table-cell table:style-name="ce35" office:value-type="float" office:value="0.1969126671" calcext:value-type="float">
            <text:p>0.1969126671</text:p>
          </table:table-cell>
          <table:table-cell table:number-columns-repeated="967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1048" calcext:value-type="float">
            <text:p>1048</text:p>
          </table:table-cell>
          <table:table-cell office:value-type="float" office:value="171" calcext:value-type="float">
            <text:p>171</text:p>
          </table:table-cell>
          <table:table-cell office:value-type="float" office:value="251" calcext:value-type="float">
            <text:p>251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table:style-name="ce122" office:value-type="float" office:value="0.85709" calcext:value-type="float">
            <text:p>0.85709</text:p>
          </table:table-cell>
          <table:table-cell table:style-name="ce149" office:value-type="float" office:value="0.002850771188" calcext:value-type="float">
            <text:p>0.002850771188</text:p>
          </table:table-cell>
          <table:table-cell table:style-name="ce193" office:value-type="float" office:value="0.08734" calcext:value-type="float">
            <text:p>0.08734</text:p>
          </table:table-cell>
          <table:table-cell table:style-name="ce260" office:value-type="float" office:value="0.002299741061" calcext:value-type="float">
            <text:p>0.002299741061</text:p>
          </table:table-cell>
          <table:table-cell table:style-name="ce35" table:formula="of:=[.Q41]-[.AO41]" office:value-type="float" office:value="-0.00108676442" calcext:value-type="float">
            <text:p>-0.00108676442</text:p>
          </table:table-cell>
          <table:table-cell table:style-name="ce35" office:value-type="float" office:value="20.7115991116" calcext:value-type="float">
            <text:p>20.7115991116</text:p>
          </table:table-cell>
          <table:table-cell table:style-name="ce35" office:value-type="float" office:value="0.070118188858" calcext:value-type="float">
            <text:p>0.07011818885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340" calcext:value-type="float">
            <text:p>340</text:p>
          </table:table-cell>
          <table:table-cell table:formula="of:=[.O41]-[.AB41]" office:value-type="float" office:value="0.000558113156000073" calcext:value-type="float">
            <text:p>0.000558113156</text:p>
          </table:table-cell>
          <table:table-cell table:formula="of:=[.Q41]-[.AC41]" office:value-type="float" office:value="-0.00108676443899999" calcext:value-type="float">
            <text:p>-0.001086764439</text:p>
          </table:table-cell>
          <table:table-cell table:style-name="ce35" office:value-type="float" office:value="0.856531886844" calcext:value-type="float">
            <text:p>0.856531886844</text:p>
          </table:table-cell>
          <table:table-cell table:style-name="ce35" office:value-type="float" office:value="0.088426764439" calcext:value-type="float">
            <text:p>0.088426764439</text:p>
          </table:table-cell>
          <table:table-cell office:value-type="float" office:value="0.856531886844" calcext:value-type="float">
            <text:p>0.856531886844</text:p>
          </table:table-cell>
          <table:table-cell table:formula="of:=[.AN41]-[.AD41]" office:value-type="float" office:value="-0.00000000274399991617713" calcext:value-type="float">
            <text:p>-2.74399991617713E-09</text:p>
          </table:table-cell>
          <table:table-cell table:formula="of:=[.O41]-[.AD41]" office:value-type="float" office:value="0.000558113156000073" calcext:value-type="float">
            <text:p>0.000558113156</text:p>
          </table:table-cell>
          <table:table-cell table:formula="of:=IF(OR([.AD41]&gt;([.O41]+[.P41]);([.AD41]&lt;[.O41]-[.P41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088426764439" calcext:value-type="float">
            <text:p>0.088426764439</text:p>
          </table:table-cell>
          <table:table-cell table:formula="of:=[.AH41]-[.AO41]" office:value-type="float" office:value="0.0000000000189999960209519" calcext:value-type="float">
            <text:p>1.89999960209519E-11</text:p>
          </table:table-cell>
          <table:table-cell table:formula="of:=[.AH41]-[.Q41]" office:value-type="float" office:value="0.00108676443899999" calcext:value-type="float">
            <text:p>0.001086764439</text:p>
          </table:table-cell>
          <table:table-cell table:formula="of:=IF(OR([.AH41]&gt;([.Q41]+[.R41]);([.AH41]&lt;[.Q41]-[.R41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8565318841" calcext:value-type="float">
            <text:p>0.8565318841</text:p>
          </table:table-cell>
          <table:table-cell table:style-name="ce35" office:value-type="float" office:value="0.08842676442" calcext:value-type="float">
            <text:p>0.08842676442</text:p>
          </table:table-cell>
          <table:table-cell table:number-columns-repeated="967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591130" calcext:value-type="float">
            <text:p>3591130</text:p>
          </table:table-cell>
          <table:table-cell office:value-type="float" office:value="6260426" calcext:value-type="float">
            <text:p>6260426</text:p>
          </table:table-cell>
          <table:table-cell office:value-type="float" office:value="144483" calcext:value-type="float">
            <text:p>144483</text:p>
          </table:table-cell>
          <table:table-cell office:value-type="float" office:value="336048" calcext:value-type="float">
            <text:p>336048</text:p>
          </table:table-cell>
          <table:table-cell office:value-type="float" office:value="50436" calcext:value-type="float">
            <text:p>50436</text:p>
          </table:table-cell>
          <table:table-cell office:value-type="float" office:value="242001" calcext:value-type="float">
            <text:p>242001</text:p>
          </table:table-cell>
          <table:table-cell office:value-type="float" office:value="12288" calcext:value-type="float">
            <text:p>12288</text:p>
          </table:table-cell>
          <table:table-cell office:value-type="float" office:value="157120" calcext:value-type="float">
            <text:p>157120</text:p>
          </table:table-cell>
          <table:table-cell table:style-name="ce123" office:value-type="float" office:value="0.77121" calcext:value-type="float">
            <text:p>0.77121</text:p>
          </table:table-cell>
          <table:table-cell table:style-name="ce150" office:value-type="float" office:value="0.003421548359" calcext:value-type="float">
            <text:p>0.003421548359</text:p>
          </table:table-cell>
          <table:table-cell table:style-name="ce196" office:value-type="float" office:value="0.56203" calcext:value-type="float">
            <text:p>0.56203</text:p>
          </table:table-cell>
          <table:table-cell table:style-name="ce261" office:value-type="float" office:value="0.004041287689" calcext:value-type="float">
            <text:p>0.004041287689</text:p>
          </table:table-cell>
          <table:table-cell table:style-name="ce35" table:formula="of:=[.Q42]-[.AO42]" office:value-type="float" office:value="0.000336567299999979" calcext:value-type="float">
            <text:p>0.0003365673</text:p>
          </table:table-cell>
          <table:table-cell table:style-name="ce35" office:value-type="float" office:value="54.8797426224" calcext:value-type="float">
            <text:p>54.8797426224</text:p>
          </table:table-cell>
          <table:table-cell table:style-name="ce35" office:value-type="float" office:value="24.7714390755" calcext:value-type="float">
            <text:p>24.7714390755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16384" calcext:value-type="float">
            <text:p>16384</text:p>
          </table:table-cell>
          <table:table-cell table:style-name="ce35" office:value-type="float" office:value="220416" calcext:value-type="float">
            <text:p>220416</text:p>
          </table:table-cell>
          <table:table-cell table:formula="of:=[.O42]-[.AB42]" office:value-type="float" office:value="0.000762276898000125" calcext:value-type="float">
            <text:p>0.000762276898</text:p>
          </table:table-cell>
          <table:table-cell table:formula="of:=[.Q42]-[.AC42]" office:value-type="float" office:value="0.000336577265000026" calcext:value-type="float">
            <text:p>0.000336577265</text:p>
          </table:table-cell>
          <table:table-cell table:style-name="ce35" office:value-type="float" office:value="0.770447723102" calcext:value-type="float">
            <text:p>0.770447723102</text:p>
          </table:table-cell>
          <table:table-cell table:style-name="ce35" office:value-type="float" office:value="0.561693422735" calcext:value-type="float">
            <text:p>0.561693422735</text:p>
          </table:table-cell>
          <table:table-cell office:value-type="float" office:value="0.770447723102" calcext:value-type="float">
            <text:p>0.770447723102</text:p>
          </table:table-cell>
          <table:table-cell table:formula="of:=[.AN42]-[.AD42]" office:value-type="float" office:value="-0.00000000250199994056288" calcext:value-type="float">
            <text:p>-2.50199994056288E-09</text:p>
          </table:table-cell>
          <table:table-cell table:formula="of:=[.O42]-[.AD42]" office:value-type="float" office:value="0.000762276898000125" calcext:value-type="float">
            <text:p>0.000762276898</text:p>
          </table:table-cell>
          <table:table-cell table:formula="of:=IF(OR([.AD42]&gt;([.O42]+[.P42]);([.AD42]&lt;[.O42]-[.P42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561693422735" calcext:value-type="float">
            <text:p>0.561693422735</text:p>
          </table:table-cell>
          <table:table-cell table:formula="of:=[.AH42]-[.AO42]" office:value-type="float" office:value="-0.00000000996500004735168" calcext:value-type="float">
            <text:p>-9.96500004735168E-09</text:p>
          </table:table-cell>
          <table:table-cell table:formula="of:=[.AH42]-[.Q42]" office:value-type="float" office:value="-0.000336577265000026" calcext:value-type="float">
            <text:p>-0.000336577265</text:p>
          </table:table-cell>
          <table:table-cell table:formula="of:=IF(OR([.AH42]&gt;([.Q42]+[.R42]);([.AH42]&lt;[.Q42]-[.R42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11" office:value-type="float" office:value="0.7704477206" calcext:value-type="float">
            <text:p>0.7704477206</text:p>
          </table:table-cell>
          <table:table-cell table:style-name="ce35" office:value-type="float" office:value="0.5616934327" calcext:value-type="float">
            <text:p>0.5616934327</text:p>
          </table:table-cell>
          <table:table-cell table:number-columns-repeated="967"/>
        </table:table-row>
        <table:table-row table:style-name="ro4">
          <table:table-cell table:style-name="ce35" office:value-type="float" office:value="40" calcext:value-type="float">
            <text:p>4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6" calcext:value-type="float">
            <text:p>6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number-columns-repeated="10"/>
          <table:table-cell table:style-name="ce124" office:value-type="float" office:value="0.98844" calcext:value-type="float">
            <text:p>0.98844</text:p>
          </table:table-cell>
          <table:table-cell table:style-name="ce151" office:value-type="float" office:value="0.0008707067481" calcext:value-type="float">
            <text:p>0.0008707067481</text:p>
          </table:table-cell>
          <table:table-cell table:style-name="ce202" office:value-type="float" office:value="0.49397" calcext:value-type="float">
            <text:p>0.49397</text:p>
          </table:table-cell>
          <table:table-cell table:style-name="ce264" office:value-type="float" office:value="0.004072454648" calcext:value-type="float">
            <text:p>0.004072454648</text:p>
          </table:table-cell>
          <table:table-cell table:style-name="ce35" table:formula="of:=[.Q43]-[.AO43]" office:value-type="float" office:value="0.49397" calcext:value-type="float">
            <text:p>0.49397</text:p>
          </table:table-cell>
          <table:table-cell table:style-name="ce35" office:value-type="float" office:value="53.037768364" calcext:value-type="float">
            <text:p>53.037768364</text:p>
          </table:table-cell>
          <table:table-cell table:style-name="ce35" office:value-type="float" office:value="15.8008975983" calcext:value-type="float">
            <text:p>15.8008975983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float" office:value="12612" calcext:value-type="float">
            <text:p>12612</text:p>
          </table:table-cell>
          <table:table-cell table:style-name="ce35" office:value-type="float" office:value="117744" calcext:value-type="float">
            <text:p>117744</text:p>
          </table:table-cell>
          <table:table-cell table:formula="of:=[.O43]-[.AB43]" office:value-type="float" office:value="-0.000190312930999914" calcext:value-type="float">
            <text:p>-0.000190312931</text:p>
          </table:table-cell>
          <table:table-cell table:formula="of:=[.Q43]-[.AC43]" office:value-type="float" office:value="-0.000373936814999976" calcext:value-type="float">
            <text:p>-0.000373936815</text:p>
          </table:table-cell>
          <table:table-cell table:style-name="ce35" office:value-type="float" office:value="0.988630312931" calcext:value-type="float">
            <text:p>0.988630312931</text:p>
          </table:table-cell>
          <table:table-cell table:style-name="ce35" office:value-type="float" office:value="0.494343936815" calcext:value-type="float">
            <text:p>0.494343936815</text:p>
          </table:table-cell>
          <table:table-cell office:value-type="float" office:value="0.988630312931" calcext:value-type="float">
            <text:p>0.988630312931</text:p>
          </table:table-cell>
          <table:table-cell table:formula="of:=[.AN43]-[.AD43]" office:value-type="float" office:value="-0.000000000431000013456639" calcext:value-type="float">
            <text:p>-4.31000013456639E-10</text:p>
          </table:table-cell>
          <table:table-cell table:formula="of:=[.O43]-[.AD43]" office:value-type="float" office:value="-0.000190312930999914" calcext:value-type="float">
            <text:p>-0.000190312931</text:p>
          </table:table-cell>
          <table:table-cell table:formula="of:=IF(OR([.AD43]&gt;([.O43]+[.P43]);([.AD43]&lt;[.O43]-[.P43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494343936815" calcext:value-type="float">
            <text:p>0.494343936815</text:p>
          </table:table-cell>
          <table:table-cell table:style-name="ce6"/>
          <table:table-cell table:formula="of:=[.AH43]-[.Q43]" office:value-type="float" office:value="0.000373936814999976" calcext:value-type="float">
            <text:p>0.000373936815</text:p>
          </table:table-cell>
          <table:table-cell table:formula="of:=IF(OR([.AH43]&gt;([.Q43]+[.R43]);([.AH43]&lt;[.Q43]-[.R43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12" office:value-type="float" office:value="0.9886303125" calcext:value-type="float">
            <text:p>0.9886303125</text:p>
          </table:table-cell>
          <table:table-cell table:style-name="ce292"/>
          <table:table-cell table:number-columns-repeated="967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84" calcext:value-type="float">
            <text:p>584</text:p>
          </table:table-cell>
          <table:table-cell office:value-type="float" office:value="973" calcext:value-type="float">
            <text:p>973</text:p>
          </table:table-cell>
          <table:table-cell office:value-type="float" office:value="271" calcext:value-type="float">
            <text:p>271</text:p>
          </table:table-cell>
          <table:table-cell office:value-type="float" office:value="473" calcext:value-type="float">
            <text:p>473</text:p>
          </table:table-cell>
          <table:table-cell office:value-type="float" office:value="153" calcext:value-type="float">
            <text:p>153</text:p>
          </table:table-cell>
          <table:table-cell office:value-type="float" office:value="355" calcext:value-type="float">
            <text:p>355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style-name="ce125" office:value-type="float" office:value="0.35676" calcext:value-type="float">
            <text:p>0.35676</text:p>
          </table:table-cell>
          <table:table-cell table:style-name="ce152" office:value-type="float" office:value="0.003902046464" calcext:value-type="float">
            <text:p>0.003902046464</text:p>
          </table:table-cell>
          <table:table-cell table:style-name="ce205" office:value-type="float" office:value="0.1095" calcext:value-type="float">
            <text:p>0.1095</text:p>
          </table:table-cell>
          <table:table-cell table:style-name="ce265" office:value-type="float" office:value="0.002543559251" calcext:value-type="float">
            <text:p>0.002543559251</text:p>
          </table:table-cell>
          <table:table-cell table:style-name="ce35" table:formula="of:=[.Q44]-[.AO44]" office:value-type="float" office:value="-0.000410308900000003" calcext:value-type="float">
            <text:p>-0.0004103089</text:p>
          </table:table-cell>
          <table:table-cell table:style-name="ce35" office:value-type="float" office:value="20.6749751568" calcext:value-type="float">
            <text:p>20.6749751568</text:p>
          </table:table-cell>
          <table:table-cell table:style-name="ce35" office:value-type="float" office:value="0.0510716438293" calcext:value-type="float">
            <text:p>0.0510716438293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82" calcext:value-type="float">
            <text:p>82</text:p>
          </table:table-cell>
          <table:table-cell table:formula="of:=[.O44]-[.AB44]" office:value-type="float" office:value="0.000600106969000036" calcext:value-type="float">
            <text:p>0.000600106969</text:p>
          </table:table-cell>
          <table:table-cell table:formula="of:=[.Q44]-[.AC44]" office:value-type="float" office:value="-0.000410308346000005" calcext:value-type="float">
            <text:p>-0.000410308346</text:p>
          </table:table-cell>
          <table:table-cell table:style-name="ce35" office:value-type="float" office:value="0.356159893031" calcext:value-type="float">
            <text:p>0.356159893031</text:p>
          </table:table-cell>
          <table:table-cell table:style-name="ce35" office:value-type="float" office:value="0.109910308346" calcext:value-type="float">
            <text:p>0.109910308346</text:p>
          </table:table-cell>
          <table:table-cell office:value-type="float" office:value="0.356159893031" calcext:value-type="float">
            <text:p>0.356159893031</text:p>
          </table:table-cell>
          <table:table-cell table:formula="of:=[.AN44]-[.AD44]" office:value-type="float" office:value="-0.0000000045309999641141" calcext:value-type="float">
            <text:p>-4.5309999641141E-09</text:p>
          </table:table-cell>
          <table:table-cell table:formula="of:=[.O44]-[.AD44]" office:value-type="float" office:value="0.000600106969000036" calcext:value-type="float">
            <text:p>0.000600106969</text:p>
          </table:table-cell>
          <table:table-cell table:formula="of:=IF(OR([.AD44]&gt;([.O44]+[.P44]);([.AD44]&lt;[.O44]-[.P44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109910308346" calcext:value-type="float">
            <text:p>0.109910308346</text:p>
          </table:table-cell>
          <table:table-cell table:formula="of:=[.AH44]-[.AO44]" office:value-type="float" office:value="-0.000000000553999998653687" calcext:value-type="float">
            <text:p>-5.53999998653687E-10</text:p>
          </table:table-cell>
          <table:table-cell table:formula="of:=[.AH44]-[.Q44]" office:value-type="float" office:value="0.000410308346000005" calcext:value-type="float">
            <text:p>0.000410308346</text:p>
          </table:table-cell>
          <table:table-cell table:formula="of:=IF(OR([.AH44]&gt;([.Q44]+[.R44]);([.AH44]&lt;[.Q44]-[.R44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3561598885" calcext:value-type="float">
            <text:p>0.3561598885</text:p>
          </table:table-cell>
          <table:table-cell table:style-name="ce35" office:value-type="float" office:value="0.1099103089" calcext:value-type="float">
            <text:p>0.1099103089</text:p>
          </table:table-cell>
          <table:table-cell table:number-columns-repeated="967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126" office:value-type="float" office:value="0.34652" calcext:value-type="float">
            <text:p>0.34652</text:p>
          </table:table-cell>
          <table:table-cell table:style-name="ce153" office:value-type="float" office:value="0.003876128269" calcext:value-type="float">
            <text:p>0.003876128269</text:p>
          </table:table-cell>
          <table:table-cell table:style-name="ce7" office:value-type="float" office:value="0.20992" calcext:value-type="float">
            <text:p>0.20992</text:p>
          </table:table-cell>
          <table:table-cell table:style-name="ce7" office:value-type="float" office:value="0.003317265868" calcext:value-type="float">
            <text:p>0.003317265868</text:p>
          </table:table-cell>
          <table:table-cell table:style-name="ce35" table:formula="of:=[.Q45]-[.AO45]" office:value-type="float" office:value="-0.000636659999999983" calcext:value-type="float">
            <text:p>-0.00063666</text:p>
          </table:table-cell>
          <table:table-cell table:style-name="ce35" office:value-type="float" office:value="10.2426996231" calcext:value-type="float">
            <text:p>10.2426996231</text:p>
          </table:table-cell>
          <table:table-cell table:style-name="ce35" office:value-type="float" office:value="0.0373711585999" calcext:value-type="float">
            <text:p>0.0373711585999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2" calcext:value-type="float">
            <text:p>22</text:p>
          </table:table-cell>
          <table:table-cell table:formula="of:=[.O45]-[.AB45]" office:value-type="float" office:value="0.00000961997200005227" calcext:value-type="float">
            <text:p>9.61997200005227E-06</text:p>
          </table:table-cell>
          <table:table-cell table:formula="of:=[.Q45]-[.AC45]" office:value-type="float" office:value="-0.000636656718999984" calcext:value-type="float">
            <text:p>-0.000636656719</text:p>
          </table:table-cell>
          <table:table-cell table:style-name="ce35" office:value-type="float" office:value="0.346510380028" calcext:value-type="float">
            <text:p>0.346510380028</text:p>
          </table:table-cell>
          <table:table-cell table:style-name="ce35" office:value-type="float" office:value="0.210556656719" calcext:value-type="float">
            <text:p>0.210556656719</text:p>
          </table:table-cell>
          <table:table-cell office:value-type="float" office:value="0.346510380028" calcext:value-type="float">
            <text:p>0.346510380028</text:p>
          </table:table-cell>
          <table:table-cell table:formula="of:=[.AN45]-[.AD45]" office:value-type="float" office:value="-0.00000000322799997842793" calcext:value-type="float">
            <text:p>-3.22799997842793E-09</text:p>
          </table:table-cell>
          <table:table-cell table:formula="of:=[.O45]-[.AD45]" office:value-type="float" office:value="0.00000961997200005227" calcext:value-type="float">
            <text:p>9.61997200005227E-06</text:p>
          </table:table-cell>
          <table:table-cell table:formula="of:=IF(OR([.AD45]&gt;([.O45]+[.P45]);([.AD45]&lt;[.O45]-[.P45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210556656719" calcext:value-type="float">
            <text:p>0.210556656719</text:p>
          </table:table-cell>
          <table:table-cell table:formula="of:=[.AH45]-[.AO45]" office:value-type="float" office:value="-0.00000000328099999946652" calcext:value-type="float">
            <text:p>-3.28099999946652E-09</text:p>
          </table:table-cell>
          <table:table-cell table:formula="of:=[.AH45]-[.Q45]" office:value-type="float" office:value="0.000636656718999984" calcext:value-type="float">
            <text:p>0.000636656719</text:p>
          </table:table-cell>
          <table:table-cell table:formula="of:=IF(OR([.AH45]&gt;([.Q45]+[.R45]);([.AH45]&lt;[.Q45]-[.R45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3465103768" calcext:value-type="float">
            <text:p>0.3465103768</text:p>
          </table:table-cell>
          <table:table-cell table:style-name="ce35" office:value-type="float" office:value="0.21055666" calcext:value-type="float">
            <text:p>0.21055666</text:p>
          </table:table-cell>
          <table:table-cell table:number-columns-repeated="967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315" calcext:value-type="float">
            <text:p>315</text:p>
          </table:table-cell>
          <table:table-cell office:value-type="float" office:value="104" calcext:value-type="float">
            <text:p>104</text:p>
          </table:table-cell>
          <table:table-cell office:value-type="float" office:value="162" calcext:value-type="float">
            <text:p>162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style-name="ce127" office:value-type="float" office:value="0.63233" calcext:value-type="float">
            <text:p>0.63233</text:p>
          </table:table-cell>
          <table:table-cell table:style-name="ce154" office:value-type="float" office:value="0.003927523825" calcext:value-type="float">
            <text:p>0.003927523825</text:p>
          </table:table-cell>
          <table:table-cell table:style-name="ce218" office:value-type="float" office:value="0.37911" calcext:value-type="float">
            <text:p>0.37911</text:p>
          </table:table-cell>
          <table:table-cell table:style-name="ce266" office:value-type="float" office:value="0.003951916774" calcext:value-type="float">
            <text:p>0.003951916774</text:p>
          </table:table-cell>
          <table:table-cell table:style-name="ce35" table:formula="of:=[.Q46]-[.AO46]" office:value-type="float" office:value="-0.000123577399999963" calcext:value-type="float">
            <text:p>-0.0001235774</text:p>
          </table:table-cell>
          <table:table-cell table:style-name="ce35" office:value-type="float" office:value="13.8606348038" calcext:value-type="float">
            <text:p>13.8606348038</text:p>
          </table:table-cell>
          <table:table-cell table:style-name="ce35" office:value-type="float" office:value="0.0387871265411" calcext:value-type="float">
            <text:p>0.0387871265411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88" calcext:value-type="float">
            <text:p>88</text:p>
          </table:table-cell>
          <table:table-cell table:formula="of:=[.O46]-[.AB46]" office:value-type="float" office:value="0.000209437687000102" calcext:value-type="float">
            <text:p>0.000209437687</text:p>
          </table:table-cell>
          <table:table-cell table:formula="of:=[.Q46]-[.AC46]" office:value-type="float" office:value="-0.000123572647999948" calcext:value-type="float">
            <text:p>-0.000123572648</text:p>
          </table:table-cell>
          <table:table-cell table:style-name="ce35" office:value-type="float" office:value="0.632120562313" calcext:value-type="float">
            <text:p>0.632120562313</text:p>
          </table:table-cell>
          <table:table-cell table:style-name="ce35" office:value-type="float" office:value="0.379233572648" calcext:value-type="float">
            <text:p>0.379233572648</text:p>
          </table:table-cell>
          <table:table-cell office:value-type="float" office:value="0.632120562313" calcext:value-type="float">
            <text:p>0.632120562313</text:p>
          </table:table-cell>
          <table:table-cell table:formula="of:=[.AN46]-[.AD46]" office:value-type="float" office:value="-0.00000000351299989098663" calcext:value-type="float">
            <text:p>-3.51299989098663E-09</text:p>
          </table:table-cell>
          <table:table-cell table:formula="of:=[.O46]-[.AD46]" office:value-type="float" office:value="0.000209437687000102" calcext:value-type="float">
            <text:p>0.000209437687</text:p>
          </table:table-cell>
          <table:table-cell table:formula="of:=IF(OR([.AD46]&gt;([.O46]+[.P46]);([.AD46]&lt;[.O46]-[.P46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379233572648" calcext:value-type="float">
            <text:p>0.379233572648</text:p>
          </table:table-cell>
          <table:table-cell table:formula="of:=[.AH46]-[.AO46]" office:value-type="float" office:value="-0.00000000475200001570641" calcext:value-type="float">
            <text:p>-4.75200001570641E-09</text:p>
          </table:table-cell>
          <table:table-cell table:formula="of:=[.AH46]-[.Q46]" office:value-type="float" office:value="0.000123572647999948" calcext:value-type="float">
            <text:p>0.000123572648</text:p>
          </table:table-cell>
          <table:table-cell table:formula="of:=IF(OR([.AH46]&gt;([.Q46]+[.R46]);([.AH46]&lt;[.Q46]-[.R46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6321205588" calcext:value-type="float">
            <text:p>0.6321205588</text:p>
          </table:table-cell>
          <table:table-cell table:style-name="ce35" office:value-type="float" office:value="0.3792335774" calcext:value-type="float">
            <text:p>0.3792335774</text:p>
          </table:table-cell>
          <table:table-cell table:number-columns-repeated="967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703" calcext:value-type="float">
            <text:p>1703</text:p>
          </table:table-cell>
          <table:table-cell office:value-type="float" office:value="2576" calcext:value-type="float">
            <text:p>2576</text:p>
          </table:table-cell>
          <table:table-cell office:value-type="float" office:value="270" calcext:value-type="float">
            <text:p>270</text:p>
          </table:table-cell>
          <table:table-cell office:value-type="float" office:value="460" calcext:value-type="float">
            <text:p>460</text:p>
          </table:table-cell>
          <table:table-cell office:value-type="float" office:value="58" calcext:value-type="float">
            <text:p>58</text:p>
          </table:table-cell>
          <table:table-cell office:value-type="float" office:value="248" calcext:value-type="float">
            <text:p>248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table:style-name="ce128" office:value-type="float" office:value="0.39684" calcext:value-type="float">
            <text:p>0.39684</text:p>
          </table:table-cell>
          <table:table-cell table:style-name="ce155" office:value-type="float" office:value="0.00398512386" calcext:value-type="float">
            <text:p>0.00398512386</text:p>
          </table:table-cell>
          <table:table-cell table:style-name="ce7" office:value-type="float" office:value="0.21297" calcext:value-type="float">
            <text:p>0.21297</text:p>
          </table:table-cell>
          <table:table-cell table:style-name="ce7" office:value-type="float" office:value="0.003334822295" calcext:value-type="float">
            <text:p>0.003334822295</text:p>
          </table:table-cell>
          <table:table-cell table:style-name="ce35" table:formula="of:=[.Q47]-[.AO47]" office:value-type="float" office:value="-0.000405958299999981" calcext:value-type="float">
            <text:p>-0.0004059583</text:p>
          </table:table-cell>
          <table:table-cell table:style-name="ce35" office:value-type="float" office:value="26.3031363487" calcext:value-type="float">
            <text:p>26.3031363487</text:p>
          </table:table-cell>
          <table:table-cell table:style-name="ce35" office:value-type="float" office:value="0.0729851722717" calcext:value-type="float">
            <text:p>0.0729851722717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float" office:value="896" calcext:value-type="float">
            <text:p>896</text:p>
          </table:table-cell>
          <table:table-cell table:formula="of:=[.O47]-[.AB47]" office:value-type="float" office:value="0.00120885947700006" calcext:value-type="float">
            <text:p>0.001208859477</text:p>
          </table:table-cell>
          <table:table-cell table:formula="of:=[.Q47]-[.AC47]" office:value-type="float" office:value="-0.000405954315999962" calcext:value-type="float">
            <text:p>-0.000405954316</text:p>
          </table:table-cell>
          <table:table-cell table:style-name="ce35" office:value-type="float" office:value="0.395631140523" calcext:value-type="float">
            <text:p>0.395631140523</text:p>
          </table:table-cell>
          <table:table-cell table:style-name="ce35" office:value-type="float" office:value="0.213375954316" calcext:value-type="float">
            <text:p>0.213375954316</text:p>
          </table:table-cell>
          <table:table-cell office:value-type="float" office:value="0.395631140523" calcext:value-type="float">
            <text:p>0.395631140523</text:p>
          </table:table-cell>
          <table:table-cell table:formula="of:=[.AN47]-[.AD47]" office:value-type="float" office:value="-0.00000000412299994145826" calcext:value-type="float">
            <text:p>-4.12299994145826E-09</text:p>
          </table:table-cell>
          <table:table-cell table:formula="of:=[.O47]-[.AD47]" office:value-type="float" office:value="0.00120885947700006" calcext:value-type="float">
            <text:p>0.001208859477</text:p>
          </table:table-cell>
          <table:table-cell table:formula="of:=IF(OR([.AD47]&gt;([.O47]+[.P47]);([.AD47]&lt;[.O47]-[.P47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213375954316" calcext:value-type="float">
            <text:p>0.213375954316</text:p>
          </table:table-cell>
          <table:table-cell table:formula="of:=[.AH47]-[.AO47]" office:value-type="float" office:value="-0.00000000398400001877519" calcext:value-type="float">
            <text:p>-3.98400001877519E-09</text:p>
          </table:table-cell>
          <table:table-cell table:formula="of:=[.AH47]-[.Q47]" office:value-type="float" office:value="0.000405954315999962" calcext:value-type="float">
            <text:p>0.000405954316</text:p>
          </table:table-cell>
          <table:table-cell table:formula="of:=IF(OR([.AH47]&gt;([.Q47]+[.R47]);([.AH47]&lt;[.Q47]-[.R47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3956311364" calcext:value-type="float">
            <text:p>0.3956311364</text:p>
          </table:table-cell>
          <table:table-cell table:style-name="ce35" office:value-type="float" office:value="0.2133759583" calcext:value-type="float">
            <text:p>0.2133759583</text:p>
          </table:table-cell>
          <table:table-cell table:number-columns-repeated="967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404" calcext:value-type="float">
            <text:p>404</text:p>
          </table:table-cell>
          <table:table-cell office:value-type="float" office:value="91" calcext:value-type="float">
            <text:p>91</text:p>
          </table:table-cell>
          <table:table-cell office:value-type="float" office:value="251" calcext:value-type="float">
            <text:p>251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table:style-name="ce129" office:value-type="float" office:value="0.50081" calcext:value-type="float">
            <text:p>0.50081</text:p>
          </table:table-cell>
          <table:table-cell table:style-name="ce156" office:value-type="float" office:value="0.004072745493" calcext:value-type="float">
            <text:p>0.004072745493</text:p>
          </table:table-cell>
          <table:table-cell table:style-name="ce7" office:value-type="float" office:value="0.28286" calcext:value-type="float">
            <text:p>0.28286</text:p>
          </table:table-cell>
          <table:table-cell table:style-name="ce7" office:value-type="float" office:value="0.003668644074" calcext:value-type="float">
            <text:p>0.003668644074</text:p>
          </table:table-cell>
          <table:table-cell table:style-name="ce35" table:formula="of:=[.Q48]-[.AO48]" office:value-type="float" office:value="-0.000212422699999992" calcext:value-type="float">
            <text:p>-0.0002124227</text:p>
          </table:table-cell>
          <table:table-cell table:style-name="ce35" office:value-type="float" office:value="16.4607644081" calcext:value-type="float">
            <text:p>16.4607644081</text:p>
          </table:table-cell>
          <table:table-cell table:style-name="ce35" office:value-type="float" office:value="0.0438663959503" calcext:value-type="float">
            <text:p>0.0438663959503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112" calcext:value-type="float">
            <text:p>112</text:p>
          </table:table-cell>
          <table:table-cell table:formula="of:=[.O48]-[.AB48]" office:value-type="float" office:value="0.000688485287000051" calcext:value-type="float">
            <text:p>0.000688485287</text:p>
          </table:table-cell>
          <table:table-cell table:formula="of:=[.Q48]-[.AC48]" office:value-type="float" office:value="-0.000212418177000018" calcext:value-type="float">
            <text:p>-0.000212418177</text:p>
          </table:table-cell>
          <table:table-cell table:style-name="ce35" office:value-type="float" office:value="0.500121514713" calcext:value-type="float">
            <text:p>0.500121514713</text:p>
          </table:table-cell>
          <table:table-cell table:style-name="ce35" office:value-type="float" office:value="0.283072418177" calcext:value-type="float">
            <text:p>0.283072418177</text:p>
          </table:table-cell>
          <table:table-cell office:value-type="float" office:value="0.500121514713" calcext:value-type="float">
            <text:p>0.500121514713</text:p>
          </table:table-cell>
          <table:table-cell table:formula="of:=[.AN48]-[.AD48]" office:value-type="float" office:value="-0.0000000042130000599272" calcext:value-type="float">
            <text:p>-4.2130000599272E-09</text:p>
          </table:table-cell>
          <table:table-cell table:formula="of:=[.O48]-[.AD48]" office:value-type="float" office:value="0.000688485287000051" calcext:value-type="float">
            <text:p>0.000688485287</text:p>
          </table:table-cell>
          <table:table-cell table:formula="of:=IF(OR([.AD48]&gt;([.O48]+[.P48]);([.AD48]&lt;[.O48]-[.P48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283072418177" calcext:value-type="float">
            <text:p>0.283072418177</text:p>
          </table:table-cell>
          <table:table-cell table:formula="of:=[.AH48]-[.AO48]" office:value-type="float" office:value="-0.00000000452299997455441" calcext:value-type="float">
            <text:p>-4.52299997455441E-09</text:p>
          </table:table-cell>
          <table:table-cell table:formula="of:=[.AH48]-[.Q48]" office:value-type="float" office:value="0.000212418177000018" calcext:value-type="float">
            <text:p>0.000212418177</text:p>
          </table:table-cell>
          <table:table-cell table:formula="of:=IF(OR([.AH48]&gt;([.Q48]+[.R48]);([.AH48]&lt;[.Q48]-[.R48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5001215105" calcext:value-type="float">
            <text:p>0.5001215105</text:p>
          </table:table-cell>
          <table:table-cell table:style-name="ce35" office:value-type="float" office:value="0.2830724227" calcext:value-type="float">
            <text:p>0.2830724227</text:p>
          </table:table-cell>
          <table:table-cell table:number-columns-repeated="967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30" office:value-type="float" office:value="0.42036" calcext:value-type="float">
            <text:p>0.42036</text:p>
          </table:table-cell>
          <table:table-cell table:style-name="ce157" office:value-type="float" office:value="0.004020755853" calcext:value-type="float">
            <text:p>0.004020755853</text:p>
          </table:table-cell>
          <table:table-cell table:style-name="ce7" office:value-type="float" office:value="0.24159" calcext:value-type="float">
            <text:p>0.24159</text:p>
          </table:table-cell>
          <table:table-cell table:style-name="ce7" office:value-type="float" office:value="0.003486657914" calcext:value-type="float">
            <text:p>0.003486657914</text:p>
          </table:table-cell>
          <table:table-cell table:style-name="ce35" table:formula="of:=[.Q49]-[.AO49]" office:value-type="float" office:value="0.00162699260000002" calcext:value-type="float">
            <text:p>0.0016269926</text:p>
          </table:table-cell>
          <table:table-cell table:style-name="ce35" office:value-type="float" office:value="11.4291722775" calcext:value-type="float">
            <text:p>11.4291722775</text:p>
          </table:table-cell>
          <table:table-cell table:style-name="ce35" office:value-type="float" office:value="0.0416700839996" calcext:value-type="float">
            <text:p>0.0416700839996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formula="of:=[.O49]-[.AB49]" office:value-type="float" office:value="0.00201347872700003" calcext:value-type="float">
            <text:p>0.002013478727</text:p>
          </table:table-cell>
          <table:table-cell table:formula="of:=[.Q49]-[.AC49]" office:value-type="float" office:value="0.00162699394900004" calcext:value-type="float">
            <text:p>0.001626993949</text:p>
          </table:table-cell>
          <table:table-cell table:style-name="ce35" office:value-type="float" office:value="0.418346521273" calcext:value-type="float">
            <text:p>0.418346521273</text:p>
          </table:table-cell>
          <table:table-cell table:style-name="ce35" office:value-type="float" office:value="0.239963006051" calcext:value-type="float">
            <text:p>0.239963006051</text:p>
          </table:table-cell>
          <table:table-cell office:value-type="float" office:value="0.418346521273" calcext:value-type="float">
            <text:p>0.418346521273</text:p>
          </table:table-cell>
          <table:table-cell table:formula="of:=[.AN49]-[.AD49]" office:value-type="float" office:value="-0.00000000387299997628432" calcext:value-type="float">
            <text:p>-3.87299997628432E-09</text:p>
          </table:table-cell>
          <table:table-cell table:formula="of:=[.O49]-[.AD49]" office:value-type="float" office:value="0.00201347872700003" calcext:value-type="float">
            <text:p>0.002013478727</text:p>
          </table:table-cell>
          <table:table-cell table:formula="of:=IF(OR([.AD49]&gt;([.O49]+[.P49]);([.AD49]&lt;[.O49]-[.P49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239963006051" calcext:value-type="float">
            <text:p>0.239963006051</text:p>
          </table:table-cell>
          <table:table-cell table:formula="of:=[.AH49]-[.AO49]" office:value-type="float" office:value="-0.00000000134900002279892" calcext:value-type="float">
            <text:p>-1.34900002279892E-09</text:p>
          </table:table-cell>
          <table:table-cell table:formula="of:=[.AH49]-[.Q49]" office:value-type="float" office:value="-0.00162699394900004" calcext:value-type="float">
            <text:p>-0.001626993949</text:p>
          </table:table-cell>
          <table:table-cell table:formula="of:=IF(OR([.AH49]&gt;([.Q49]+[.R49]);([.AH49]&lt;[.Q49]-[.R49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4183465174" calcext:value-type="float">
            <text:p>0.4183465174</text:p>
          </table:table-cell>
          <table:table-cell table:style-name="ce35" office:value-type="float" office:value="0.2399630074" calcext:value-type="float">
            <text:p>0.2399630074</text:p>
          </table:table-cell>
          <table:table-cell table:number-columns-repeated="967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318" calcext:value-type="float">
            <text:p>3318</text:p>
          </table:table-cell>
          <table:table-cell office:value-type="float" office:value="4928" calcext:value-type="float">
            <text:p>4928</text:p>
          </table:table-cell>
          <table:table-cell office:value-type="float" office:value="881" calcext:value-type="float">
            <text:p>881</text:p>
          </table:table-cell>
          <table:table-cell office:value-type="float" office:value="1587" calcext:value-type="float">
            <text:p>1587</text:p>
          </table:table-cell>
          <table:table-cell office:value-type="float" office:value="194" calcext:value-type="float">
            <text:p>194</text:p>
          </table:table-cell>
          <table:table-cell office:value-type="float" office:value="900" calcext:value-type="float">
            <text:p>900</text:p>
          </table:table-cell>
          <table:table-cell office:value-type="float" office:value="128" calcext:value-type="float">
            <text:p>128</text:p>
          </table:table-cell>
          <table:table-cell office:value-type="float" office:value="768" calcext:value-type="float">
            <text:p>768</text:p>
          </table:table-cell>
          <table:table-cell table:style-name="ce92" office:value-type="float" office:value="0.1707862" calcext:value-type="float">
            <text:p>0.1707862</text:p>
          </table:table-cell>
          <table:table-cell table:style-name="ce92" office:value-type="float" office:value="0.0003065331765" calcext:value-type="float">
            <text:p>0.0003065331765</text:p>
          </table:table-cell>
          <table:table-cell table:style-name="ce227" office:value-type="float" office:value="0.09148" calcext:value-type="float">
            <text:p>0.09148</text:p>
          </table:table-cell>
          <table:table-cell table:style-name="ce267" office:value-type="float" office:value="0.002348270711" calcext:value-type="float">
            <text:p>0.002348270711</text:p>
          </table:table-cell>
          <table:table-cell table:style-name="ce35" table:formula="of:=[.Q50]-[.AO50]" office:value-type="float" office:value="-0.00121366354999999" calcext:value-type="float">
            <text:p>-0.00121366355</text:p>
          </table:table-cell>
          <table:table-cell table:style-name="ce35" office:value-type="float" office:value="23.8375964165" calcext:value-type="float">
            <text:p>23.8375964165</text:p>
          </table:table-cell>
          <table:table-cell table:style-name="ce35" office:value-type="float" office:value="0.0611708164215" calcext:value-type="float">
            <text:p>0.0611708164215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float" office:value="768" calcext:value-type="float">
            <text:p>768</text:p>
          </table:table-cell>
          <table:table-cell table:formula="of:=[.O50]-[.AB50]" office:value-type="float" office:value="0.0000864217809999901" calcext:value-type="float">
            <text:p>8.64217809999901E-05</text:p>
          </table:table-cell>
          <table:table-cell table:formula="of:=[.Q50]-[.AC50]" office:value-type="float" office:value="-0.00121365964699999" calcext:value-type="float">
            <text:p>-0.001213659647</text:p>
          </table:table-cell>
          <table:table-cell table:style-name="ce35" office:value-type="float" office:value="0.170699778219" calcext:value-type="float">
            <text:p>0.170699778219</text:p>
          </table:table-cell>
          <table:table-cell table:style-name="ce35" office:value-type="float" office:value="0.092693659647" calcext:value-type="float">
            <text:p>0.092693659647</text:p>
          </table:table-cell>
          <table:table-cell office:value-type="float" office:value="0.170699778219" calcext:value-type="float">
            <text:p>0.170699778219</text:p>
          </table:table-cell>
          <table:table-cell table:formula="of:=[.AN50]-[.AD50]" office:value-type="float" office:value="-0.00000000371899999684899" calcext:value-type="float">
            <text:p>-3.71899999684899E-09</text:p>
          </table:table-cell>
          <table:table-cell table:formula="of:=[.O50]-[.AD50]" office:value-type="float" office:value="0.0000864217809999901" calcext:value-type="float">
            <text:p>8.64217809999901E-05</text:p>
          </table:table-cell>
          <table:table-cell table:formula="of:=IF(OR([.AD50]&gt;([.O50]+[.P50]);([.AD50]&lt;[.O50]-[.P50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092693659647" calcext:value-type="float">
            <text:p>0.092693659647</text:p>
          </table:table-cell>
          <table:table-cell table:formula="of:=[.AH50]-[.AO50]" office:value-type="float" office:value="-0.00000000390300000652211" calcext:value-type="float">
            <text:p>-3.90300000652211E-09</text:p>
          </table:table-cell>
          <table:table-cell table:formula="of:=[.AH50]-[.Q50]" office:value-type="float" office:value="0.00121365964699999" calcext:value-type="float">
            <text:p>0.001213659647</text:p>
          </table:table-cell>
          <table:table-cell table:formula="of:=IF(OR([.AH50]&gt;([.Q50]+[.R50]);([.AH50]&lt;[.Q50]-[.R50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1706997745" calcext:value-type="float">
            <text:p>0.1706997745</text:p>
          </table:table-cell>
          <table:table-cell table:style-name="ce35" office:value-type="float" office:value="0.09269366355" calcext:value-type="float">
            <text:p>0.09269366355</text:p>
          </table:table-cell>
          <table:table-cell table:number-columns-repeated="967"/>
        </table:table-row>
        <table:table-row table:style-name="ro4">
          <table:table-cell table:style-name="ce35" office:value-type="float" office:value="48" calcext:value-type="float">
            <text:p>4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" calcext:value-type="float">
            <text:p>3</text:p>
          </table:table-cell>
          <table:table-cell table:style-name="ce35" office:value-type="float" office:value="20" calcext:value-type="float">
            <text:p>20</text:p>
          </table:table-cell>
          <table:table-cell table:style-name="ce35" table:number-columns-repeated="2"/>
          <table:table-cell table:style-name="ce35" office:value-type="float" office:value="1788" calcext:value-type="float">
            <text:p>1788</text:p>
          </table:table-cell>
          <table:table-cell table:style-name="ce35" office:value-type="float" office:value="2629" calcext:value-type="float">
            <text:p>2629</text:p>
          </table:table-cell>
          <table:table-cell table:style-name="ce35" office:value-type="float" office:value="582" calcext:value-type="float">
            <text:p>582</text:p>
          </table:table-cell>
          <table:table-cell table:style-name="ce35" office:value-type="float" office:value="933" calcext:value-type="float">
            <text:p>933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546" calcext:value-type="float">
            <text:p>546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300" calcext:value-type="float">
            <text:p>300</text:p>
          </table:table-cell>
          <table:table-cell table:style-name="ce184" office:value-type="float" office:value="0.94204" calcext:value-type="float">
            <text:p>0.94204</text:p>
          </table:table-cell>
          <table:table-cell table:style-name="ce184" office:value-type="float" office:value="0.001903341415" calcext:value-type="float">
            <text:p>0.001903341415</text:p>
          </table:table-cell>
          <table:table-cell table:style-name="ce184" office:value-type="float" office:value="0.55157" calcext:value-type="float">
            <text:p>0.55157</text:p>
          </table:table-cell>
          <table:table-cell table:style-name="ce184" office:value-type="float" office:value="0.004051030242" calcext:value-type="float">
            <text:p>0.004051030242</text:p>
          </table:table-cell>
          <table:table-cell table:style-name="ce35" table:formula="of:=[.Q51]-[.AO51]" office:value-type="float" office:value="-0.000538895699999986" calcext:value-type="float">
            <text:p>-0.0005388957</text:p>
          </table:table-cell>
          <table:table-cell table:style-name="ce35" office:value-type="float" office:value="26.4745893478" calcext:value-type="float">
            <text:p>26.4745893478</text:p>
          </table:table-cell>
          <table:table-cell table:style-name="ce35" office:value-type="float" office:value="0.10916018486" calcext:value-type="float">
            <text:p>0.10916018486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230" calcext:value-type="float">
            <text:p>230</text:p>
          </table:table-cell>
          <table:table-cell table:style-name="ce35" office:value-type="float" office:value="1231" calcext:value-type="float">
            <text:p>1231</text:p>
          </table:table-cell>
          <table:table-cell table:formula="of:=[.O51]-[.AB51]" office:value-type="float" office:value="0.000253332203000167" calcext:value-type="float">
            <text:p>0.000253332203</text:p>
          </table:table-cell>
          <table:table-cell table:formula="of:=[.Q51]-[.AC51]" office:value-type="float" office:value="-0.000577250287999931" calcext:value-type="float">
            <text:p>-0.000577250288</text:p>
          </table:table-cell>
          <table:table-cell table:style-name="ce35" office:value-type="float" office:value="0.941786667797" calcext:value-type="float">
            <text:p>0.941786667797</text:p>
          </table:table-cell>
          <table:table-cell table:style-name="ce35" office:value-type="float" office:value="0.552147250288" calcext:value-type="float">
            <text:p>0.552147250288</text:p>
          </table:table-cell>
          <table:table-cell office:value-type="float" office:value="0.941786667797" calcext:value-type="float">
            <text:p>0.941786667797</text:p>
          </table:table-cell>
          <table:table-cell table:formula="of:=[.AN51]-[.AD51]" office:value-type="float" office:value="0.00000772460300013655" calcext:value-type="float">
            <text:p>7.72460300013655E-06</text:p>
          </table:table-cell>
          <table:table-cell table:formula="of:=[.O51]-[.AD51]" office:value-type="float" office:value="0.000253332203000167" calcext:value-type="float">
            <text:p>0.000253332203</text:p>
          </table:table-cell>
          <table:table-cell table:formula="of:=IF(OR([.AD51]&gt;([.O51]+[.P51]);([.AD51]&lt;[.O51]-[.P51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552147250288" calcext:value-type="float">
            <text:p>0.552147250288</text:p>
          </table:table-cell>
          <table:table-cell table:formula="of:=[.AH51]-[.AO51]" office:value-type="float" office:value="0.0000383545879999447" calcext:value-type="float">
            <text:p>3.83545879999447E-05</text:p>
          </table:table-cell>
          <table:table-cell table:formula="of:=[.AH51]-[.Q51]" office:value-type="float" office:value="0.000577250287999931" calcext:value-type="float">
            <text:p>0.000577250288</text:p>
          </table:table-cell>
          <table:table-cell table:formula="of:=IF(OR([.AH51]&gt;([.Q51]+[.R51]);([.AH51]&lt;[.Q51]-[.R51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5" office:value-type="float" office:value="0.9417943924" calcext:value-type="float">
            <text:p>0.9417943924</text:p>
          </table:table-cell>
          <table:table-cell table:style-name="ce35" office:value-type="float" office:value="0.5521088957" calcext:value-type="float">
            <text:p>0.5521088957</text:p>
          </table:table-cell>
          <table:table-cell table:number-columns-repeated="967"/>
        </table:table-row>
        <table:table-row table:style-name="ro4">
          <table:table-cell table:style-name="ce35" office:value-type="float" office:value="49" calcext:value-type="float">
            <text:p>4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style-name="ce35" office:value-type="float" office:value="5724" calcext:value-type="float">
            <text:p>5724</text:p>
          </table:table-cell>
          <table:table-cell table:style-name="ce35" office:value-type="float" office:value="11381" calcext:value-type="float">
            <text:p>11381</text:p>
          </table:table-cell>
          <table:table-cell table:style-name="ce35" office:value-type="float" office:value="934" calcext:value-type="float">
            <text:p>934</text:p>
          </table:table-cell>
          <table:table-cell table:style-name="ce35" office:value-type="float" office:value="2109" calcext:value-type="float">
            <text:p>2109</text:p>
          </table:table-cell>
          <table:table-cell table:style-name="ce35" office:value-type="float" office:value="574" calcext:value-type="float">
            <text:p>574</text:p>
          </table:table-cell>
          <table:table-cell table:style-name="ce35" office:value-type="float" office:value="1739" calcext:value-type="float">
            <text:p>1739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float" office:value="548" calcext:value-type="float">
            <text:p>548</text:p>
          </table:table-cell>
          <table:table-cell table:style-name="ce131" office:value-type="float" office:value="0.88107" calcext:value-type="float">
            <text:p>0.88107</text:p>
          </table:table-cell>
          <table:table-cell table:style-name="ce158" office:value-type="float" office:value="0.00263674878" calcext:value-type="float">
            <text:p>0.00263674878</text:p>
          </table:table-cell>
          <table:table-cell table:style-name="ce230" office:value-type="float" office:value="0.61479" calcext:value-type="float">
            <text:p>0.61479</text:p>
          </table:table-cell>
          <table:table-cell table:style-name="ce268" office:value-type="float" office:value="0.003963966824" calcext:value-type="float">
            <text:p>0.003963966824</text:p>
          </table:table-cell>
          <table:table-cell table:style-name="ce35" table:formula="of:=[.Q52]-[.AO52]" office:value-type="float" office:value="-0.00103366169999997" calcext:value-type="float">
            <text:p>-0.0010336617</text:p>
          </table:table-cell>
          <table:table-cell table:style-name="ce35" office:value-type="float" office:value="22.744146347" calcext:value-type="float">
            <text:p>22.744146347</text:p>
          </table:table-cell>
          <table:table-cell table:style-name="ce35" office:value-type="float" office:value="0.0790920257568" calcext:value-type="float">
            <text:p>0.0790920257568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12" calcext:value-type="float">
            <text:p>312</text:p>
          </table:table-cell>
          <table:table-cell table:style-name="ce35" office:value-type="float" office:value="2035" calcext:value-type="float">
            <text:p>2035</text:p>
          </table:table-cell>
          <table:table-cell table:formula="of:=[.O52]-[.AB52]" office:value-type="float" office:value="-0.00111722393499991" calcext:value-type="float">
            <text:p>-0.001117223935</text:p>
          </table:table-cell>
          <table:table-cell table:formula="of:=[.Q52]-[.AC52]" office:value-type="float" office:value="-0.00103366016299988" calcext:value-type="float">
            <text:p>-0.001033660163</text:p>
          </table:table-cell>
          <table:table-cell table:style-name="ce35" office:value-type="float" office:value="0.882187223935" calcext:value-type="float">
            <text:p>0.882187223935</text:p>
          </table:table-cell>
          <table:table-cell table:style-name="ce35" office:value-type="float" office:value="0.615823660163" calcext:value-type="float">
            <text:p>0.615823660163</text:p>
          </table:table-cell>
          <table:table-cell office:value-type="float" office:value="0.882187223935" calcext:value-type="float">
            <text:p>0.882187223935</text:p>
          </table:table-cell>
          <table:table-cell table:formula="of:=[.AN52]-[.AD52]" office:value-type="float" office:value="-0.000000198334999867988" calcext:value-type="float">
            <text:p>-1.98334999867988E-07</text:p>
          </table:table-cell>
          <table:table-cell table:formula="of:=[.O52]-[.AD52]" office:value-type="float" office:value="-0.00111722393499991" calcext:value-type="float">
            <text:p>-0.001117223935</text:p>
          </table:table-cell>
          <table:table-cell table:formula="of:=IF(OR([.AD52]&gt;([.O52]+[.P52]);([.AD52]&lt;[.O52]-[.P52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615823660163" calcext:value-type="float">
            <text:p>0.615823660163</text:p>
          </table:table-cell>
          <table:table-cell table:formula="of:=[.AH52]-[.AO52]" office:value-type="float" office:value="-0.00000000153700008276303" calcext:value-type="float">
            <text:p>-1.53700008276303E-09</text:p>
          </table:table-cell>
          <table:table-cell table:formula="of:=[.AH52]-[.Q52]" office:value-type="float" office:value="0.00103366016299988" calcext:value-type="float">
            <text:p>0.001033660163</text:p>
          </table:table-cell>
          <table:table-cell table:formula="of:=IF(OR([.AH52]&gt;([.Q52]+[.R52]);([.AH52]&lt;[.Q52]-[.R52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13" office:value-type="float" office:value="0.8821870256" calcext:value-type="float">
            <text:p>0.8821870256</text:p>
          </table:table-cell>
          <table:table-cell table:style-name="ce320" office:value-type="float" office:value="0.6158236617" calcext:value-type="float">
            <text:p>0.6158236617</text:p>
          </table:table-cell>
          <table:table-cell table:number-columns-repeated="967"/>
        </table:table-row>
        <table:table-row table:style-name="ro4">
          <table:table-cell table:style-name="ce35" office:value-type="float" office:value="50" calcext:value-type="float">
            <text:p>5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7" calcext:value-type="float">
            <text:p>7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style-name="ce35" office:value-type="float" office:value="22426678" calcext:value-type="float">
            <text:p>22426678</text:p>
          </table:table-cell>
          <table:table-cell table:style-name="ce35" office:value-type="float" office:value="123147234" calcext:value-type="float">
            <text:p>123147234</text:p>
          </table:table-cell>
          <table:table-cell table:style-name="ce35" office:value-type="float" office:value="1869873" calcext:value-type="float">
            <text:p>1869873</text:p>
          </table:table-cell>
          <table:table-cell table:style-name="ce35" office:value-type="float" office:value="10295426" calcext:value-type="float">
            <text:p>10295426</text:p>
          </table:table-cell>
          <table:table-cell table:style-name="ce35" table:number-columns-repeated="4"/>
          <table:table-cell table:style-name="ce132" office:value-type="float" office:value="0.85426" calcext:value-type="float">
            <text:p>0.85426</text:p>
          </table:table-cell>
          <table:table-cell table:style-name="ce160" office:value-type="float" office:value="0.00287410252" calcext:value-type="float">
            <text:p>0.00287410252</text:p>
          </table:table-cell>
          <table:table-cell table:style-name="ce87" office:value-type="float" office:value="0.64024" calcext:value-type="float">
            <text:p>0.64024</text:p>
          </table:table-cell>
          <table:table-cell table:style-name="ce87" office:value-type="float" office:value="0.003909270088" calcext:value-type="float">
            <text:p>0.003909270088</text:p>
          </table:table-cell>
          <table:table-cell table:style-name="ce35" table:formula="of:=[.Q53]-[.AO53]" office:value-type="float" office:value="0.64024" calcext:value-type="float">
            <text:p>0.64024</text:p>
          </table:table-cell>
          <table:table-cell table:style-name="ce35" office:value-type="float" office:value="30.070873022" calcext:value-type="float">
            <text:p>30.070873022</text:p>
          </table:table-cell>
          <table:table-cell table:style-name="ce35" office:value-type="float" office:value="25652.8220983" calcext:value-type="float">
            <text:p>25652.8220983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85440" calcext:value-type="float">
            <text:p>85440</text:p>
          </table:table-cell>
          <table:table-cell table:style-name="ce35" office:value-type="float" office:value="1017952" calcext:value-type="float">
            <text:p>1017952</text:p>
          </table:table-cell>
          <table:table-cell table:formula="of:=[.O53]-[.AB53]" office:value-type="float" office:value="-0.00179353758799994" calcext:value-type="float">
            <text:p>-0.001793537588</text:p>
          </table:table-cell>
          <table:table-cell table:formula="of:=[.Q53]-[.AC53]" office:value-type="float" office:value="-0.0000315170939999554" calcext:value-type="float">
            <text:p>-3.15170939999554E-05</text:p>
          </table:table-cell>
          <table:table-cell table:style-name="ce35" office:value-type="float" office:value="0.856053537588" calcext:value-type="float">
            <text:p>0.856053537588</text:p>
          </table:table-cell>
          <table:table-cell table:style-name="ce35" office:value-type="float" office:value="0.640271517094" calcext:value-type="float">
            <text:p>0.640271517094</text:p>
          </table:table-cell>
          <table:table-cell office:value-type="float" office:value="0.856053537588" calcext:value-type="float">
            <text:p>0.856053537588</text:p>
          </table:table-cell>
          <table:table-cell table:formula="of:=[.AN53]-[.AD53]" office:value-type="float" office:value="0.00000000241200004413855" calcext:value-type="float">
            <text:p>2.41200004413855E-09</text:p>
          </table:table-cell>
          <table:table-cell table:formula="of:=[.O53]-[.AD53]" office:value-type="float" office:value="-0.00179353758799994" calcext:value-type="float">
            <text:p>-0.001793537588</text:p>
          </table:table-cell>
          <table:table-cell table:formula="of:=IF(OR([.AD53]&gt;([.O53]+[.P53]);([.AD53]&lt;[.O53]-[.P53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640271517094" calcext:value-type="float">
            <text:p>0.640271517094</text:p>
          </table:table-cell>
          <table:table-cell table:style-name="ce6"/>
          <table:table-cell table:formula="of:=[.AH53]-[.Q53]" office:value-type="float" office:value="0.0000315170939999554" calcext:value-type="float">
            <text:p>3.15170939999554E-05</text:p>
          </table:table-cell>
          <table:table-cell table:formula="of:=IF(OR([.AH53]&gt;([.Q53]+[.R53]);([.AH53]&lt;[.Q53]-[.R53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14" office:value-type="float" office:value="0.85605354" calcext:value-type="float">
            <text:p>0.85605354</text:p>
          </table:table-cell>
          <table:table-cell table:style-name="ce6"/>
          <table:table-cell table:number-columns-repeated="967"/>
        </table:table-row>
        <table:table-row table:style-name="ro4">
          <table:table-cell table:style-name="ce35" office:value-type="float" office:value="51" calcext:value-type="float">
            <text:p>5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style-name="ce35" office:value-type="float" office:value="35361" calcext:value-type="float">
            <text:p>35361</text:p>
          </table:table-cell>
          <table:table-cell table:style-name="ce35" office:value-type="float" office:value="97239" calcext:value-type="float">
            <text:p>97239</text:p>
          </table:table-cell>
          <table:table-cell table:style-name="ce35" office:value-type="float" office:value="7811" calcext:value-type="float">
            <text:p>7811</text:p>
          </table:table-cell>
          <table:table-cell table:style-name="ce35" office:value-type="float" office:value="24640" calcext:value-type="float">
            <text:p>24640</text:p>
          </table:table-cell>
          <table:table-cell table:style-name="ce35" office:value-type="float" office:value="6664" calcext:value-type="float">
            <text:p>6664</text:p>
          </table:table-cell>
          <table:table-cell table:style-name="ce35" office:value-type="float" office:value="24028" calcext:value-type="float">
            <text:p>24028</text:p>
          </table:table-cell>
          <table:table-cell table:style-name="ce35" office:value-type="float" office:value="206" calcext:value-type="float">
            <text:p>206</text:p>
          </table:table-cell>
          <table:table-cell table:style-name="ce35" office:value-type="float" office:value="1224" calcext:value-type="float">
            <text:p>1224</text:p>
          </table:table-cell>
          <table:table-cell table:style-name="ce133" office:value-type="float" office:value="0.95182" calcext:value-type="float">
            <text:p>0.95182</text:p>
          </table:table-cell>
          <table:table-cell table:style-name="ce161" office:value-type="float" office:value="0.001744329992" calcext:value-type="float">
            <text:p>0.001744329992</text:p>
          </table:table-cell>
          <table:table-cell table:style-name="ce235" office:value-type="float" office:value="0.63607" calcext:value-type="float">
            <text:p>0.63607</text:p>
          </table:table-cell>
          <table:table-cell table:style-name="ce269" office:value-type="float" office:value="0.003919035724" calcext:value-type="float">
            <text:p>0.003919035724</text:p>
          </table:table-cell>
          <table:table-cell table:style-name="ce35" table:formula="of:=[.Q54]-[.AO54]" office:value-type="float" office:value="-0.000942515300000002" calcext:value-type="float">
            <text:p>-0.0009425153</text:p>
          </table:table-cell>
          <table:table-cell table:style-name="ce35" office:value-type="float" office:value="26.8224675655" calcext:value-type="float">
            <text:p>26.8224675655</text:p>
          </table:table-cell>
          <table:table-cell table:style-name="ce35" office:value-type="float" office:value="0.328062534332" calcext:value-type="float">
            <text:p>0.328062534332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08" calcext:value-type="float">
            <text:p>408</text:p>
          </table:table-cell>
          <table:table-cell table:style-name="ce35" office:value-type="float" office:value="2992" calcext:value-type="float">
            <text:p>2992</text:p>
          </table:table-cell>
          <table:table-cell table:formula="of:=[.O54]-[.AB54]" office:value-type="float" office:value="-0.0000994618489998933" calcext:value-type="float">
            <text:p>-9.94618489998933E-05</text:p>
          </table:table-cell>
          <table:table-cell table:formula="of:=[.Q54]-[.AC54]" office:value-type="float" office:value="-0.000942509350999932" calcext:value-type="float">
            <text:p>-0.000942509351</text:p>
          </table:table-cell>
          <table:table-cell table:style-name="ce35" office:value-type="float" office:value="0.951919461849" calcext:value-type="float">
            <text:p>0.951919461849</text:p>
          </table:table-cell>
          <table:table-cell table:style-name="ce35" office:value-type="float" office:value="0.637012509351" calcext:value-type="float">
            <text:p>0.637012509351</text:p>
          </table:table-cell>
          <table:table-cell office:value-type="float" office:value="0.951919461849" calcext:value-type="float">
            <text:p>0.951919461849</text:p>
          </table:table-cell>
          <table:table-cell table:formula="of:=[.AN54]-[.AD54]" office:value-type="float" office:value="-0.000000291448999933941" calcext:value-type="float">
            <text:p>-2.91448999933941E-07</text:p>
          </table:table-cell>
          <table:table-cell table:formula="of:=[.O54]-[.AD54]" office:value-type="float" office:value="-0.0000994618489998933" calcext:value-type="float">
            <text:p>-9.94618489998933E-05</text:p>
          </table:table-cell>
          <table:table-cell table:formula="of:=IF(OR([.AD54]&gt;([.O54]+[.P54]);([.AD54]&lt;[.O54]-[.P54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637012509351" calcext:value-type="float">
            <text:p>0.637012509351</text:p>
          </table:table-cell>
          <table:table-cell table:formula="of:=[.AH54]-[.AO54]" office:value-type="float" office:value="-0.00000000594900007033772" calcext:value-type="float">
            <text:p>-5.94900007033772E-09</text:p>
          </table:table-cell>
          <table:table-cell table:formula="of:=[.AH54]-[.Q54]" office:value-type="float" office:value="0.000942509350999932" calcext:value-type="float">
            <text:p>0.000942509351</text:p>
          </table:table-cell>
          <table:table-cell table:formula="of:=IF(OR([.AH54]&gt;([.Q54]+[.R54]);([.AH54]&lt;[.Q54]-[.R54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15" office:value-type="float" office:value="0.9519191704" calcext:value-type="float">
            <text:p>0.9519191704</text:p>
          </table:table-cell>
          <table:table-cell table:style-name="ce35" office:value-type="float" office:value="0.6370125153" calcext:value-type="float">
            <text:p>0.6370125153</text:p>
          </table:table-cell>
          <table:table-cell table:number-columns-repeated="967"/>
        </table:table-row>
        <table:table-row table:style-name="ro4">
          <table:table-cell table:style-name="ce35" office:value-type="float" office:value="52" calcext:value-type="float">
            <text:p>5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" calcext:value-type="float">
            <text:p>2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style-name="ce35" office:value-type="float" office:value="35361" calcext:value-type="float">
            <text:p>35361</text:p>
          </table:table-cell>
          <table:table-cell table:style-name="ce35" office:value-type="float" office:value="97239" calcext:value-type="float">
            <text:p>97239</text:p>
          </table:table-cell>
          <table:table-cell table:style-name="ce35" office:value-type="float" office:value="7811" calcext:value-type="float">
            <text:p>7811</text:p>
          </table:table-cell>
          <table:table-cell table:style-name="ce35" office:value-type="float" office:value="24640" calcext:value-type="float">
            <text:p>24640</text:p>
          </table:table-cell>
          <table:table-cell table:style-name="ce35" office:value-type="float" office:value="6664" calcext:value-type="float">
            <text:p>6664</text:p>
          </table:table-cell>
          <table:table-cell table:style-name="ce35" office:value-type="float" office:value="24028" calcext:value-type="float">
            <text:p>24028</text:p>
          </table:table-cell>
          <table:table-cell table:style-name="ce35" office:value-type="float" office:value="206" calcext:value-type="float">
            <text:p>206</text:p>
          </table:table-cell>
          <table:table-cell table:style-name="ce35" office:value-type="float" office:value="1224" calcext:value-type="float">
            <text:p>1224</text:p>
          </table:table-cell>
          <table:table-cell table:style-name="ce134" office:value-type="float" office:value="0.29455" calcext:value-type="float">
            <text:p>0.29455</text:p>
          </table:table-cell>
          <table:table-cell table:style-name="ce162" office:value-type="float" office:value="0.003713047198" calcext:value-type="float">
            <text:p>0.003713047198</text:p>
          </table:table-cell>
          <table:table-cell table:style-name="ce240" office:value-type="float" office:value="0.15765" calcext:value-type="float">
            <text:p>0.15765</text:p>
          </table:table-cell>
          <table:table-cell table:style-name="ce270" office:value-type="float" office:value="0.002968322711" calcext:value-type="float">
            <text:p>0.002968322711</text:p>
          </table:table-cell>
          <table:table-cell table:style-name="ce35" table:formula="of:=[.Q55]-[.AO55]" office:value-type="float" office:value="0.00155284780000001" calcext:value-type="float">
            <text:p>0.0015528478</text:p>
          </table:table-cell>
          <table:table-cell table:style-name="ce35" office:value-type="float" office:value="25.535389185" calcext:value-type="float">
            <text:p>25.535389185</text:p>
          </table:table-cell>
          <table:table-cell table:style-name="ce35" office:value-type="float" office:value="0.333755016327" calcext:value-type="float">
            <text:p>0.333755016327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08" calcext:value-type="float">
            <text:p>408</text:p>
          </table:table-cell>
          <table:table-cell table:style-name="ce35" office:value-type="float" office:value="2992" calcext:value-type="float">
            <text:p>2992</text:p>
          </table:table-cell>
          <table:table-cell table:formula="of:=[.O55]-[.AB55]" office:value-type="float" office:value="0.000196456422000058" calcext:value-type="float">
            <text:p>0.000196456422</text:p>
          </table:table-cell>
          <table:table-cell table:formula="of:=[.Q55]-[.AC55]" office:value-type="float" office:value="0.00155285288700002" calcext:value-type="float">
            <text:p>0.001552852887</text:p>
          </table:table-cell>
          <table:table-cell table:style-name="ce35" office:value-type="float" office:value="0.294353543578" calcext:value-type="float">
            <text:p>0.294353543578</text:p>
          </table:table-cell>
          <table:table-cell table:style-name="ce35" office:value-type="float" office:value="0.156097147113" calcext:value-type="float">
            <text:p>0.156097147113</text:p>
          </table:table-cell>
          <table:table-cell office:value-type="float" office:value="0.294353543578" calcext:value-type="float">
            <text:p>0.294353543578</text:p>
          </table:table-cell>
          <table:table-cell table:formula="of:=[.AN55]-[.AD55]" office:value-type="float" office:value="-0.000000601977999947767" calcext:value-type="float">
            <text:p>-6.01977999947767E-07</text:p>
          </table:table-cell>
          <table:table-cell table:formula="of:=[.O55]-[.AD55]" office:value-type="float" office:value="0.000196456422000058" calcext:value-type="float">
            <text:p>0.000196456422</text:p>
          </table:table-cell>
          <table:table-cell table:formula="of:=IF(OR([.AD55]&gt;([.O55]+[.P55]);([.AD55]&lt;[.O55]-[.P55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156097147113" calcext:value-type="float">
            <text:p>0.156097147113</text:p>
          </table:table-cell>
          <table:table-cell table:formula="of:=[.AH55]-[.AO55]" office:value-type="float" office:value="-0.00000000508700001566886" calcext:value-type="float">
            <text:p>-5.08700001566886E-09</text:p>
          </table:table-cell>
          <table:table-cell table:formula="of:=[.AH55]-[.Q55]" office:value-type="float" office:value="-0.00155285288700002" calcext:value-type="float">
            <text:p>-0.001552852887</text:p>
          </table:table-cell>
          <table:table-cell table:formula="of:=IF(OR([.AH55]&gt;([.Q55]+[.R55]);([.AH55]&lt;[.Q55]-[.R55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16" office:value-type="float" office:value="0.2943529416" calcext:value-type="float">
            <text:p>0.2943529416</text:p>
          </table:table-cell>
          <table:table-cell table:style-name="ce321" office:value-type="float" office:value="0.1560971522" calcext:value-type="float">
            <text:p>0.1560971522</text:p>
          </table:table-cell>
          <table:table-cell table:number-columns-repeated="967"/>
        </table:table-row>
        <table:table-row table:style-name="ro1">
          <table:table-cell table:style-name="ce35" office:value-type="float" office:value="53" calcext:value-type="float">
            <text:p>5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style-name="ce35" office:value-type="float" office:value="413365" calcext:value-type="float">
            <text:p>413365</text:p>
          </table:table-cell>
          <table:table-cell table:style-name="ce35" office:value-type="float" office:value="848611" calcext:value-type="float">
            <text:p>848611</text:p>
          </table:table-cell>
          <table:table-cell table:style-name="ce35" office:value-type="float" office:value="101761" calcext:value-type="float">
            <text:p>101761</text:p>
          </table:table-cell>
          <table:table-cell table:style-name="ce35" office:value-type="float" office:value="220941" calcext:value-type="float">
            <text:p>220941</text:p>
          </table:table-cell>
          <table:table-cell table:style-name="ce35" office:value-type="float" office:value="36712" calcext:value-type="float">
            <text:p>36712</text:p>
          </table:table-cell>
          <table:table-cell table:style-name="ce35" office:value-type="float" office:value="166196" calcext:value-type="float">
            <text:p>166196</text:p>
          </table:table-cell>
          <table:table-cell table:style-name="ce35" office:value-type="float" office:value="10840" calcext:value-type="float">
            <text:p>10840</text:p>
          </table:table-cell>
          <table:table-cell table:style-name="ce35" office:value-type="float" office:value="104420" calcext:value-type="float">
            <text:p>104420</text:p>
          </table:table-cell>
          <table:table-cell table:style-name="ce117" office:value-type="float" office:value="0.678978" calcext:value-type="float">
            <text:p>0.678978</text:p>
          </table:table-cell>
          <table:table-cell table:style-name="ce141" office:value-type="float" office:value="0.001202577535" calcext:value-type="float">
            <text:p>0.001202577535</text:p>
          </table:table-cell>
          <table:table-cell table:style-name="ce87" office:value-type="float" office:value="0.405772" calcext:value-type="float">
            <text:p>0.405772</text:p>
          </table:table-cell>
          <table:table-cell table:style-name="ce87" office:value-type="float" office:value="0.003997311278" calcext:value-type="float">
            <text:p>0.003997311278</text:p>
          </table:table-cell>
          <table:table-cell table:style-name="ce35" table:formula="of:=[.Q56]-[.AO56]" office:value-type="float" office:value="-0.000595155300000039" calcext:value-type="float">
            <text:p>-0.0005951553</text:p>
          </table:table-cell>
          <table:table-cell table:style-name="ce35" office:value-type="float" office:value="24.6994113922" calcext:value-type="float">
            <text:p>24.6994113922</text:p>
          </table:table-cell>
          <table:table-cell table:style-name="ce35" office:value-type="float" office:value="2.23385906219" calcext:value-type="float">
            <text:p>2.23385906219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6720" calcext:value-type="float">
            <text:p>6720</text:p>
          </table:table-cell>
          <table:table-cell table:style-name="ce35" office:value-type="float" office:value="59168" calcext:value-type="float">
            <text:p>59168</text:p>
          </table:table-cell>
          <table:table-cell table:formula="of:=[.O56]-[.AB56]" office:value-type="float" office:value="0.000693730012999994" calcext:value-type="float">
            <text:p>0.000693730013</text:p>
          </table:table-cell>
          <table:table-cell table:formula="of:=[.Q56]-[.AC56]" office:value-type="float" office:value="0.000249092446999999" calcext:value-type="float">
            <text:p>0.000249092447</text:p>
          </table:table-cell>
          <table:table-cell table:style-name="ce35" office:value-type="float" office:value="0.678284269987" calcext:value-type="float">
            <text:p>0.678284269987</text:p>
          </table:table-cell>
          <table:table-cell table:style-name="ce35" office:value-type="float" office:value="0.405522907553" calcext:value-type="float">
            <text:p>0.405522907553</text:p>
          </table:table-cell>
          <table:table-cell office:value-type="float" office:value="0.678284269987" calcext:value-type="float">
            <text:p>0.678284269987</text:p>
          </table:table-cell>
          <table:table-cell table:formula="of:=[.AN56]-[.AD56]" office:value-type="float" office:value="-0.00000000718699999513461" calcext:value-type="float">
            <text:p>-7.18699999513461E-09</text:p>
          </table:table-cell>
          <table:table-cell table:formula="of:=[.O56]-[.AD56]" office:value-type="float" office:value="0.000693730012999994" calcext:value-type="float">
            <text:p>0.000693730013</text:p>
          </table:table-cell>
          <table:table-cell table:formula="of:=IF(OR([.AD56]&gt;([.O56]+[.P56]);([.AD56]&lt;[.O56]-[.P56]));&quot;out of limits&quot;;&quot;with in limits&quot;)" office:value-type="string" office:string-value="with in limits" calcext:value-type="string">
            <text:p>with in limits</text:p>
          </table:table-cell>
          <table:table-cell office:value-type="float" office:value="0.405522907553" calcext:value-type="float">
            <text:p>0.405522907553</text:p>
          </table:table-cell>
          <table:table-cell table:formula="of:=[.AH56]-[.AO56]" office:value-type="float" office:value="-0.000844247747000038" calcext:value-type="float">
            <text:p>-0.000844247747</text:p>
          </table:table-cell>
          <table:table-cell table:formula="of:=[.AH56]-[.Q56]" office:value-type="float" office:value="-0.000249092446999999" calcext:value-type="float">
            <text:p>-0.000249092447</text:p>
          </table:table-cell>
          <table:table-cell table:formula="of:=IF(OR([.AH56]&gt;([.Q56]+[.R56]);([.AH56]&lt;[.Q56]-[.R56]));&quot;out of limits&quot;;&quot;with in limits&quot;)" office:value-type="string" office:string-value="with in limits" calcext:value-type="string">
            <text:p>with in limits</text:p>
          </table:table-cell>
          <table:table-cell table:number-columns-repeated="2"/>
          <table:table-cell table:style-name="ce317" office:value-type="float" office:value="0.6782842628" calcext:value-type="float">
            <text:p>0.6782842628</text:p>
          </table:table-cell>
          <table:table-cell table:style-name="ce322" office:value-type="float" office:value="0.4063671553" calcext:value-type="float">
            <text:p>0.4063671553</text:p>
          </table:table-cell>
          <table:table-cell table:number-columns-repeated="967"/>
        </table:table-row>
        <table:table-row table:style-name="ro1" table:number-rows-repeated="20">
          <table:table-cell table:number-columns-repeated="1008"/>
        </table:table-row>
        <table:table-row table:style-name="ro5">
          <table:table-cell table:number-columns-repeated="17"/>
          <table:table-cell office:value-type="string" calcext:value-type="string">
            <text:p>d@shahid-HP-ProBook-6470b:~/modest/repairable/kb3-examples PNPRO/50OK$ storm --jani /home/shahid/modest/repairable/BENCHMARK/temp.jani --prop "Pmin=? [F&lt;=10 FAIL&gt;0] " -e dd --cudd:precision 1e-6 --bisimulation</text:p>
            <text:p>Storm 1.4.2 (dev)</text:p>
            <text:p/>
            <text:p>Date: Sun Mar  8 20:26:37 2020</text:p>
            <text:p>Command line arguments: --jani /home/shahid/modest/repairable/BENCHMARK/temp.jani --prop 'Pmin=? [F&lt;=10 FAIL&gt;0] ' -e dd '--cudd:precision' 1e-6 --bisimulation</text:p>
            <text:p>Current working directory: /home/shahid/modest/repairable/kb3-examples PNPRO/50OK</text:p>
            <text:p/>
            <text:p>Time for model input parsing: 0.042s.</text:p>
            <text:p/>
            <text:p>Time for model construction: 543.162s.</text:p>
            <text:p/>
            <text:p>-------------------------------------------------------------- </text:p>
            <text:p>Model type: Markov Automaton (symbolic)</text:p>
            <text:p>States: 510262544 (29848 nodes)</text:p>
            <text:p>Transitions: 3877284944 (3093840 nodes)</text:p>
            <text:p>Choices: 969975840</text:p>
            <text:p>Reward Models:  none</text:p>
            <text:p/>
          </table:table-cell>
          <table:table-cell table:number-columns-repeated="990"/>
        </table:table-row>
        <table:table-row table:style-name="ro1" table:number-rows-repeated="2">
          <table:table-cell table:number-columns-repeated="1008"/>
        </table:table-row>
        <table:table-row table:style-name="ro1">
          <table:table-cell table:number-columns-repeated="17"/>
          <table:table-cell office:value-type="string" calcext:value-type="string">
            <text:p>Command line arguments: --jani /home/shahid/modest/repairable/BENCHMARK/temp.jani --prop 'Pmin=? [F&lt;=10 FAIL&gt;0] ' -e dd '--cudd:precision' 1e-6 --bisimulation</text:p>
          </table:table-cell>
          <table:table-cell table:number-columns-repeated="990"/>
        </table:table-row>
        <table:table-row table:style-name="ro1">
          <table:table-cell table:number-columns-repeated="17"/>
          <table:table-cell office:value-type="string" calcext:value-type="string">
            <text:p>Current working directory: /home/shahid/modest/repairable/kb3-examples PNPRO/40</text:p>
          </table:table-cell>
          <table:table-cell table:number-columns-repeated="990"/>
        </table:table-row>
        <table:table-row table:style-name="ro1">
          <table:table-cell table:number-columns-repeated="1008"/>
        </table:table-row>
        <table:table-row table:style-name="ro1">
          <table:table-cell table:number-columns-repeated="17"/>
          <table:table-cell office:value-type="string" calcext:value-type="string">
            <text:p>Time for model input parsing: 0.100s.</text:p>
          </table:table-cell>
          <table:table-cell table:number-columns-repeated="990"/>
        </table:table-row>
        <table:table-row table:style-name="ro1">
          <table:table-cell table:number-columns-repeated="1008"/>
        </table:table-row>
        <table:table-row table:style-name="ro1">
          <table:table-cell table:number-columns-repeated="17"/>
          <table:table-cell office:value-type="string" calcext:value-type="string">
            <text:p>Time for model construction: 2417.899s.</text:p>
          </table:table-cell>
          <table:table-cell table:number-columns-repeated="990"/>
        </table:table-row>
        <table:table-row table:style-name="ro1">
          <table:table-cell table:number-columns-repeated="1008"/>
        </table:table-row>
        <table:table-row table:style-name="ro1">
          <table:table-cell table:number-columns-repeated="17"/>
          <table:table-cell office:value-type="string" calcext:value-type="string">
            <text:p>-------------------------------------------------------------- </text:p>
          </table:table-cell>
          <table:table-cell table:number-columns-repeated="990"/>
        </table:table-row>
        <table:table-row table:style-name="ro1">
          <table:table-cell table:number-columns-repeated="17"/>
          <table:table-cell office:value-type="string" calcext:value-type="string">
            <text:p>Model type: </text:p>
          </table:table-cell>
          <table:table-cell table:number-columns-repeated="21"/>
          <table:table-cell office:value-type="string" calcext:value-type="string">
            <text:p>Markov Automaton (symbolic)</text:p>
          </table:table-cell>
          <table:table-cell table:number-columns-repeated="968"/>
        </table:table-row>
        <table:table-row table:style-name="ro1">
          <table:table-cell table:number-columns-repeated="17"/>
          <table:table-cell office:value-type="string" calcext:value-type="string">
            <text:p>States: </text:p>
          </table:table-cell>
          <table:table-cell table:number-columns-repeated="21"/>
          <table:table-cell office:value-type="string" calcext:value-type="string">
            <text:p>2992094836 (106722 nodes)</text:p>
          </table:table-cell>
          <table:table-cell table:number-columns-repeated="968"/>
        </table:table-row>
        <table:table-row table:style-name="ro1">
          <table:table-cell table:number-columns-repeated="17"/>
          <table:table-cell office:value-type="string" calcext:value-type="string">
            <text:p>Transitions: </text:p>
          </table:table-cell>
          <table:table-cell table:number-columns-repeated="21"/>
          <table:table-cell office:value-type="string" calcext:value-type="string">
            <text:p>24208852840 (5507337 nodes)</text:p>
          </table:table-cell>
          <table:table-cell table:number-columns-repeated="968"/>
        </table:table-row>
        <table:table-row table:style-name="ro1">
          <table:table-cell table:number-columns-repeated="17"/>
          <table:table-cell office:value-type="string" calcext:value-type="string">
            <text:p>Choices: </text:p>
          </table:table-cell>
          <table:table-cell table:number-columns-repeated="21"/>
          <table:table-cell office:value-type="float" office:value="5605058530" calcext:value-type="float">
            <text:p>5605058530</text:p>
          </table:table-cell>
          <table:table-cell table:number-columns-repeated="968"/>
        </table:table-row>
        <table:table-row table:style-name="ro1">
          <table:table-cell table:number-columns-repeated="17"/>
          <table:table-cell office:value-type="string" calcext:value-type="string">
            <text:p>Reward Models: <text:s/>none</text:p>
          </table:table-cell>
          <table:table-cell table:number-columns-repeated="990"/>
        </table:table-row>
        <table:table-row table:style-name="ro1">
          <table:table-cell table:number-columns-repeated="17"/>
          <table:table-cell office:value-type="string" calcext:value-type="string">
            <text:p>Variables: </text:p>
          </table:table-cell>
          <table:table-cell table:number-columns-repeated="21"/>
          <table:table-cell office:value-type="string" calcext:value-type="string">
            <text:p>rows: 92 meta variables (92 DD variables), columns: 92 meta variables (92 DD variables), nondeterminism: 1 meta variables (1 DD variables)</text:p>
          </table:table-cell>
          <table:table-cell table:number-columns-repeated="968"/>
        </table:table-row>
        <table:table-row table:style-name="ro1">
          <table:table-cell table:number-columns-repeated="17"/>
          <table:table-cell office:value-type="string" calcext:value-type="string">
            <text:p>Labels: 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table:number-columns-repeated="17"/>
          <table:table-cell office:value-type="string" calcext:value-type="string">
            <text:p><text:s text:c="3"/>* deadlock -&gt; 1 state(s) (93 nodes)</text:p>
          </table:table-cell>
          <table:table-cell table:number-columns-repeated="990"/>
        </table:table-row>
        <table:table-row table:style-name="ro1">
          <table:table-cell table:number-columns-repeated="17"/>
          <table:table-cell office:value-type="string" calcext:value-type="string">
            <text:p><text:s text:c="3"/>* init -&gt; 1 state(s) (93 nodes)</text:p>
          </table:table-cell>
          <table:table-cell table:number-columns-repeated="990"/>
        </table:table-row>
        <table:table-row table:style-name="ro1">
          <table:table-cell table:number-columns-repeated="17"/>
          <table:table-cell office:value-type="string" calcext:value-type="string">
            <text:p>----------------------------------------</text:p>
          </table:table-cell>
          <table:table-cell table:number-columns-repeated="990"/>
        </table:table-row>
        <table:table-row table:style-name="ro1" table:number-rows-repeated="1048478">
          <table:table-cell table:number-columns-repeated="1008"/>
        </table:table-row>
        <table:table-row table:style-name="ro1">
          <table:table-cell table:number-columns-repeated="1008"/>
        </table:table-row>
        <calcext:conditional-formats>
          <calcext:conditional-format calcext:target-range-address="Sheet1.K8:Sheet1.K8">
            <calcext:condition calcext:apply-style-name="ConditionalStyle_1" calcext:value="=&quot;out of limits&quot;" calcext:base-cell-address="Sheet1.K8"/>
          </calcext:conditional-format>
          <calcext:conditional-format calcext:target-range-address="Sheet1.N14:Sheet1.N14">
            <calcext:condition calcext:apply-style-name="ConditionalStyle_1" calcext:value="=&quot;out of limits&quot;" calcext:base-cell-address="Sheet1.N14"/>
          </calcext:conditional-format>
          <calcext:conditional-format calcext:target-range-address="Sheet1.K13:Sheet1.K13">
            <calcext:condition calcext:apply-style-name="ConditionalStyle_1" calcext:value="=&quot;out of limits&quot;" calcext:base-cell-address="Sheet1.K13"/>
          </calcext:conditional-format>
          <calcext:conditional-format calcext:target-range-address="Sheet1.K14:Sheet1.K14">
            <calcext:condition calcext:apply-style-name="ConditionalStyle_1" calcext:value="=&quot;out of limits&quot;" calcext:base-cell-address="Sheet1.K14"/>
          </calcext:conditional-format>
          <calcext:conditional-format calcext:target-range-address="Sheet1.D14:Sheet1.F14">
            <calcext:condition calcext:apply-style-name="ConditionalStyle_1" calcext:value="=&quot;out of limits&quot;" calcext:base-cell-address="Sheet1.D14"/>
          </calcext:conditional-format>
          <calcext:conditional-format calcext:target-range-address="Sheet1.K15:Sheet1.K15">
            <calcext:condition calcext:apply-style-name="ConditionalStyle_1" calcext:value="=&quot;out of limits&quot;" calcext:base-cell-address="Sheet1.K15"/>
          </calcext:conditional-format>
          <calcext:conditional-format calcext:target-range-address="Sheet1.K16:Sheet1.K16">
            <calcext:condition calcext:apply-style-name="ConditionalStyle_1" calcext:value="=&quot;out of limits&quot;" calcext:base-cell-address="Sheet1.K16"/>
          </calcext:conditional-format>
          <calcext:conditional-format calcext:target-range-address="Sheet1.O16:Sheet1.O16">
            <calcext:condition calcext:apply-style-name="ConditionalStyle_1" calcext:value="=&quot;out of limits&quot;" calcext:base-cell-address="Sheet1.O16"/>
          </calcext:conditional-format>
          <calcext:conditional-format calcext:target-range-address="Sheet1.P16:Sheet1.P16">
            <calcext:condition calcext:apply-style-name="ConditionalStyle_1" calcext:value="=&quot;out of limits&quot;" calcext:base-cell-address="Sheet1.P16"/>
          </calcext:conditional-format>
          <calcext:conditional-format calcext:target-range-address="Sheet1.D16:Sheet1.F16">
            <calcext:condition calcext:apply-style-name="ConditionalStyle_1" calcext:value="=&quot;out of limits&quot;" calcext:base-cell-address="Sheet1.D16"/>
          </calcext:conditional-format>
          <calcext:conditional-format calcext:target-range-address="Sheet1.K18:Sheet1.K18">
            <calcext:condition calcext:apply-style-name="ConditionalStyle_1" calcext:value="=&quot;out of limits&quot;" calcext:base-cell-address="Sheet1.K18"/>
          </calcext:conditional-format>
          <calcext:conditional-format calcext:target-range-address="Sheet1.O18:Sheet1.O18">
            <calcext:condition calcext:apply-style-name="ConditionalStyle_1" calcext:value="=&quot;out of limits&quot;" calcext:base-cell-address="Sheet1.O18"/>
          </calcext:conditional-format>
          <calcext:conditional-format calcext:target-range-address="Sheet1.K21:Sheet1.K21">
            <calcext:condition calcext:apply-style-name="ConditionalStyle_1" calcext:value="=&quot;out of limits&quot;" calcext:base-cell-address="Sheet1.K21"/>
          </calcext:conditional-format>
          <calcext:conditional-format calcext:target-range-address="Sheet1.K27:Sheet1.K27">
            <calcext:condition calcext:apply-style-name="ConditionalStyle_1" calcext:value="=&quot;out of limits&quot;" calcext:base-cell-address="Sheet1.K27"/>
          </calcext:conditional-format>
          <calcext:conditional-format calcext:target-range-address="Sheet1.O29:Sheet1.O29">
            <calcext:condition calcext:apply-style-name="ConditionalStyle_1" calcext:value="=&quot;out of limits&quot;" calcext:base-cell-address="Sheet1.O29"/>
          </calcext:conditional-format>
          <calcext:conditional-format calcext:target-range-address="Sheet1.P29:Sheet1.P29">
            <calcext:condition calcext:apply-style-name="ConditionalStyle_1" calcext:value="=&quot;out of limits&quot;" calcext:base-cell-address="Sheet1.P29"/>
          </calcext:conditional-format>
          <calcext:conditional-format calcext:target-range-address="Sheet1.Q29:Sheet1.Q29">
            <calcext:condition calcext:apply-style-name="ConditionalStyle_1" calcext:value="=&quot;out of limits&quot;" calcext:base-cell-address="Sheet1.Q29"/>
          </calcext:conditional-format>
          <calcext:conditional-format calcext:target-range-address="Sheet1.R29:Sheet1.R29">
            <calcext:condition calcext:apply-style-name="ConditionalStyle_1" calcext:value="=&quot;out of limits&quot;" calcext:base-cell-address="Sheet1.R29"/>
          </calcext:conditional-format>
          <calcext:conditional-format calcext:target-range-address="Sheet1.O28:Sheet1.O28">
            <calcext:condition calcext:apply-style-name="ConditionalStyle_1" calcext:value="=&quot;out of limits&quot;" calcext:base-cell-address="Sheet1.O28"/>
          </calcext:conditional-format>
          <calcext:conditional-format calcext:target-range-address="Sheet1.P28:Sheet1.P28">
            <calcext:condition calcext:apply-style-name="ConditionalStyle_1" calcext:value="=&quot;out of limits&quot;" calcext:base-cell-address="Sheet1.P28"/>
          </calcext:conditional-format>
          <calcext:conditional-format calcext:target-range-address="Sheet1.P34:Sheet1.P34">
            <calcext:condition calcext:apply-style-name="ConditionalStyle_1" calcext:value="=&quot;out of limits&quot;" calcext:base-cell-address="Sheet1.P34"/>
          </calcext:conditional-format>
          <calcext:conditional-format calcext:target-range-address="Sheet1.O36:Sheet1.O36">
            <calcext:condition calcext:apply-style-name="ConditionalStyle_1" calcext:value="=&quot;out of limits&quot;" calcext:base-cell-address="Sheet1.O36"/>
          </calcext:conditional-format>
          <calcext:conditional-format calcext:target-range-address="Sheet1.P36:Sheet1.P36">
            <calcext:condition calcext:apply-style-name="ConditionalStyle_1" calcext:value="=&quot;out of limits&quot;" calcext:base-cell-address="Sheet1.P36"/>
          </calcext:conditional-format>
          <calcext:conditional-format calcext:target-range-address="Sheet1.Q36:Sheet1.Q36">
            <calcext:condition calcext:apply-style-name="ConditionalStyle_1" calcext:value="=&quot;out of limits&quot;" calcext:base-cell-address="Sheet1.Q36"/>
          </calcext:conditional-format>
          <calcext:conditional-format calcext:target-range-address="Sheet1.R36:Sheet1.R36">
            <calcext:condition calcext:apply-style-name="ConditionalStyle_1" calcext:value="=&quot;out of limits&quot;" calcext:base-cell-address="Sheet1.R36"/>
          </calcext:conditional-format>
          <calcext:conditional-format calcext:target-range-address="Sheet1.O37:Sheet1.O37">
            <calcext:condition calcext:apply-style-name="ConditionalStyle_1" calcext:value="=&quot;out of limits&quot;" calcext:base-cell-address="Sheet1.O37"/>
          </calcext:conditional-format>
          <calcext:conditional-format calcext:target-range-address="Sheet1.P37:Sheet1.P37">
            <calcext:condition calcext:apply-style-name="ConditionalStyle_1" calcext:value="=&quot;out of limits&quot;" calcext:base-cell-address="Sheet1.P37"/>
          </calcext:conditional-format>
          <calcext:conditional-format calcext:target-range-address="Sheet1.O38:Sheet1.O38">
            <calcext:condition calcext:apply-style-name="ConditionalStyle_1" calcext:value="=&quot;out of limits&quot;" calcext:base-cell-address="Sheet1.O38"/>
          </calcext:conditional-format>
          <calcext:conditional-format calcext:target-range-address="Sheet1.P38:Sheet1.P38">
            <calcext:condition calcext:apply-style-name="ConditionalStyle_1" calcext:value="=&quot;out of limits&quot;" calcext:base-cell-address="Sheet1.P38"/>
          </calcext:conditional-format>
          <calcext:conditional-format calcext:target-range-address="Sheet1.Q38:Sheet1.Q38">
            <calcext:condition calcext:apply-style-name="ConditionalStyle_1" calcext:value="=&quot;out of limits&quot;" calcext:base-cell-address="Sheet1.Q38"/>
          </calcext:conditional-format>
          <calcext:conditional-format calcext:target-range-address="Sheet1.R38:Sheet1.R38">
            <calcext:condition calcext:apply-style-name="ConditionalStyle_1" calcext:value="=&quot;out of limits&quot;" calcext:base-cell-address="Sheet1.R38"/>
          </calcext:conditional-format>
          <calcext:conditional-format calcext:target-range-address="Sheet1.O39:Sheet1.O39">
            <calcext:condition calcext:apply-style-name="ConditionalStyle_1" calcext:value="=&quot;out of limits&quot;" calcext:base-cell-address="Sheet1.O39"/>
          </calcext:conditional-format>
          <calcext:conditional-format calcext:target-range-address="Sheet1.O40:Sheet1.O40">
            <calcext:condition calcext:apply-style-name="ConditionalStyle_1" calcext:value="=&quot;out of limits&quot;" calcext:base-cell-address="Sheet1.O40"/>
          </calcext:conditional-format>
          <calcext:conditional-format calcext:target-range-address="Sheet1.O41:Sheet1.O41">
            <calcext:condition calcext:apply-style-name="ConditionalStyle_1" calcext:value="=&quot;out of limits&quot;" calcext:base-cell-address="Sheet1.O41"/>
          </calcext:conditional-format>
          <calcext:conditional-format calcext:target-range-address="Sheet1.O42:Sheet1.O42">
            <calcext:condition calcext:apply-style-name="ConditionalStyle_1" calcext:value="=&quot;out of limits&quot;" calcext:base-cell-address="Sheet1.O42"/>
          </calcext:conditional-format>
          <calcext:conditional-format calcext:target-range-address="Sheet1.O43:Sheet1.O43">
            <calcext:condition calcext:apply-style-name="ConditionalStyle_1" calcext:value="=&quot;out of limits&quot;" calcext:base-cell-address="Sheet1.O43"/>
          </calcext:conditional-format>
          <calcext:conditional-format calcext:target-range-address="Sheet1.O44:Sheet1.O44">
            <calcext:condition calcext:apply-style-name="ConditionalStyle_1" calcext:value="=&quot;out of limits&quot;" calcext:base-cell-address="Sheet1.O44"/>
          </calcext:conditional-format>
          <calcext:conditional-format calcext:target-range-address="Sheet1.P39:Sheet1.P39">
            <calcext:condition calcext:apply-style-name="ConditionalStyle_1" calcext:value="=&quot;out of limits&quot;" calcext:base-cell-address="Sheet1.P39"/>
          </calcext:conditional-format>
          <calcext:conditional-format calcext:target-range-address="Sheet1.P40:Sheet1.P40">
            <calcext:condition calcext:apply-style-name="ConditionalStyle_1" calcext:value="=&quot;out of limits&quot;" calcext:base-cell-address="Sheet1.P40"/>
          </calcext:conditional-format>
          <calcext:conditional-format calcext:target-range-address="Sheet1.P41:Sheet1.P41">
            <calcext:condition calcext:apply-style-name="ConditionalStyle_1" calcext:value="=&quot;out of limits&quot;" calcext:base-cell-address="Sheet1.P41"/>
          </calcext:conditional-format>
          <calcext:conditional-format calcext:target-range-address="Sheet1.P42:Sheet1.P42">
            <calcext:condition calcext:apply-style-name="ConditionalStyle_1" calcext:value="=&quot;out of limits&quot;" calcext:base-cell-address="Sheet1.P42"/>
          </calcext:conditional-format>
          <calcext:conditional-format calcext:target-range-address="Sheet1.P43:Sheet1.P43">
            <calcext:condition calcext:apply-style-name="ConditionalStyle_1" calcext:value="=&quot;out of limits&quot;" calcext:base-cell-address="Sheet1.P43"/>
          </calcext:conditional-format>
          <calcext:conditional-format calcext:target-range-address="Sheet1.P44:Sheet1.P44">
            <calcext:condition calcext:apply-style-name="ConditionalStyle_1" calcext:value="=&quot;out of limits&quot;" calcext:base-cell-address="Sheet1.P44"/>
          </calcext:conditional-format>
          <calcext:conditional-format calcext:target-range-address="Sheet1.Q39:Sheet1.Q39">
            <calcext:condition calcext:apply-style-name="ConditionalStyle_1" calcext:value="=&quot;out of limits&quot;" calcext:base-cell-address="Sheet1.Q39"/>
          </calcext:conditional-format>
          <calcext:conditional-format calcext:target-range-address="Sheet1.Q40:Sheet1.Q40">
            <calcext:condition calcext:apply-style-name="ConditionalStyle_1" calcext:value="=&quot;out of limits&quot;" calcext:base-cell-address="Sheet1.Q40"/>
          </calcext:conditional-format>
          <calcext:conditional-format calcext:target-range-address="Sheet1.Q41:Sheet1.Q41">
            <calcext:condition calcext:apply-style-name="ConditionalStyle_1" calcext:value="=&quot;out of limits&quot;" calcext:base-cell-address="Sheet1.Q41"/>
          </calcext:conditional-format>
          <calcext:conditional-format calcext:target-range-address="Sheet1.Q42:Sheet1.Q42">
            <calcext:condition calcext:apply-style-name="ConditionalStyle_1" calcext:value="=&quot;out of limits&quot;" calcext:base-cell-address="Sheet1.Q42"/>
          </calcext:conditional-format>
          <calcext:conditional-format calcext:target-range-address="Sheet1.Q43:Sheet1.Q43">
            <calcext:condition calcext:apply-style-name="ConditionalStyle_1" calcext:value="=&quot;out of limits&quot;" calcext:base-cell-address="Sheet1.Q43"/>
          </calcext:conditional-format>
          <calcext:conditional-format calcext:target-range-address="Sheet1.Q44:Sheet1.Q44">
            <calcext:condition calcext:apply-style-name="ConditionalStyle_1" calcext:value="=&quot;out of limits&quot;" calcext:base-cell-address="Sheet1.Q44"/>
          </calcext:conditional-format>
          <calcext:conditional-format calcext:target-range-address="Sheet1.R39:Sheet1.R39">
            <calcext:condition calcext:apply-style-name="ConditionalStyle_1" calcext:value="=&quot;out of limits&quot;" calcext:base-cell-address="Sheet1.R39"/>
          </calcext:conditional-format>
          <calcext:conditional-format calcext:target-range-address="Sheet1.R40:Sheet1.R40">
            <calcext:condition calcext:apply-style-name="ConditionalStyle_1" calcext:value="=&quot;out of limits&quot;" calcext:base-cell-address="Sheet1.R40"/>
          </calcext:conditional-format>
          <calcext:conditional-format calcext:target-range-address="Sheet1.R41:Sheet1.R41">
            <calcext:condition calcext:apply-style-name="ConditionalStyle_1" calcext:value="=&quot;out of limits&quot;" calcext:base-cell-address="Sheet1.R41"/>
          </calcext:conditional-format>
          <calcext:conditional-format calcext:target-range-address="Sheet1.R42:Sheet1.R42">
            <calcext:condition calcext:apply-style-name="ConditionalStyle_1" calcext:value="=&quot;out of limits&quot;" calcext:base-cell-address="Sheet1.R42"/>
          </calcext:conditional-format>
          <calcext:conditional-format calcext:target-range-address="Sheet1.R43:Sheet1.R43">
            <calcext:condition calcext:apply-style-name="ConditionalStyle_1" calcext:value="=&quot;out of limits&quot;" calcext:base-cell-address="Sheet1.R43"/>
          </calcext:conditional-format>
          <calcext:conditional-format calcext:target-range-address="Sheet1.R44:Sheet1.R44">
            <calcext:condition calcext:apply-style-name="ConditionalStyle_1" calcext:value="=&quot;out of limits&quot;" calcext:base-cell-address="Sheet1.R44"/>
          </calcext:conditional-format>
          <calcext:conditional-format calcext:target-range-address="Sheet1.O45:Sheet1.O45">
            <calcext:condition calcext:apply-style-name="ConditionalStyle_1" calcext:value="=&quot;out of limits&quot;" calcext:base-cell-address="Sheet1.O45"/>
          </calcext:conditional-format>
          <calcext:conditional-format calcext:target-range-address="Sheet1.P45:Sheet1.P45">
            <calcext:condition calcext:apply-style-name="ConditionalStyle_1" calcext:value="=&quot;out of limits&quot;" calcext:base-cell-address="Sheet1.P45"/>
          </calcext:conditional-format>
          <calcext:conditional-format calcext:target-range-address="Sheet1.Q46:Sheet1.Q46">
            <calcext:condition calcext:apply-style-name="ConditionalStyle_1" calcext:value="=&quot;out of limits&quot;" calcext:base-cell-address="Sheet1.Q46"/>
          </calcext:conditional-format>
          <calcext:conditional-format calcext:target-range-address="Sheet1.R46:Sheet1.R46">
            <calcext:condition calcext:apply-style-name="ConditionalStyle_1" calcext:value="=&quot;out of limits&quot;" calcext:base-cell-address="Sheet1.R46"/>
          </calcext:conditional-format>
          <calcext:conditional-format calcext:target-range-address="Sheet1.O46:Sheet1.O46">
            <calcext:condition calcext:apply-style-name="ConditionalStyle_1" calcext:value="=&quot;out of limits&quot;" calcext:base-cell-address="Sheet1.O46"/>
          </calcext:conditional-format>
          <calcext:conditional-format calcext:target-range-address="Sheet1.P46:Sheet1.P46">
            <calcext:condition calcext:apply-style-name="ConditionalStyle_1" calcext:value="=&quot;out of limits&quot;" calcext:base-cell-address="Sheet1.P46"/>
          </calcext:conditional-format>
          <calcext:conditional-format calcext:target-range-address="Sheet1.O47:Sheet1.O47">
            <calcext:condition calcext:apply-style-name="ConditionalStyle_1" calcext:value="=&quot;out of limits&quot;" calcext:base-cell-address="Sheet1.O47"/>
          </calcext:conditional-format>
          <calcext:conditional-format calcext:target-range-address="Sheet1.P47:Sheet1.P47">
            <calcext:condition calcext:apply-style-name="ConditionalStyle_1" calcext:value="=&quot;out of limits&quot;" calcext:base-cell-address="Sheet1.P47"/>
          </calcext:conditional-format>
          <calcext:conditional-format calcext:target-range-address="Sheet1.O48:Sheet1.O48">
            <calcext:condition calcext:apply-style-name="ConditionalStyle_1" calcext:value="=&quot;out of limits&quot;" calcext:base-cell-address="Sheet1.O48"/>
          </calcext:conditional-format>
          <calcext:conditional-format calcext:target-range-address="Sheet1.P48:Sheet1.P48">
            <calcext:condition calcext:apply-style-name="ConditionalStyle_1" calcext:value="=&quot;out of limits&quot;" calcext:base-cell-address="Sheet1.P48"/>
          </calcext:conditional-format>
          <calcext:conditional-format calcext:target-range-address="Sheet1.O49:Sheet1.O49">
            <calcext:condition calcext:apply-style-name="ConditionalStyle_1" calcext:value="=&quot;out of limits&quot;" calcext:base-cell-address="Sheet1.O49"/>
          </calcext:conditional-format>
          <calcext:conditional-format calcext:target-range-address="Sheet1.P49:Sheet1.P49">
            <calcext:condition calcext:apply-style-name="ConditionalStyle_1" calcext:value="=&quot;out of limits&quot;" calcext:base-cell-address="Sheet1.P49"/>
          </calcext:conditional-format>
          <calcext:conditional-format calcext:target-range-address="Sheet1.Q50:Sheet1.Q50">
            <calcext:condition calcext:apply-style-name="ConditionalStyle_1" calcext:value="=&quot;out of limits&quot;" calcext:base-cell-address="Sheet1.Q50"/>
          </calcext:conditional-format>
          <calcext:conditional-format calcext:target-range-address="Sheet1.R50:Sheet1.R50">
            <calcext:condition calcext:apply-style-name="ConditionalStyle_1" calcext:value="=&quot;out of limits&quot;" calcext:base-cell-address="Sheet1.R50"/>
          </calcext:conditional-format>
          <calcext:conditional-format calcext:target-range-address="Sheet1.Q52:Sheet1.Q52">
            <calcext:condition calcext:apply-style-name="ConditionalStyle_1" calcext:value="=&quot;out of limits&quot;" calcext:base-cell-address="Sheet1.Q52"/>
          </calcext:conditional-format>
          <calcext:conditional-format calcext:target-range-address="Sheet1.R52:Sheet1.R52">
            <calcext:condition calcext:apply-style-name="ConditionalStyle_1" calcext:value="=&quot;out of limits&quot;" calcext:base-cell-address="Sheet1.R52"/>
          </calcext:conditional-format>
          <calcext:conditional-format calcext:target-range-address="Sheet1.O52:Sheet1.O52">
            <calcext:condition calcext:apply-style-name="ConditionalStyle_1" calcext:value="=&quot;out of limits&quot;" calcext:base-cell-address="Sheet1.O52"/>
          </calcext:conditional-format>
          <calcext:conditional-format calcext:target-range-address="Sheet1.P52:Sheet1.P52">
            <calcext:condition calcext:apply-style-name="ConditionalStyle_1" calcext:value="=&quot;out of limits&quot;" calcext:base-cell-address="Sheet1.P52"/>
          </calcext:conditional-format>
          <calcext:conditional-format calcext:target-range-address="Sheet1.O53:Sheet1.O53">
            <calcext:condition calcext:apply-style-name="ConditionalStyle_1" calcext:value="=&quot;out of limits&quot;" calcext:base-cell-address="Sheet1.O53"/>
          </calcext:conditional-format>
          <calcext:conditional-format calcext:target-range-address="Sheet1.P53:Sheet1.P53">
            <calcext:condition calcext:apply-style-name="ConditionalStyle_1" calcext:value="=&quot;out of limits&quot;" calcext:base-cell-address="Sheet1.P53"/>
          </calcext:conditional-format>
          <calcext:conditional-format calcext:target-range-address="Sheet1.Q54:Sheet1.Q54">
            <calcext:condition calcext:apply-style-name="ConditionalStyle_1" calcext:value="=&quot;out of limits&quot;" calcext:base-cell-address="Sheet1.Q54"/>
          </calcext:conditional-format>
          <calcext:conditional-format calcext:target-range-address="Sheet1.R54:Sheet1.R54">
            <calcext:condition calcext:apply-style-name="ConditionalStyle_1" calcext:value="=&quot;out of limits&quot;" calcext:base-cell-address="Sheet1.R54"/>
          </calcext:conditional-format>
          <calcext:conditional-format calcext:target-range-address="Sheet1.O54:Sheet1.O54">
            <calcext:condition calcext:apply-style-name="ConditionalStyle_1" calcext:value="=&quot;out of limits&quot;" calcext:base-cell-address="Sheet1.O54"/>
          </calcext:conditional-format>
          <calcext:conditional-format calcext:target-range-address="Sheet1.P54:Sheet1.P54">
            <calcext:condition calcext:apply-style-name="ConditionalStyle_1" calcext:value="=&quot;out of limits&quot;" calcext:base-cell-address="Sheet1.P54"/>
          </calcext:conditional-format>
          <calcext:conditional-format calcext:target-range-address="Sheet1.Q55:Sheet1.Q55">
            <calcext:condition calcext:apply-style-name="ConditionalStyle_1" calcext:value="=&quot;out of limits&quot;" calcext:base-cell-address="Sheet1.Q55"/>
          </calcext:conditional-format>
          <calcext:conditional-format calcext:target-range-address="Sheet1.R55:Sheet1.R55">
            <calcext:condition calcext:apply-style-name="ConditionalStyle_1" calcext:value="=&quot;out of limits&quot;" calcext:base-cell-address="Sheet1.R55"/>
          </calcext:conditional-format>
          <calcext:conditional-format calcext:target-range-address="Sheet1.O55:Sheet1.O55">
            <calcext:condition calcext:apply-style-name="ConditionalStyle_1" calcext:value="=&quot;out of limits&quot;" calcext:base-cell-address="Sheet1.O55"/>
          </calcext:conditional-format>
          <calcext:conditional-format calcext:target-range-address="Sheet1.P55:Sheet1.P55">
            <calcext:condition calcext:apply-style-name="ConditionalStyle_1" calcext:value="=&quot;out of limits&quot;" calcext:base-cell-address="Sheet1.P55"/>
          </calcext:conditional-format>
          <calcext:conditional-format calcext:target-range-address="Sheet1.L11:Sheet1.L11">
            <calcext:condition calcext:apply-style-name="ConditionalStyle_1" calcext:value="=&quot;out of limits&quot;" calcext:base-cell-address="Sheet1.L11"/>
          </calcext:conditional-format>
          <calcext:conditional-format calcext:target-range-address="Sheet1.L11:Sheet1.L11">
            <calcext:condition calcext:apply-style-name="ConditionalStyle_1" calcext:value="=&quot;out of limits&quot;" calcext:base-cell-address="Sheet1.L11"/>
          </calcext:conditional-format>
          <calcext:conditional-format calcext:target-range-address="Sheet1.H7:Sheet1.H7">
            <calcext:condition calcext:apply-style-name="ConditionalStyle_1" calcext:value="=&quot;out of limits&quot;" calcext:base-cell-address="Sheet1.H7"/>
          </calcext:conditional-format>
          <calcext:conditional-format calcext:target-range-address="Sheet1.H13:Sheet1.J13">
            <calcext:condition calcext:apply-style-name="ConditionalStyle_1" calcext:value="=&quot;out of limits&quot;" calcext:base-cell-address="Sheet1.H13"/>
          </calcext:conditional-format>
          <calcext:conditional-format calcext:target-range-address="Sheet1.H14:Sheet1.J14">
            <calcext:condition calcext:apply-style-name="ConditionalStyle_1" calcext:value="=&quot;out of limits&quot;" calcext:base-cell-address="Sheet1.H14"/>
          </calcext:conditional-format>
          <calcext:conditional-format calcext:target-range-address="Sheet1.H15:Sheet1.J15">
            <calcext:condition calcext:apply-style-name="ConditionalStyle_1" calcext:value="=&quot;out of limits&quot;" calcext:base-cell-address="Sheet1.H15"/>
          </calcext:conditional-format>
          <calcext:conditional-format calcext:target-range-address="Sheet1.H16:Sheet1.J16">
            <calcext:condition calcext:apply-style-name="ConditionalStyle_1" calcext:value="=&quot;out of limits&quot;" calcext:base-cell-address="Sheet1.H16"/>
          </calcext:conditional-format>
          <calcext:conditional-format calcext:target-range-address="Sheet1.H18:Sheet1.J18">
            <calcext:condition calcext:apply-style-name="ConditionalStyle_1" calcext:value="=&quot;out of limits&quot;" calcext:base-cell-address="Sheet1.H18"/>
          </calcext:conditional-format>
          <calcext:conditional-format calcext:target-range-address="Sheet1.H21:Sheet1.J21">
            <calcext:condition calcext:apply-style-name="ConditionalStyle_1" calcext:value="=&quot;out of limits&quot;" calcext:base-cell-address="Sheet1.H21"/>
          </calcext:conditional-format>
          <calcext:conditional-format calcext:target-range-address="Sheet1.H27:Sheet1.J27">
            <calcext:condition calcext:apply-style-name="ConditionalStyle_1" calcext:value="=&quot;out of limits&quot;" calcext:base-cell-address="Sheet1.H27"/>
          </calcext:conditional-format>
          <calcext:conditional-format calcext:target-range-address="Sheet1.G7:Sheet1.G8">
            <calcext:condition calcext:apply-style-name="ConditionalStyle_1" calcext:value="=&quot;out of limits&quot;" calcext:base-cell-address="Sheet1.G7"/>
          </calcext:conditional-format>
          <calcext:conditional-format calcext:target-range-address="Sheet1.G11:Sheet1.G11">
            <calcext:condition calcext:apply-style-name="ConditionalStyle_1" calcext:value="=&quot;out of limits&quot;" calcext:base-cell-address="Sheet1.G11"/>
          </calcext:conditional-format>
          <calcext:conditional-format calcext:target-range-address="Sheet1.G13:Sheet1.G13">
            <calcext:condition calcext:apply-style-name="ConditionalStyle_1" calcext:value="=&quot;out of limits&quot;" calcext:base-cell-address="Sheet1.G13"/>
          </calcext:conditional-format>
          <calcext:conditional-format calcext:target-range-address="Sheet1.G14:Sheet1.G14">
            <calcext:condition calcext:apply-style-name="ConditionalStyle_1" calcext:value="=&quot;out of limits&quot;" calcext:base-cell-address="Sheet1.G14"/>
          </calcext:conditional-format>
          <calcext:conditional-format calcext:target-range-address="Sheet1.G15:Sheet1.G15">
            <calcext:condition calcext:apply-style-name="ConditionalStyle_1" calcext:value="=&quot;out of limits&quot;" calcext:base-cell-address="Sheet1.G15"/>
          </calcext:conditional-format>
          <calcext:conditional-format calcext:target-range-address="Sheet1.G16:Sheet1.G16">
            <calcext:condition calcext:apply-style-name="ConditionalStyle_1" calcext:value="=&quot;out of limits&quot;" calcext:base-cell-address="Sheet1.G16"/>
          </calcext:conditional-format>
          <calcext:conditional-format calcext:target-range-address="Sheet1.G18:Sheet1.G18">
            <calcext:condition calcext:apply-style-name="ConditionalStyle_1" calcext:value="=&quot;out of limits&quot;" calcext:base-cell-address="Sheet1.G18"/>
          </calcext:conditional-format>
          <calcext:conditional-format calcext:target-range-address="Sheet1.G21:Sheet1.G21">
            <calcext:condition calcext:apply-style-name="ConditionalStyle_1" calcext:value="=&quot;out of limits&quot;" calcext:base-cell-address="Sheet1.G21"/>
          </calcext:conditional-format>
          <calcext:conditional-format calcext:target-range-address="Sheet1.G27:Sheet1.G27">
            <calcext:condition calcext:apply-style-name="ConditionalStyle_1" calcext:value="=&quot;out of limits&quot;" calcext:base-cell-address="Sheet1.G27"/>
          </calcext:conditional-format>
          <calcext:conditional-format calcext:target-range-address="Sheet1.A22:Sheet1.A22">
            <calcext:condition calcext:apply-style-name="ConditionalStyle_1" calcext:value="=&quot;out of limits&quot;" calcext:base-cell-address="Sheet1.A22"/>
          </calcext:conditional-format>
          <calcext:conditional-format calcext:target-range-address="Sheet1.D22:Sheet1.D22">
            <calcext:condition calcext:apply-style-name="ConditionalStyle_1" calcext:value="=&quot;out of limits&quot;" calcext:base-cell-address="Sheet1.D22"/>
          </calcext:conditional-format>
          <calcext:conditional-format calcext:target-range-address="Sheet1.E22:Sheet1.E22">
            <calcext:condition calcext:apply-style-name="ConditionalStyle_1" calcext:value="=&quot;out of limits&quot;" calcext:base-cell-address="Sheet1.E22"/>
          </calcext:conditional-format>
          <calcext:conditional-format calcext:target-range-address="Sheet1.F22:Sheet1.F22">
            <calcext:condition calcext:apply-style-name="ConditionalStyle_1" calcext:value="=&quot;out of limits&quot;" calcext:base-cell-address="Sheet1.F22"/>
          </calcext:conditional-format>
          <calcext:conditional-format calcext:target-range-address="Sheet1.G22:Sheet1.G22">
            <calcext:condition calcext:apply-style-name="ConditionalStyle_1" calcext:value="=&quot;out of limits&quot;" calcext:base-cell-address="Sheet1.G22"/>
          </calcext:conditional-format>
          <calcext:conditional-format calcext:target-range-address="Sheet1.H22:Sheet1.H22">
            <calcext:condition calcext:apply-style-name="ConditionalStyle_1" calcext:value="=&quot;out of limits&quot;" calcext:base-cell-address="Sheet1.H22"/>
          </calcext:conditional-format>
          <calcext:conditional-format calcext:target-range-address="Sheet1.I22:Sheet1.I22">
            <calcext:condition calcext:apply-style-name="ConditionalStyle_1" calcext:value="=&quot;out of limits&quot;" calcext:base-cell-address="Sheet1.I22"/>
          </calcext:conditional-format>
          <calcext:conditional-format calcext:target-range-address="Sheet1.J22:Sheet1.J22">
            <calcext:condition calcext:apply-style-name="ConditionalStyle_1" calcext:value="=&quot;out of limits&quot;" calcext:base-cell-address="Sheet1.J22"/>
          </calcext:conditional-format>
          <calcext:conditional-format calcext:target-range-address="Sheet1.K22:Sheet1.K22">
            <calcext:condition calcext:apply-style-name="ConditionalStyle_1" calcext:value="=&quot;out of limits&quot;" calcext:base-cell-address="Sheet1.K22"/>
          </calcext:conditional-format>
          <calcext:conditional-format calcext:target-range-address="Sheet1.L22:Sheet1.L22">
            <calcext:condition calcext:apply-style-name="ConditionalStyle_1" calcext:value="=&quot;out of limits&quot;" calcext:base-cell-address="Sheet1.L22"/>
          </calcext:conditional-format>
          <calcext:conditional-format calcext:target-range-address="Sheet1.M22:Sheet1.M22">
            <calcext:condition calcext:apply-style-name="ConditionalStyle_1" calcext:value="=&quot;out of limits&quot;" calcext:base-cell-address="Sheet1.M22"/>
          </calcext:conditional-format>
          <calcext:conditional-format calcext:target-range-address="Sheet1.N22:Sheet1.N22">
            <calcext:condition calcext:apply-style-name="ConditionalStyle_1" calcext:value="=&quot;out of limits&quot;" calcext:base-cell-address="Sheet1.N22"/>
          </calcext:conditional-format>
          <calcext:conditional-format calcext:target-range-address="Sheet1.O22:Sheet1.O22">
            <calcext:condition calcext:apply-style-name="ConditionalStyle_1" calcext:value="=&quot;out of limits&quot;" calcext:base-cell-address="Sheet1.O22"/>
          </calcext:conditional-format>
          <calcext:conditional-format calcext:target-range-address="Sheet1.P22:Sheet1.P22">
            <calcext:condition calcext:apply-style-name="ConditionalStyle_1" calcext:value="=&quot;out of limits&quot;" calcext:base-cell-address="Sheet1.P22"/>
          </calcext:conditional-format>
          <calcext:conditional-format calcext:target-range-address="Sheet1.Q22:Sheet1.Q22">
            <calcext:condition calcext:apply-style-name="ConditionalStyle_1" calcext:value="=&quot;out of limits&quot;" calcext:base-cell-address="Sheet1.Q22"/>
          </calcext:conditional-format>
          <calcext:conditional-format calcext:target-range-address="Sheet1.R22:Sheet1.R22">
            <calcext:condition calcext:apply-style-name="ConditionalStyle_1" calcext:value="=&quot;out of limits&quot;" calcext:base-cell-address="Sheet1.R22"/>
          </calcext:conditional-format>
          <calcext:conditional-format calcext:target-range-address="Sheet1.S22:Sheet1.S22">
            <calcext:condition calcext:apply-style-name="ConditionalStyle_1" calcext:value="=&quot;out of limits&quot;" calcext:base-cell-address="Sheet1.S22"/>
          </calcext:conditional-format>
          <calcext:conditional-format calcext:target-range-address="Sheet1.AN11:Sheet1.AN11">
            <calcext:condition calcext:apply-style-name="ConditionalStyle_1" calcext:value="=&quot;out of limits&quot;" calcext:base-cell-address="Sheet1.AN11"/>
          </calcext:conditional-format>
          <calcext:conditional-format calcext:target-range-address="Sheet1.AN55:Sheet1.AN55">
            <calcext:condition calcext:apply-style-name="ConditionalStyle_1" calcext:value="=&quot;out of limits&quot;" calcext:base-cell-address="Sheet1.AN55"/>
          </calcext:conditional-format>
          <calcext:conditional-format calcext:target-range-address="Sheet1.AN54:Sheet1.AN54">
            <calcext:condition calcext:apply-style-name="ConditionalStyle_1" calcext:value="=&quot;out of limits&quot;" calcext:base-cell-address="Sheet1.AN54"/>
          </calcext:conditional-format>
          <calcext:conditional-format calcext:target-range-address="Sheet1.AN52:Sheet1.AN52">
            <calcext:condition calcext:apply-style-name="ConditionalStyle_1" calcext:value="=&quot;out of limits&quot;" calcext:base-cell-address="Sheet1.AN52"/>
          </calcext:conditional-format>
          <calcext:conditional-format calcext:target-range-address="Sheet1.AN43:Sheet1.AN43">
            <calcext:condition calcext:apply-style-name="ConditionalStyle_1" calcext:value="=&quot;out of limits&quot;" calcext:base-cell-address="Sheet1.AN43"/>
          </calcext:conditional-format>
          <calcext:conditional-format calcext:target-range-address="Sheet1.AN42:Sheet1.AN42">
            <calcext:condition calcext:apply-style-name="ConditionalStyle_1" calcext:value="=&quot;out of limits&quot;" calcext:base-cell-address="Sheet1.AN42"/>
          </calcext:conditional-format>
          <calcext:conditional-format calcext:target-range-address="Sheet1.AN18:Sheet1.AN18">
            <calcext:condition calcext:apply-style-name="ConditionalStyle_1" calcext:value="=&quot;out of limits&quot;" calcext:base-cell-address="Sheet1.AN18"/>
          </calcext:conditional-format>
          <calcext:conditional-format calcext:target-range-address="Sheet1.AN20:Sheet1.AN20">
            <calcext:condition calcext:apply-style-name="ConditionalStyle_1" calcext:value="=&quot;out of limits&quot;" calcext:base-cell-address="Sheet1.AN20"/>
          </calcext:conditional-format>
          <calcext:conditional-format calcext:target-range-address="Sheet1.AN21:Sheet1.AN21">
            <calcext:condition calcext:apply-style-name="ConditionalStyle_1" calcext:value="=&quot;out of limits&quot;" calcext:base-cell-address="Sheet1.AN21"/>
          </calcext:conditional-format>
          <calcext:conditional-format calcext:target-range-address="Sheet1.AN25:Sheet1.AN25">
            <calcext:condition calcext:apply-style-name="ConditionalStyle_1" calcext:value="=&quot;out of limits&quot;" calcext:base-cell-address="Sheet1.AN25"/>
          </calcext:conditional-format>
          <calcext:conditional-format calcext:target-range-address="Sheet1.AN26:Sheet1.AN26">
            <calcext:condition calcext:apply-style-name="ConditionalStyle_1" calcext:value="=&quot;out of limits&quot;" calcext:base-cell-address="Sheet1.AN26"/>
          </calcext:conditional-format>
          <calcext:conditional-format calcext:target-range-address="Sheet1.AN32:Sheet1.AN32">
            <calcext:condition calcext:apply-style-name="ConditionalStyle_1" calcext:value="=&quot;out of limits&quot;" calcext:base-cell-address="Sheet1.AN32"/>
          </calcext:conditional-format>
          <calcext:conditional-format calcext:target-range-address="Sheet1.AN53:Sheet1.AN53">
            <calcext:condition calcext:apply-style-name="ConditionalStyle_1" calcext:value="=&quot;out of limits&quot;" calcext:base-cell-address="Sheet1.AN53"/>
          </calcext:conditional-format>
          <calcext:conditional-format calcext:target-range-address="Sheet1.AN56:Sheet1.AN56">
            <calcext:condition calcext:apply-style-name="ConditionalStyle_1" calcext:value="=&quot;out of limits&quot;" calcext:base-cell-address="Sheet1.AN56"/>
          </calcext:conditional-format>
          <calcext:conditional-format calcext:target-range-address="Sheet1.AO52:Sheet1.AO52">
            <calcext:condition calcext:apply-style-name="ConditionalStyle_1" calcext:value="=&quot;out of limits&quot;" calcext:base-cell-address="Sheet1.AO52"/>
          </calcext:conditional-format>
          <calcext:conditional-format calcext:target-range-address="Sheet1.AO55:Sheet1.AO55">
            <calcext:condition calcext:apply-style-name="ConditionalStyle_1" calcext:value="=&quot;out of limits&quot;" calcext:base-cell-address="Sheet1.AO55"/>
          </calcext:conditional-format>
          <calcext:conditional-format calcext:target-range-address="Sheet1.AO56:Sheet1.AO56">
            <calcext:condition calcext:apply-style-name="ConditionalStyle_1" calcext:value="=&quot;out of limits&quot;" calcext:base-cell-address="Sheet1.AO56"/>
          </calcext:conditional-format>
          <calcext:conditional-format calcext:target-range-address="Sheet1.AN22:Sheet1.AN22">
            <calcext:condition calcext:apply-style-name="ConditionalStyle_1" calcext:value="=&quot;out of limits&quot;" calcext:base-cell-address="Sheet1.AN22"/>
          </calcext:conditional-format>
          <calcext:conditional-format calcext:target-range-address="Sheet1.AO22:Sheet1.AO22">
            <calcext:condition calcext:apply-style-name="ConditionalStyle_1" calcext:value="=&quot;out of limits&quot;" calcext:base-cell-address="Sheet1.AO22"/>
          </calcext:conditional-format>
          <calcext:conditional-format calcext:target-range-address="Sheet1.C16:Sheet1.C16 Sheet1.B14:Sheet1.C14 Sheet1.B22:Sheet1.C22 Sheet1.B16:Sheet1.B16">
            <calcext:condition calcext:apply-style-name="cf1" calcext:value="=&quot;out of limits&quot;" calcext:base-cell-address="Sheet1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1" svg:font-family="'Liberation Serif'"/>
    <style:font-face style:name="Calibri" svg:font-family="Calibri" style:font-family-generic="swiss"/>
    <style:font-face style:name="Liberation Mono" svg:font-family="'Liberation Mono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6" loext:min-decimal-places="6" number:min-integer-digits="1" number:grouping="true"/>
    </number:number-style>
    <number:number-style style:name="N129">
      <number:number number:decimal-places="7" loext:min-decimal-places="7" number:min-integer-digits="1" number:grouping="true"/>
    </number:number-style>
    <number:number-style style:name="N130">
      <number:number number:decimal-places="8" loext:min-decimal-places="8" number:min-integer-digits="1" number:grouping="true"/>
    </number:number-style>
    <number:number-style style:name="N131">
      <number:number number:decimal-places="9" loext:min-decimal-places="9" number:min-integer-digits="1" number:grouping="true"/>
    </number:number-style>
    <number:number-style style:name="N132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33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34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35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36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ext-properties fo:color="#000000" style:font-name="Calibri1" fo:font-family="Calibri" style:font-name-complex="Calibri1" style:font-family-complex="Calibri"/>
    </style:style>
    <style:style style:name="cf1" style:family="table-cell" style:parent-style-name="Default"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11:50:34.803401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1T17:48:08.783926160</meta:creation-date>
    <dc:date>2020-03-22T12:10:53.891545498</dc:date>
    <meta:editing-duration>P2DT13H18M35S</meta:editing-duration>
    <meta:editing-cycles>298</meta:editing-cycles>
    <meta:generator>LibreOffice/6.0.7.3$Linux_X86_64 LibreOffice_project/00m0$Build-3</meta:generator>
    <meta:document-statistic meta:table-count="1" meta:cell-count="2018" meta:object-count="0"/>
  </office:meta>
</office:document-meta>
</file>